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16"/>
    <style:style style:name="ce2" style:family="table-cell" style:parent-style-name="Default" style:data-style-name="N5116">
      <style:text-properties fo:color="#ff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float" office:value="-22.8">
            <text:p>-22.8</text:p>
          </table:table-cell>
          <table:table-cell office:value-type="float" office:value="0.1">
            <text:p>0.1</text:p>
          </table:table-cell>
          <table:table-cell table:formula="of:=0.002*[.B1]+30*[.D1]" office:value-type="float" office:value="3.0564">
            <text:p>3.1</text:p>
          </table:table-cell>
          <table:table-cell table:formula="of:=SUBSTITUTE( CONCATENATE(TEXT([.A1];&quot;0&quot;);&quot; &amp; &quot;;TEXT([.C1];&quot;0.0&quot;);&quot; &amp; &quot;;TEXT([.B1];&quot;0.0&quot;); &quot; $\pm$  &quot;;TEXT([.E1];&quot;0.0&quot;);&quot; \\ &quot;);&quot;,&quot;;&quot;.&quot;)" office:value-type="string" office:string-value="0 &amp; -22.8 &amp; 28.2 $\pm$  3.1 \\ ">
            <text:p>0 &amp; -22.8 &amp; 28.2 $\pm$ <text:s/>3.1 \\ 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4">
            <text:p>30.4</text:p>
          </table:table-cell>
          <table:table-cell office:value-type="float" office:value="-22.6">
            <text:p>-22.6</text:p>
          </table:table-cell>
          <table:table-cell office:value-type="float" office:value="0.1">
            <text:p>0.1</text:p>
          </table:table-cell>
          <table:table-cell table:formula="of:=0.002*[.B2]+30*[.D2]" office:value-type="float" office:value="3.0608">
            <text:p>3.1</text:p>
          </table:table-cell>
          <table:table-cell table:formula="of:=SUBSTITUTE( CONCATENATE(TEXT([.A2];&quot;0&quot;);&quot; &amp; &quot;;TEXT([.C2];&quot;0.0&quot;);&quot; &amp; &quot;;TEXT([.B2];&quot;0.0&quot;); &quot; $\pm$  &quot;;TEXT([.E2];&quot;0.0&quot;);&quot; \\ &quot;);&quot;,&quot;;&quot;.&quot;)" office:value-type="string" office:string-value="5 &amp; -22.6 &amp; 30.4 $\pm$  3.1 \\ ">
            <text:p>5 &amp; -22.6 &amp; 30.4 $\pm$ <text:s/>3.1 \\ 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2">
            <text:p>29.2</text:p>
          </table:table-cell>
          <table:table-cell office:value-type="float" office:value="-22.4">
            <text:p>-22.4</text:p>
          </table:table-cell>
          <table:table-cell office:value-type="float" office:value="0.1">
            <text:p>0.1</text:p>
          </table:table-cell>
          <table:table-cell table:formula="of:=0.002*[.B3]+30*[.D3]" office:value-type="float" office:value="3.0584">
            <text:p>3.1</text:p>
          </table:table-cell>
          <table:table-cell table:formula="of:=SUBSTITUTE( CONCATENATE(TEXT([.A3];&quot;0&quot;);&quot; &amp; &quot;;TEXT([.C3];&quot;0.0&quot;);&quot; &amp; &quot;;TEXT([.B3];&quot;0.0&quot;); &quot; $\pm$  &quot;;TEXT([.E3];&quot;0.0&quot;);&quot; \\ &quot;);&quot;,&quot;;&quot;.&quot;)" office:value-type="string" office:string-value="10 &amp; -22.4 &amp; 29.2 $\pm$  3.1 \\ ">
            <text:p>10 &amp; -22.4 &amp; 29.2 $\pm$ <text:s/>3.1 \\ 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.8">
            <text:p>29.8</text:p>
          </table:table-cell>
          <table:table-cell office:value-type="float" office:value="-22.2">
            <text:p>-22.2</text:p>
          </table:table-cell>
          <table:table-cell office:value-type="float" office:value="0.1">
            <text:p>0.1</text:p>
          </table:table-cell>
          <table:table-cell table:formula="of:=0.002*[.B4]+30*[.D4]" office:value-type="float" office:value="3.0596">
            <text:p>3.1</text:p>
          </table:table-cell>
          <table:table-cell table:formula="of:=SUBSTITUTE( CONCATENATE(TEXT([.A4];&quot;0&quot;);&quot; &amp; &quot;;TEXT([.C4];&quot;0.0&quot;);&quot; &amp; &quot;;TEXT([.B4];&quot;0.0&quot;); &quot; $\pm$  &quot;;TEXT([.E4];&quot;0.0&quot;);&quot; \\ &quot;);&quot;,&quot;;&quot;.&quot;)" office:value-type="string" office:string-value="15 &amp; -22.2 &amp; 29.8 $\pm$  3.1 \\ ">
            <text:p>15 &amp; -22.2 &amp; 29.8 $\pm$ <text:s/>3.1 \\ 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.4">
            <text:p>32.4</text:p>
          </table:table-cell>
          <table:table-cell office:value-type="float" office:value="-22">
            <text:p>-22.0</text:p>
          </table:table-cell>
          <table:table-cell office:value-type="float" office:value="0.1">
            <text:p>0.1</text:p>
          </table:table-cell>
          <table:table-cell table:formula="of:=0.002*[.B5]+30*[.D5]" office:value-type="float" office:value="3.0648">
            <text:p>3.1</text:p>
          </table:table-cell>
          <table:table-cell table:formula="of:=SUBSTITUTE( CONCATENATE(TEXT([.A5];&quot;0&quot;);&quot; &amp; &quot;;TEXT([.C5];&quot;0.0&quot;);&quot; &amp; &quot;;TEXT([.B5];&quot;0.0&quot;); &quot; $\pm$  &quot;;TEXT([.E5];&quot;0.0&quot;);&quot; \\ &quot;);&quot;,&quot;;&quot;.&quot;)" office:value-type="string" office:string-value="20 &amp; -22.0 &amp; 32.4 $\pm$  3.1 \\ ">
            <text:p>20 &amp; -22.0 &amp; 32.4 $\pm$ <text:s/>3.1 \\ 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.1">
            <text:p>31.1</text:p>
          </table:table-cell>
          <table:table-cell office:value-type="float" office:value="-21.8">
            <text:p>-21.8</text:p>
          </table:table-cell>
          <table:table-cell office:value-type="float" office:value="0.1">
            <text:p>0.1</text:p>
          </table:table-cell>
          <table:table-cell table:formula="of:=0.002*[.B6]+30*[.D6]" office:value-type="float" office:value="3.0622">
            <text:p>3.1</text:p>
          </table:table-cell>
          <table:table-cell table:formula="of:=SUBSTITUTE( CONCATENATE(TEXT([.A6];&quot;0&quot;);&quot; &amp; &quot;;TEXT([.C6];&quot;0.0&quot;);&quot; &amp; &quot;;TEXT([.B6];&quot;0.0&quot;); &quot; $\pm$  &quot;;TEXT([.E6];&quot;0.0&quot;);&quot; \\ &quot;);&quot;,&quot;;&quot;.&quot;)" office:value-type="string" office:string-value="25 &amp; -21.8 &amp; 31.1 $\pm$  3.1 \\ ">
            <text:p>25 &amp; -21.8 &amp; 31.1 $\pm$ <text:s/>3.1 \\ 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.4">
            <text:p>35.4</text:p>
          </table:table-cell>
          <table:table-cell office:value-type="float" office:value="-21.6">
            <text:p>-21.6</text:p>
          </table:table-cell>
          <table:table-cell office:value-type="float" office:value="0.1">
            <text:p>0.1</text:p>
          </table:table-cell>
          <table:table-cell table:formula="of:=0.002*[.B7]+30*[.D7]" office:value-type="float" office:value="3.0708">
            <text:p>3.1</text:p>
          </table:table-cell>
          <table:table-cell table:formula="of:=SUBSTITUTE( CONCATENATE(TEXT([.A7];&quot;0&quot;);&quot; &amp; &quot;;TEXT([.C7];&quot;0.0&quot;);&quot; &amp; &quot;;TEXT([.B7];&quot;0.0&quot;); &quot; $\pm$  &quot;;TEXT([.E7];&quot;0.0&quot;);&quot; \\ &quot;);&quot;,&quot;;&quot;.&quot;)" office:value-type="string" office:string-value="30 &amp; -21.6 &amp; 35.4 $\pm$  3.1 \\ ">
            <text:p>30 &amp; -21.6 &amp; 35.4 $\pm$ <text:s/>3.1 \\ 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.5">
            <text:p>37.5</text:p>
          </table:table-cell>
          <table:table-cell office:value-type="float" office:value="-21.4">
            <text:p>-21.4</text:p>
          </table:table-cell>
          <table:table-cell office:value-type="float" office:value="0.1">
            <text:p>0.1</text:p>
          </table:table-cell>
          <table:table-cell table:formula="of:=0.002*[.B8]+30*[.D8]" office:value-type="float" office:value="3.075">
            <text:p>3.1</text:p>
          </table:table-cell>
          <table:table-cell table:formula="of:=SUBSTITUTE( CONCATENATE(TEXT([.A8];&quot;0&quot;);&quot; &amp; &quot;;TEXT([.C8];&quot;0.0&quot;);&quot; &amp; &quot;;TEXT([.B8];&quot;0.0&quot;); &quot; $\pm$  &quot;;TEXT([.E8];&quot;0.0&quot;);&quot; \\ &quot;);&quot;,&quot;;&quot;.&quot;)" office:value-type="string" office:string-value="35 &amp; -21.4 &amp; 37.5 $\pm$  3.1 \\ ">
            <text:p>35 &amp; -21.4 &amp; 37.5 $\pm$ <text:s/>3.1 \\ 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.6">
            <text:p>38.6</text:p>
          </table:table-cell>
          <table:table-cell office:value-type="float" office:value="-21.2">
            <text:p>-21.2</text:p>
          </table:table-cell>
          <table:table-cell office:value-type="float" office:value="0.1">
            <text:p>0.1</text:p>
          </table:table-cell>
          <table:table-cell table:formula="of:=0.002*[.B9]+30*[.D9]" office:value-type="float" office:value="3.0772">
            <text:p>3.1</text:p>
          </table:table-cell>
          <table:table-cell table:formula="of:=SUBSTITUTE( CONCATENATE(TEXT([.A9];&quot;0&quot;);&quot; &amp; &quot;;TEXT([.C9];&quot;0.0&quot;);&quot; &amp; &quot;;TEXT([.B9];&quot;0.0&quot;); &quot; $\pm$  &quot;;TEXT([.E9];&quot;0.0&quot;);&quot; \\ &quot;);&quot;,&quot;;&quot;.&quot;)" office:value-type="string" office:string-value="40 &amp; -21.2 &amp; 38.6 $\pm$  3.1 \\ ">
            <text:p>40 &amp; -21.2 &amp; 38.6 $\pm$ <text:s/>3.1 \\ 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42">
            <text:p>42.0</text:p>
          </table:table-cell>
          <table:table-cell office:value-type="float" office:value="-21">
            <text:p>-21.0</text:p>
          </table:table-cell>
          <table:table-cell office:value-type="float" office:value="0.1">
            <text:p>0.1</text:p>
          </table:table-cell>
          <table:table-cell table:formula="of:=0.002*[.B10]+30*[.D10]" office:value-type="float" office:value="3.084">
            <text:p>3.1</text:p>
          </table:table-cell>
          <table:table-cell table:formula="of:=SUBSTITUTE( CONCATENATE(TEXT([.A10];&quot;0&quot;);&quot; &amp; &quot;;TEXT([.C10];&quot;0.0&quot;);&quot; &amp; &quot;;TEXT([.B10];&quot;0.0&quot;); &quot; $\pm$  &quot;;TEXT([.E10];&quot;0.0&quot;);&quot; \\ &quot;);&quot;,&quot;;&quot;.&quot;)" office:value-type="string" office:string-value="45 &amp; -21.0 &amp; 42.0 $\pm$  3.1 \\ ">
            <text:p>45 &amp; -21.0 &amp; 42.0 $\pm$ <text:s/>3.1 \\ 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">
            <text:p>42.0</text:p>
          </table:table-cell>
          <table:table-cell office:value-type="float" office:value="-20.8">
            <text:p>-20.8</text:p>
          </table:table-cell>
          <table:table-cell office:value-type="float" office:value="0.1">
            <text:p>0.1</text:p>
          </table:table-cell>
          <table:table-cell table:formula="of:=0.002*[.B11]+30*[.D11]" office:value-type="float" office:value="3.084">
            <text:p>3.1</text:p>
          </table:table-cell>
          <table:table-cell table:formula="of:=SUBSTITUTE( CONCATENATE(TEXT([.A11];&quot;0&quot;);&quot; &amp; &quot;;TEXT([.C11];&quot;0.0&quot;);&quot; &amp; &quot;;TEXT([.B11];&quot;0.0&quot;); &quot; $\pm$  &quot;;TEXT([.E11];&quot;0.0&quot;);&quot; \\ &quot;);&quot;,&quot;;&quot;.&quot;)" office:value-type="string" office:string-value="50 &amp; -20.8 &amp; 42.0 $\pm$  3.1 \\ ">
            <text:p>50 &amp; -20.8 &amp; 42.0 $\pm$ <text:s/>3.1 \\ 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.8">
            <text:p>39.8</text:p>
          </table:table-cell>
          <table:table-cell office:value-type="float" office:value="-20.6">
            <text:p>-20.6</text:p>
          </table:table-cell>
          <table:table-cell office:value-type="float" office:value="0.1">
            <text:p>0.1</text:p>
          </table:table-cell>
          <table:table-cell table:formula="of:=0.002*[.B12]+30*[.D12]" office:value-type="float" office:value="3.0796">
            <text:p>3.1</text:p>
          </table:table-cell>
          <table:table-cell table:formula="of:=SUBSTITUTE( CONCATENATE(TEXT([.A12];&quot;0&quot;);&quot; &amp; &quot;;TEXT([.C12];&quot;0.0&quot;);&quot; &amp; &quot;;TEXT([.B12];&quot;0.0&quot;); &quot; $\pm$  &quot;;TEXT([.E12];&quot;0.0&quot;);&quot; \\ &quot;);&quot;,&quot;;&quot;.&quot;)" office:value-type="string" office:string-value="55 &amp; -20.6 &amp; 39.8 $\pm$  3.1 \\ ">
            <text:p>55 &amp; -20.6 &amp; 39.8 $\pm$ <text:s/>3.1 \\ 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">
            <text:p>38.0</text:p>
          </table:table-cell>
          <table:table-cell office:value-type="float" office:value="-20.4">
            <text:p>-20.4</text:p>
          </table:table-cell>
          <table:table-cell office:value-type="float" office:value="0.1">
            <text:p>0.1</text:p>
          </table:table-cell>
          <table:table-cell table:formula="of:=0.002*[.B13]+30*[.D13]" office:value-type="float" office:value="3.076">
            <text:p>3.1</text:p>
          </table:table-cell>
          <table:table-cell table:formula="of:=SUBSTITUTE( CONCATENATE(TEXT([.A13];&quot;0&quot;);&quot; &amp; &quot;;TEXT([.C13];&quot;0.0&quot;);&quot; &amp; &quot;;TEXT([.B13];&quot;0.0&quot;); &quot; $\pm$  &quot;;TEXT([.E13];&quot;0.0&quot;);&quot; \\ &quot;);&quot;,&quot;;&quot;.&quot;)" office:value-type="string" office:string-value="60 &amp; -20.4 &amp; 38.0 $\pm$  3.1 \\ ">
            <text:p>60 &amp; -20.4 &amp; 38.0 $\pm$ <text:s/>3.1 \\ 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.8">
            <text:p>38.8</text:p>
          </table:table-cell>
          <table:table-cell office:value-type="float" office:value="-20.2">
            <text:p>-20.2</text:p>
          </table:table-cell>
          <table:table-cell office:value-type="float" office:value="0.1">
            <text:p>0.1</text:p>
          </table:table-cell>
          <table:table-cell table:formula="of:=0.002*[.B14]+30*[.D14]" office:value-type="float" office:value="3.0776">
            <text:p>3.1</text:p>
          </table:table-cell>
          <table:table-cell table:formula="of:=SUBSTITUTE( CONCATENATE(TEXT([.A14];&quot;0&quot;);&quot; &amp; &quot;;TEXT([.C14];&quot;0.0&quot;);&quot; &amp; &quot;;TEXT([.B14];&quot;0.0&quot;); &quot; $\pm$  &quot;;TEXT([.E14];&quot;0.0&quot;);&quot; \\ &quot;);&quot;,&quot;;&quot;.&quot;)" office:value-type="string" office:string-value="65 &amp; -20.2 &amp; 38.8 $\pm$  3.1 \\ ">
            <text:p>65 &amp; -20.2 &amp; 38.8 $\pm$ <text:s/>3.1 \\ 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.5">
            <text:p>38.5</text:p>
          </table:table-cell>
          <table:table-cell office:value-type="float" office:value="-20">
            <text:p>-20.0</text:p>
          </table:table-cell>
          <table:table-cell office:value-type="float" office:value="0.1">
            <text:p>0.1</text:p>
          </table:table-cell>
          <table:table-cell table:formula="of:=0.002*[.B15]+30*[.D15]" office:value-type="float" office:value="3.077">
            <text:p>3.1</text:p>
          </table:table-cell>
          <table:table-cell table:formula="of:=SUBSTITUTE( CONCATENATE(TEXT([.A15];&quot;0&quot;);&quot; &amp; &quot;;TEXT([.C15];&quot;0.0&quot;);&quot; &amp; &quot;;TEXT([.B15];&quot;0.0&quot;); &quot; $\pm$  &quot;;TEXT([.E15];&quot;0.0&quot;);&quot; \\ &quot;);&quot;,&quot;;&quot;.&quot;)" office:value-type="string" office:string-value="70 &amp; -20.0 &amp; 38.5 $\pm$  3.1 \\ ">
            <text:p>70 &amp; -20.0 &amp; 38.5 $\pm$ <text:s/>3.1 \\ 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8.3">
            <text:p>38.3</text:p>
          </table:table-cell>
          <table:table-cell office:value-type="float" office:value="-19.8">
            <text:p>-19.8</text:p>
          </table:table-cell>
          <table:table-cell office:value-type="float" office:value="0.1">
            <text:p>0.1</text:p>
          </table:table-cell>
          <table:table-cell table:formula="of:=0.002*[.B16]+30*[.D16]" office:value-type="float" office:value="3.0766">
            <text:p>3.1</text:p>
          </table:table-cell>
          <table:table-cell table:formula="of:=SUBSTITUTE( CONCATENATE(TEXT([.A16];&quot;0&quot;);&quot; &amp; &quot;;TEXT([.C16];&quot;0.0&quot;);&quot; &amp; &quot;;TEXT([.B16];&quot;0.0&quot;); &quot; $\pm$  &quot;;TEXT([.E16];&quot;0.0&quot;);&quot; \\ &quot;);&quot;,&quot;;&quot;.&quot;)" office:value-type="string" office:string-value="75 &amp; -19.8 &amp; 38.3 $\pm$  3.1 \\ ">
            <text:p>75 &amp; -19.8 &amp; 38.3 $\pm$ <text:s/>3.1 \\ 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.4">
            <text:p>37.4</text:p>
          </table:table-cell>
          <table:table-cell office:value-type="float" office:value="-19.6">
            <text:p>-19.6</text:p>
          </table:table-cell>
          <table:table-cell office:value-type="float" office:value="0.1">
            <text:p>0.1</text:p>
          </table:table-cell>
          <table:table-cell table:formula="of:=0.002*[.B17]+30*[.D17]" office:value-type="float" office:value="3.0748">
            <text:p>3.1</text:p>
          </table:table-cell>
          <table:table-cell table:formula="of:=SUBSTITUTE( CONCATENATE(TEXT([.A17];&quot;0&quot;);&quot; &amp; &quot;;TEXT([.C17];&quot;0.0&quot;);&quot; &amp; &quot;;TEXT([.B17];&quot;0.0&quot;); &quot; $\pm$  &quot;;TEXT([.E17];&quot;0.0&quot;);&quot; \\ &quot;);&quot;,&quot;;&quot;.&quot;)" office:value-type="string" office:string-value="80 &amp; -19.6 &amp; 37.4 $\pm$  3.1 \\ ">
            <text:p>80 &amp; -19.6 &amp; 37.4 $\pm$ <text:s/>3.1 \\ 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3.8">
            <text:p>33.8</text:p>
          </table:table-cell>
          <table:table-cell office:value-type="float" office:value="-19.4">
            <text:p>-19.4</text:p>
          </table:table-cell>
          <table:table-cell office:value-type="float" office:value="0.1">
            <text:p>0.1</text:p>
          </table:table-cell>
          <table:table-cell table:formula="of:=0.002*[.B18]+30*[.D18]" office:value-type="float" office:value="3.0676">
            <text:p>3.1</text:p>
          </table:table-cell>
          <table:table-cell table:formula="of:=SUBSTITUTE( CONCATENATE(TEXT([.A18];&quot;0&quot;);&quot; &amp; &quot;;TEXT([.C18];&quot;0.0&quot;);&quot; &amp; &quot;;TEXT([.B18];&quot;0.0&quot;); &quot; $\pm$  &quot;;TEXT([.E18];&quot;0.0&quot;);&quot; \\ &quot;);&quot;,&quot;;&quot;.&quot;)" office:value-type="string" office:string-value="85 &amp; -19.4 &amp; 33.8 $\pm$  3.1 \\ ">
            <text:p>85 &amp; -19.4 &amp; 33.8 $\pm$ <text:s/>3.1 \\ 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.6">
            <text:p>18.6</text:p>
          </table:table-cell>
          <table:table-cell office:value-type="float" office:value="-19.2">
            <text:p>-19.2</text:p>
          </table:table-cell>
          <table:table-cell office:value-type="float" office:value="0.1">
            <text:p>0.1</text:p>
          </table:table-cell>
          <table:table-cell table:formula="of:=0.002*[.B19]+30*[.D19]" office:value-type="float" office:value="3.0372">
            <text:p>3.0</text:p>
          </table:table-cell>
          <table:table-cell table:formula="of:=SUBSTITUTE( CONCATENATE(TEXT([.A19];&quot;0&quot;);&quot; &amp; &quot;;TEXT([.C19];&quot;0.0&quot;);&quot; &amp; &quot;;TEXT([.B19];&quot;0.0&quot;); &quot; $\pm$  &quot;;TEXT([.E19];&quot;0.0&quot;);&quot; \\ &quot;);&quot;,&quot;;&quot;.&quot;)" office:value-type="string" office:string-value="90 &amp; -19.2 &amp; 18.6 $\pm$  3.0 \\ ">
            <text:p>90 &amp; -19.2 &amp; 18.6 $\pm$ <text:s/>3.0 \\ 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.8">
            <text:p>14.8</text:p>
          </table:table-cell>
          <table:table-cell office:value-type="float" office:value="-19">
            <text:p>-19.0</text:p>
          </table:table-cell>
          <table:table-cell office:value-type="float" office:value="0.1">
            <text:p>0.1</text:p>
          </table:table-cell>
          <table:table-cell table:formula="of:=0.002*[.B20]+30*[.D20]" office:value-type="float" office:value="3.0296">
            <text:p>3.0</text:p>
          </table:table-cell>
          <table:table-cell table:formula="of:=SUBSTITUTE( CONCATENATE(TEXT([.A20];&quot;0&quot;);&quot; &amp; &quot;;TEXT([.C20];&quot;0.0&quot;);&quot; &amp; &quot;;TEXT([.B20];&quot;0.0&quot;); &quot; $\pm$  &quot;;TEXT([.E20];&quot;0.0&quot;);&quot; \\ &quot;);&quot;,&quot;;&quot;.&quot;)" office:value-type="string" office:string-value="95 &amp; -19.0 &amp; 14.8 $\pm$  3.0 \\ ">
            <text:p>95 &amp; -19.0 &amp; 14.8 $\pm$ <text:s/>3.0 \\ 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.8">
            <text:p>11.8</text:p>
          </table:table-cell>
          <table:table-cell office:value-type="float" office:value="-18.8">
            <text:p>-18.8</text:p>
          </table:table-cell>
          <table:table-cell office:value-type="float" office:value="0.1">
            <text:p>0.1</text:p>
          </table:table-cell>
          <table:table-cell table:formula="of:=0.002*[.B21]+30*[.D21]" office:value-type="float" office:value="3.0236">
            <text:p>3.0</text:p>
          </table:table-cell>
          <table:table-cell table:formula="of:=SUBSTITUTE( CONCATENATE(TEXT([.A21];&quot;0&quot;);&quot; &amp; &quot;;TEXT([.C21];&quot;0.0&quot;);&quot; &amp; &quot;;TEXT([.B21];&quot;0.0&quot;); &quot; $\pm$  &quot;;TEXT([.E21];&quot;0.0&quot;);&quot; \\ &quot;);&quot;,&quot;;&quot;.&quot;)" office:value-type="string" office:string-value="100 &amp; -18.8 &amp; 11.8 $\pm$  3.0 \\ ">
            <text:p>100 &amp; -18.8 &amp; 11.8 $\pm$ <text:s/>3.0 \\ 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.8">
            <text:p>10.8</text:p>
          </table:table-cell>
          <table:table-cell office:value-type="float" office:value="-18.6">
            <text:p>-18.6</text:p>
          </table:table-cell>
          <table:table-cell office:value-type="float" office:value="0.1">
            <text:p>0.1</text:p>
          </table:table-cell>
          <table:table-cell table:formula="of:=0.002*[.B22]+30*[.D22]" office:value-type="float" office:value="3.0216">
            <text:p>3.0</text:p>
          </table:table-cell>
          <table:table-cell table:formula="of:=SUBSTITUTE( CONCATENATE(TEXT([.A22];&quot;0&quot;);&quot; &amp; &quot;;TEXT([.C22];&quot;0.0&quot;);&quot; &amp; &quot;;TEXT([.B22];&quot;0.0&quot;); &quot; $\pm$  &quot;;TEXT([.E22];&quot;0.0&quot;);&quot; \\ &quot;);&quot;,&quot;;&quot;.&quot;)" office:value-type="string" office:string-value="105 &amp; -18.6 &amp; 10.8 $\pm$  3.0 \\ ">
            <text:p>105 &amp; -18.6 &amp; 10.8 $\pm$ <text:s/>3.0 \\ 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.7">
            <text:p>9.7</text:p>
          </table:table-cell>
          <table:table-cell office:value-type="float" office:value="-18.4">
            <text:p>-18.4</text:p>
          </table:table-cell>
          <table:table-cell office:value-type="float" office:value="0.1">
            <text:p>0.1</text:p>
          </table:table-cell>
          <table:table-cell table:formula="of:=0.002*[.B23]+30*[.D23]" office:value-type="float" office:value="3.0194">
            <text:p>3.0</text:p>
          </table:table-cell>
          <table:table-cell table:formula="of:=SUBSTITUTE( CONCATENATE(TEXT([.A23];&quot;0&quot;);&quot; &amp; &quot;;TEXT([.C23];&quot;0.0&quot;);&quot; &amp; &quot;;TEXT([.B23];&quot;0.0&quot;); &quot; $\pm$  &quot;;TEXT([.E23];&quot;0.0&quot;);&quot; \\ &quot;);&quot;,&quot;;&quot;.&quot;)" office:value-type="string" office:string-value="110 &amp; -18.4 &amp; 9.7 $\pm$  3.0 \\ ">
            <text:p>110 &amp; -18.4 &amp; 9.7 $\pm$ <text:s/>3.0 \\ 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.7">
            <text:p>8.7</text:p>
          </table:table-cell>
          <table:table-cell office:value-type="float" office:value="-18.2">
            <text:p>-18.2</text:p>
          </table:table-cell>
          <table:table-cell office:value-type="float" office:value="0.1">
            <text:p>0.1</text:p>
          </table:table-cell>
          <table:table-cell table:formula="of:=0.002*[.B24]+30*[.D24]" office:value-type="float" office:value="3.0174">
            <text:p>3.0</text:p>
          </table:table-cell>
          <table:table-cell table:formula="of:=SUBSTITUTE( CONCATENATE(TEXT([.A24];&quot;0&quot;);&quot; &amp; &quot;;TEXT([.C24];&quot;0.0&quot;);&quot; &amp; &quot;;TEXT([.B24];&quot;0.0&quot;); &quot; $\pm$  &quot;;TEXT([.E24];&quot;0.0&quot;);&quot; \\ &quot;);&quot;,&quot;;&quot;.&quot;)" office:value-type="string" office:string-value="115 &amp; -18.2 &amp; 8.7 $\pm$  3.0 \\ ">
            <text:p>115 &amp; -18.2 &amp; 8.7 $\pm$ <text:s/>3.0 \\ 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.9">
            <text:p>4.9</text:p>
          </table:table-cell>
          <table:table-cell office:value-type="float" office:value="-18">
            <text:p>-18.0</text:p>
          </table:table-cell>
          <table:table-cell office:value-type="float" office:value="0.1">
            <text:p>0.1</text:p>
          </table:table-cell>
          <table:table-cell table:formula="of:=0.002*[.B25]+30*[.D25]" office:value-type="float" office:value="3.0098">
            <text:p>3.0</text:p>
          </table:table-cell>
          <table:table-cell table:formula="of:=SUBSTITUTE( CONCATENATE(TEXT([.A25];&quot;0&quot;);&quot; &amp; &quot;;TEXT([.C25];&quot;0.0&quot;);&quot; &amp; &quot;;TEXT([.B25];&quot;0.0&quot;); &quot; $\pm$  &quot;;TEXT([.E25];&quot;0.0&quot;);&quot; \\ &quot;);&quot;,&quot;;&quot;.&quot;)" office:value-type="string" office:string-value="120 &amp; -18.0 &amp; 4.9 $\pm$  3.0 \\ ">
            <text:p>120 &amp; -18.0 &amp; 4.9 $\pm$ <text:s/>3.0 \\ 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.0</text:p>
          </table:table-cell>
          <table:table-cell office:value-type="float" office:value="-17.8">
            <text:p>-17.8</text:p>
          </table:table-cell>
          <table:table-cell office:value-type="float" office:value="0.1">
            <text:p>0.1</text:p>
          </table:table-cell>
          <table:table-cell table:formula="of:=0.002*[.B26]+30*[.D26]" office:value-type="float" office:value="3.008">
            <text:p>3.0</text:p>
          </table:table-cell>
          <table:table-cell table:formula="of:=SUBSTITUTE( CONCATENATE(TEXT([.A26];&quot;0&quot;);&quot; &amp; &quot;;TEXT([.C26];&quot;0.0&quot;);&quot; &amp; &quot;;TEXT([.B26];&quot;0.0&quot;); &quot; $\pm$  &quot;;TEXT([.E26];&quot;0.0&quot;);&quot; \\ &quot;);&quot;,&quot;;&quot;.&quot;)" office:value-type="string" office:string-value="125 &amp; -17.8 &amp; 4.0 $\pm$  3.0 \\ ">
            <text:p>125 &amp; -17.8 &amp; 4.0 $\pm$ <text:s/>3.0 \\ 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8">
            <text:p>2.8</text:p>
          </table:table-cell>
          <table:table-cell office:value-type="float" office:value="-17.6">
            <text:p>-17.6</text:p>
          </table:table-cell>
          <table:table-cell office:value-type="float" office:value="0.1">
            <text:p>0.1</text:p>
          </table:table-cell>
          <table:table-cell table:formula="of:=0.002*[.B27]+30*[.D27]" office:value-type="float" office:value="3.0056">
            <text:p>3.0</text:p>
          </table:table-cell>
          <table:table-cell table:formula="of:=SUBSTITUTE( CONCATENATE(TEXT([.A27];&quot;0&quot;);&quot; &amp; &quot;;TEXT([.C27];&quot;0.0&quot;);&quot; &amp; &quot;;TEXT([.B27];&quot;0.0&quot;); &quot; $\pm$  &quot;;TEXT([.E27];&quot;0.0&quot;);&quot; \\ &quot;);&quot;,&quot;;&quot;.&quot;)" office:value-type="string" office:string-value="130 &amp; -17.6 &amp; 2.8 $\pm$  3.0 \\ ">
            <text:p>130 &amp; -17.6 &amp; 2.8 $\pm$ <text:s/>3.0 \\ 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.1">
            <text:p>2.1</text:p>
          </table:table-cell>
          <table:table-cell office:value-type="float" office:value="-17.4">
            <text:p>-17.4</text:p>
          </table:table-cell>
          <table:table-cell office:value-type="float" office:value="0.1">
            <text:p>0.1</text:p>
          </table:table-cell>
          <table:table-cell table:formula="of:=0.002*[.B28]+30*[.D28]" office:value-type="float" office:value="3.0042">
            <text:p>3.0</text:p>
          </table:table-cell>
          <table:table-cell table:formula="of:=SUBSTITUTE( CONCATENATE(TEXT([.A28];&quot;0&quot;);&quot; &amp; &quot;;TEXT([.C28];&quot;0.0&quot;);&quot; &amp; &quot;;TEXT([.B28];&quot;0.0&quot;); &quot; $\pm$  &quot;;TEXT([.E28];&quot;0.0&quot;);&quot; \\ &quot;);&quot;,&quot;;&quot;.&quot;)" office:value-type="string" office:string-value="135 &amp; -17.4 &amp; 2.1 $\pm$  3.0 \\ ">
            <text:p>135 &amp; -17.4 &amp; 2.1 $\pm$ <text:s/>3.0 \\ 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3">
            <text:p>1.3</text:p>
          </table:table-cell>
          <table:table-cell office:value-type="float" office:value="-17.2">
            <text:p>-17.2</text:p>
          </table:table-cell>
          <table:table-cell office:value-type="float" office:value="0.1">
            <text:p>0.1</text:p>
          </table:table-cell>
          <table:table-cell table:formula="of:=0.002*[.B29]+30*[.D29]" office:value-type="float" office:value="3.0026">
            <text:p>3.0</text:p>
          </table:table-cell>
          <table:table-cell table:formula="of:=SUBSTITUTE( CONCATENATE(TEXT([.A29];&quot;0&quot;);&quot; &amp; &quot;;TEXT([.C29];&quot;0.0&quot;);&quot; &amp; &quot;;TEXT([.B29];&quot;0.0&quot;); &quot; $\pm$  &quot;;TEXT([.E29];&quot;0.0&quot;);&quot; \\ &quot;);&quot;,&quot;;&quot;.&quot;)" office:value-type="string" office:string-value="140 &amp; -17.2 &amp; 1.3 $\pm$  3.0 \\ ">
            <text:p>140 &amp; -17.2 &amp; 1.3 $\pm$ <text:s/>3.0 \\ 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1">
            <text:p>1.1</text:p>
          </table:table-cell>
          <table:table-cell office:value-type="float" office:value="-17">
            <text:p>-17.0</text:p>
          </table:table-cell>
          <table:table-cell office:value-type="float" office:value="0.1">
            <text:p>0.1</text:p>
          </table:table-cell>
          <table:table-cell table:formula="of:=0.002*[.B30]+30*[.D30]" office:value-type="float" office:value="3.0022">
            <text:p>3.0</text:p>
          </table:table-cell>
          <table:table-cell table:formula="of:=SUBSTITUTE( CONCATENATE(TEXT([.A30];&quot;0&quot;);&quot; &amp; &quot;;TEXT([.C30];&quot;0.0&quot;);&quot; &amp; &quot;;TEXT([.B30];&quot;0.0&quot;); &quot; $\pm$  &quot;;TEXT([.E30];&quot;0.0&quot;);&quot; \\ &quot;);&quot;,&quot;;&quot;.&quot;)" office:value-type="string" office:string-value="145 &amp; -17.0 &amp; 1.1 $\pm$  3.0 \\ ">
            <text:p>145 &amp; -17.0 &amp; 1.1 $\pm$ <text:s/>3.0 \\ 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2">
            <text:p>1.2</text:p>
          </table:table-cell>
          <table:table-cell office:value-type="float" office:value="-16.8">
            <text:p>-16.8</text:p>
          </table:table-cell>
          <table:table-cell office:value-type="float" office:value="0.1">
            <text:p>0.1</text:p>
          </table:table-cell>
          <table:table-cell table:formula="of:=0.002*[.B31]+30*[.D31]" office:value-type="float" office:value="3.0024">
            <text:p>3.0</text:p>
          </table:table-cell>
          <table:table-cell table:formula="of:=SUBSTITUTE( CONCATENATE(TEXT([.A31];&quot;0&quot;);&quot; &amp; &quot;;TEXT([.C31];&quot;0.0&quot;);&quot; &amp; &quot;;TEXT([.B31];&quot;0.0&quot;); &quot; $\pm$  &quot;;TEXT([.E31];&quot;0.0&quot;);&quot; \\ &quot;);&quot;,&quot;;&quot;.&quot;)" office:value-type="string" office:string-value="150 &amp; -16.8 &amp; 1.2 $\pm$  3.0 \\ ">
            <text:p>150 &amp; -16.8 &amp; 1.2 $\pm$ <text:s/>3.0 \\ 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.2">
            <text:p>1.2</text:p>
          </table:table-cell>
          <table:table-cell office:value-type="float" office:value="-16.6">
            <text:p>-16.6</text:p>
          </table:table-cell>
          <table:table-cell office:value-type="float" office:value="0.1">
            <text:p>0.1</text:p>
          </table:table-cell>
          <table:table-cell table:formula="of:=0.002*[.B32]+30*[.D32]" office:value-type="float" office:value="3.0024">
            <text:p>3.0</text:p>
          </table:table-cell>
          <table:table-cell table:formula="of:=SUBSTITUTE( CONCATENATE(TEXT([.A32];&quot;0&quot;);&quot; &amp; &quot;;TEXT([.C32];&quot;0.0&quot;);&quot; &amp; &quot;;TEXT([.B32];&quot;0.0&quot;); &quot; $\pm$  &quot;;TEXT([.E32];&quot;0.0&quot;);&quot; \\ &quot;);&quot;,&quot;;&quot;.&quot;)" office:value-type="string" office:string-value="155 &amp; -16.6 &amp; 1.2 $\pm$  3.0 \\ ">
            <text:p>155 &amp; -16.6 &amp; 1.2 $\pm$ <text:s/>3.0 \\ 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2">
            <text:p>1.2</text:p>
          </table:table-cell>
          <table:table-cell office:value-type="float" office:value="-16.4">
            <text:p>-16.4</text:p>
          </table:table-cell>
          <table:table-cell office:value-type="float" office:value="0.1">
            <text:p>0.1</text:p>
          </table:table-cell>
          <table:table-cell table:formula="of:=0.002*[.B33]+30*[.D33]" office:value-type="float" office:value="3.0024">
            <text:p>3.0</text:p>
          </table:table-cell>
          <table:table-cell table:formula="of:=SUBSTITUTE( CONCATENATE(TEXT([.A33];&quot;0&quot;);&quot; &amp; &quot;;TEXT([.C33];&quot;0.0&quot;);&quot; &amp; &quot;;TEXT([.B33];&quot;0.0&quot;); &quot; $\pm$  &quot;;TEXT([.E33];&quot;0.0&quot;);&quot; \\ &quot;);&quot;,&quot;;&quot;.&quot;)" office:value-type="string" office:string-value="160 &amp; -16.4 &amp; 1.2 $\pm$  3.0 \\ ">
            <text:p>160 &amp; -16.4 &amp; 1.2 $\pm$ <text:s/>3.0 \\ 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.2">
            <text:p>1.2</text:p>
          </table:table-cell>
          <table:table-cell office:value-type="float" office:value="-16.2">
            <text:p>-16.2</text:p>
          </table:table-cell>
          <table:table-cell office:value-type="float" office:value="0.1">
            <text:p>0.1</text:p>
          </table:table-cell>
          <table:table-cell table:formula="of:=0.002*[.B34]+30*[.D34]" office:value-type="float" office:value="3.0024">
            <text:p>3.0</text:p>
          </table:table-cell>
          <table:table-cell table:formula="of:=SUBSTITUTE( CONCATENATE(TEXT([.A34];&quot;0&quot;);&quot; &amp; &quot;;TEXT([.C34];&quot;0.0&quot;);&quot; &amp; &quot;;TEXT([.B34];&quot;0.0&quot;); &quot; $\pm$  &quot;;TEXT([.E34];&quot;0.0&quot;);&quot; \\ &quot;);&quot;,&quot;;&quot;.&quot;)" office:value-type="string" office:string-value="165 &amp; -16.2 &amp; 1.2 $\pm$  3.0 \\ ">
            <text:p>165 &amp; -16.2 &amp; 1.2 $\pm$ <text:s/>3.0 \\ 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.2">
            <text:p>1.2</text:p>
          </table:table-cell>
          <table:table-cell office:value-type="float" office:value="-16">
            <text:p>-16.0</text:p>
          </table:table-cell>
          <table:table-cell office:value-type="float" office:value="0.1">
            <text:p>0.1</text:p>
          </table:table-cell>
          <table:table-cell table:formula="of:=0.002*[.B35]+30*[.D35]" office:value-type="float" office:value="3.0024">
            <text:p>3.0</text:p>
          </table:table-cell>
          <table:table-cell table:formula="of:=SUBSTITUTE( CONCATENATE(TEXT([.A35];&quot;0&quot;);&quot; &amp; &quot;;TEXT([.C35];&quot;0.0&quot;);&quot; &amp; &quot;;TEXT([.B35];&quot;0.0&quot;); &quot; $\pm$  &quot;;TEXT([.E35];&quot;0.0&quot;);&quot; \\ &quot;);&quot;,&quot;;&quot;.&quot;)" office:value-type="string" office:string-value="170 &amp; -16.0 &amp; 1.2 $\pm$  3.0 \\ ">
            <text:p>170 &amp; -16.0 &amp; 1.2 $\pm$ <text:s/>3.0 \\ 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.4">
            <text:p>1.4</text:p>
          </table:table-cell>
          <table:table-cell office:value-type="float" office:value="-15.8">
            <text:p>-15.8</text:p>
          </table:table-cell>
          <table:table-cell office:value-type="float" office:value="0.1">
            <text:p>0.1</text:p>
          </table:table-cell>
          <table:table-cell table:formula="of:=0.002*[.B36]+30*[.D36]" office:value-type="float" office:value="3.0028">
            <text:p>3.0</text:p>
          </table:table-cell>
          <table:table-cell table:formula="of:=SUBSTITUTE( CONCATENATE(TEXT([.A36];&quot;0&quot;);&quot; &amp; &quot;;TEXT([.C36];&quot;0.0&quot;);&quot; &amp; &quot;;TEXT([.B36];&quot;0.0&quot;); &quot; $\pm$  &quot;;TEXT([.E36];&quot;0.0&quot;);&quot; \\ &quot;);&quot;,&quot;;&quot;.&quot;)" office:value-type="string" office:string-value="175 &amp; -15.8 &amp; 1.4 $\pm$  3.0 \\ ">
            <text:p>175 &amp; -15.8 &amp; 1.4 $\pm$ <text:s/>3.0 \\ 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9">
            <text:p>2.9</text:p>
          </table:table-cell>
          <table:table-cell office:value-type="float" office:value="-15.6">
            <text:p>-15.6</text:p>
          </table:table-cell>
          <table:table-cell office:value-type="float" office:value="0.1">
            <text:p>0.1</text:p>
          </table:table-cell>
          <table:table-cell table:formula="of:=0.002*[.B37]+30*[.D37]" office:value-type="float" office:value="3.0058">
            <text:p>3.0</text:p>
          </table:table-cell>
          <table:table-cell table:formula="of:=SUBSTITUTE( CONCATENATE(TEXT([.A37];&quot;0&quot;);&quot; &amp; &quot;;TEXT([.C37];&quot;0.0&quot;);&quot; &amp; &quot;;TEXT([.B37];&quot;0.0&quot;); &quot; $\pm$  &quot;;TEXT([.E37];&quot;0.0&quot;);&quot; \\ &quot;);&quot;,&quot;;&quot;.&quot;)" office:value-type="string" office:string-value="180 &amp; -15.6 &amp; 2.9 $\pm$  3.0 \\ ">
            <text:p>180 &amp; -15.6 &amp; 2.9 $\pm$ <text:s/>3.0 \\ 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">
            <text:p>13.0</text:p>
          </table:table-cell>
          <table:table-cell office:value-type="float" office:value="-15.4">
            <text:p>-15.4</text:p>
          </table:table-cell>
          <table:table-cell office:value-type="float" office:value="0.1">
            <text:p>0.1</text:p>
          </table:table-cell>
          <table:table-cell table:formula="of:=0.002*[.B38]+30*[.D38]" office:value-type="float" office:value="3.026">
            <text:p>3.0</text:p>
          </table:table-cell>
          <table:table-cell table:formula="of:=SUBSTITUTE( CONCATENATE(TEXT([.A38];&quot;0&quot;);&quot; &amp; &quot;;TEXT([.C38];&quot;0.0&quot;);&quot; &amp; &quot;;TEXT([.B38];&quot;0.0&quot;); &quot; $\pm$  &quot;;TEXT([.E38];&quot;0.0&quot;);&quot; \\ &quot;);&quot;,&quot;;&quot;.&quot;)" office:value-type="string" office:string-value="185 &amp; -15.4 &amp; 13.0 $\pm$  3.0 \\ ">
            <text:p>185 &amp; -15.4 &amp; 13.0 $\pm$ <text:s/>3.0 \\ 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.9">
            <text:p>17.9</text:p>
          </table:table-cell>
          <table:table-cell office:value-type="float" office:value="-15.2">
            <text:p>-15.2</text:p>
          </table:table-cell>
          <table:table-cell office:value-type="float" office:value="0.1">
            <text:p>0.1</text:p>
          </table:table-cell>
          <table:table-cell table:formula="of:=0.002*[.B39]+30*[.D39]" office:value-type="float" office:value="3.0358">
            <text:p>3.0</text:p>
          </table:table-cell>
          <table:table-cell table:formula="of:=SUBSTITUTE( CONCATENATE(TEXT([.A39];&quot;0&quot;);&quot; &amp; &quot;;TEXT([.C39];&quot;0.0&quot;);&quot; &amp; &quot;;TEXT([.B39];&quot;0.0&quot;); &quot; $\pm$  &quot;;TEXT([.E39];&quot;0.0&quot;);&quot; \\ &quot;);&quot;,&quot;;&quot;.&quot;)" office:value-type="string" office:string-value="190 &amp; -15.2 &amp; 17.9 $\pm$  3.0 \\ ">
            <text:p>190 &amp; -15.2 &amp; 17.9 $\pm$ <text:s/>3.0 \\ 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.3">
            <text:p>27.3</text:p>
          </table:table-cell>
          <table:table-cell office:value-type="float" office:value="-15">
            <text:p>-15.0</text:p>
          </table:table-cell>
          <table:table-cell office:value-type="float" office:value="0.1">
            <text:p>0.1</text:p>
          </table:table-cell>
          <table:table-cell table:formula="of:=0.002*[.B40]+30*[.D40]" office:value-type="float" office:value="3.0546">
            <text:p>3.1</text:p>
          </table:table-cell>
          <table:table-cell table:formula="of:=SUBSTITUTE( CONCATENATE(TEXT([.A40];&quot;0&quot;);&quot; &amp; &quot;;TEXT([.C40];&quot;0.0&quot;);&quot; &amp; &quot;;TEXT([.B40];&quot;0.0&quot;); &quot; $\pm$  &quot;;TEXT([.E40];&quot;0.0&quot;);&quot; \\ &quot;);&quot;,&quot;;&quot;.&quot;)" office:value-type="string" office:string-value="195 &amp; -15.0 &amp; 27.3 $\pm$  3.1 \\ ">
            <text:p>195 &amp; -15.0 &amp; 27.3 $\pm$ <text:s/>3.1 \\ 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.4">
            <text:p>35.4</text:p>
          </table:table-cell>
          <table:table-cell office:value-type="float" office:value="-14.8">
            <text:p>-14.8</text:p>
          </table:table-cell>
          <table:table-cell office:value-type="float" office:value="0.1">
            <text:p>0.1</text:p>
          </table:table-cell>
          <table:table-cell table:formula="of:=0.002*[.B41]+30*[.D41]" office:value-type="float" office:value="3.0708">
            <text:p>3.1</text:p>
          </table:table-cell>
          <table:table-cell table:formula="of:=SUBSTITUTE( CONCATENATE(TEXT([.A41];&quot;0&quot;);&quot; &amp; &quot;;TEXT([.C41];&quot;0.0&quot;);&quot; &amp; &quot;;TEXT([.B41];&quot;0.0&quot;); &quot; $\pm$  &quot;;TEXT([.E41];&quot;0.0&quot;);&quot; \\ &quot;);&quot;,&quot;;&quot;.&quot;)" office:value-type="string" office:string-value="200 &amp; -14.8 &amp; 35.4 $\pm$  3.1 \\ ">
            <text:p>200 &amp; -14.8 &amp; 35.4 $\pm$ <text:s/>3.1 \\ 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3.9">
            <text:p>33.9</text:p>
          </table:table-cell>
          <table:table-cell office:value-type="float" office:value="-14.6">
            <text:p>-14.6</text:p>
          </table:table-cell>
          <table:table-cell office:value-type="float" office:value="0.1">
            <text:p>0.1</text:p>
          </table:table-cell>
          <table:table-cell table:formula="of:=0.002*[.B42]+30*[.D42]" office:value-type="float" office:value="3.0678">
            <text:p>3.1</text:p>
          </table:table-cell>
          <table:table-cell table:formula="of:=SUBSTITUTE( CONCATENATE(TEXT([.A42];&quot;0&quot;);&quot; &amp; &quot;;TEXT([.C42];&quot;0.0&quot;);&quot; &amp; &quot;;TEXT([.B42];&quot;0.0&quot;); &quot; $\pm$  &quot;;TEXT([.E42];&quot;0.0&quot;);&quot; \\ &quot;);&quot;,&quot;;&quot;.&quot;)" office:value-type="string" office:string-value="205 &amp; -14.6 &amp; 33.9 $\pm$  3.1 \\ ">
            <text:p>205 &amp; -14.6 &amp; 33.9 $\pm$ <text:s/>3.1 \\ 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6.5">
            <text:p>36.5</text:p>
          </table:table-cell>
          <table:table-cell office:value-type="float" office:value="-14.4">
            <text:p>-14.4</text:p>
          </table:table-cell>
          <table:table-cell office:value-type="float" office:value="0.1">
            <text:p>0.1</text:p>
          </table:table-cell>
          <table:table-cell table:formula="of:=0.002*[.B43]+30*[.D43]" office:value-type="float" office:value="3.073">
            <text:p>3.1</text:p>
          </table:table-cell>
          <table:table-cell table:formula="of:=SUBSTITUTE( CONCATENATE(TEXT([.A43];&quot;0&quot;);&quot; &amp; &quot;;TEXT([.C43];&quot;0.0&quot;);&quot; &amp; &quot;;TEXT([.B43];&quot;0.0&quot;); &quot; $\pm$  &quot;;TEXT([.E43];&quot;0.0&quot;);&quot; \\ &quot;);&quot;,&quot;;&quot;.&quot;)" office:value-type="string" office:string-value="210 &amp; -14.4 &amp; 36.5 $\pm$  3.1 \\ ">
            <text:p>210 &amp; -14.4 &amp; 36.5 $\pm$ <text:s/>3.1 \\ 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2.2">
            <text:p>52.2</text:p>
          </table:table-cell>
          <table:table-cell office:value-type="float" office:value="-14.2">
            <text:p>-14.2</text:p>
          </table:table-cell>
          <table:table-cell office:value-type="float" office:value="0.1">
            <text:p>0.1</text:p>
          </table:table-cell>
          <table:table-cell table:formula="of:=0.002*[.B44]+30*[.D44]" office:value-type="float" office:value="3.1044">
            <text:p>3.1</text:p>
          </table:table-cell>
          <table:table-cell table:formula="of:=SUBSTITUTE( CONCATENATE(TEXT([.A44];&quot;0&quot;);&quot; &amp; &quot;;TEXT([.C44];&quot;0.0&quot;);&quot; &amp; &quot;;TEXT([.B44];&quot;0.0&quot;); &quot; $\pm$  &quot;;TEXT([.E44];&quot;0.0&quot;);&quot; \\ &quot;);&quot;,&quot;;&quot;.&quot;)" office:value-type="string" office:string-value="215 &amp; -14.2 &amp; 52.2 $\pm$  3.1 \\ ">
            <text:p>215 &amp; -14.2 &amp; 52.2 $\pm$ <text:s/>3.1 \\ 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.1">
            <text:p>56.1</text:p>
          </table:table-cell>
          <table:table-cell office:value-type="float" office:value="-14">
            <text:p>-14.0</text:p>
          </table:table-cell>
          <table:table-cell office:value-type="float" office:value="0.1">
            <text:p>0.1</text:p>
          </table:table-cell>
          <table:table-cell table:formula="of:=0.002*[.B45]+30*[.D45]" office:value-type="float" office:value="3.1122">
            <text:p>3.1</text:p>
          </table:table-cell>
          <table:table-cell table:formula="of:=SUBSTITUTE( CONCATENATE(TEXT([.A45];&quot;0&quot;);&quot; &amp; &quot;;TEXT([.C45];&quot;0.0&quot;);&quot; &amp; &quot;;TEXT([.B45];&quot;0.0&quot;); &quot; $\pm$  &quot;;TEXT([.E45];&quot;0.0&quot;);&quot; \\ &quot;);&quot;,&quot;;&quot;.&quot;)" office:value-type="string" office:string-value="220 &amp; -14.0 &amp; 56.1 $\pm$  3.1 \\ ">
            <text:p>220 &amp; -14.0 &amp; 56.1 $\pm$ <text:s/>3.1 \\ 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2.8">
            <text:p>62.8</text:p>
          </table:table-cell>
          <table:table-cell office:value-type="float" office:value="-13.8">
            <text:p>-13.8</text:p>
          </table:table-cell>
          <table:table-cell office:value-type="float" office:value="0.1">
            <text:p>0.1</text:p>
          </table:table-cell>
          <table:table-cell table:formula="of:=0.002*[.B46]+30*[.D46]" office:value-type="float" office:value="3.1256">
            <text:p>3.1</text:p>
          </table:table-cell>
          <table:table-cell table:formula="of:=SUBSTITUTE( CONCATENATE(TEXT([.A46];&quot;0&quot;);&quot; &amp; &quot;;TEXT([.C46];&quot;0.0&quot;);&quot; &amp; &quot;;TEXT([.B46];&quot;0.0&quot;); &quot; $\pm$  &quot;;TEXT([.E46];&quot;0.0&quot;);&quot; \\ &quot;);&quot;,&quot;;&quot;.&quot;)" office:value-type="string" office:string-value="225 &amp; -13.8 &amp; 62.8 $\pm$  3.1 \\ ">
            <text:p>225 &amp; -13.8 &amp; 62.8 $\pm$ <text:s/>3.1 \\ 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2.3">
            <text:p>62.3</text:p>
          </table:table-cell>
          <table:table-cell office:value-type="float" office:value="-13.6">
            <text:p>-13.6</text:p>
          </table:table-cell>
          <table:table-cell office:value-type="float" office:value="0.1">
            <text:p>0.1</text:p>
          </table:table-cell>
          <table:table-cell table:formula="of:=0.002*[.B47]+30*[.D47]" office:value-type="float" office:value="3.1246">
            <text:p>3.1</text:p>
          </table:table-cell>
          <table:table-cell table:formula="of:=SUBSTITUTE( CONCATENATE(TEXT([.A47];&quot;0&quot;);&quot; &amp; &quot;;TEXT([.C47];&quot;0.0&quot;);&quot; &amp; &quot;;TEXT([.B47];&quot;0.0&quot;); &quot; $\pm$  &quot;;TEXT([.E47];&quot;0.0&quot;);&quot; \\ &quot;);&quot;,&quot;;&quot;.&quot;)" office:value-type="string" office:string-value="230 &amp; -13.6 &amp; 62.3 $\pm$  3.1 \\ ">
            <text:p>230 &amp; -13.6 &amp; 62.3 $\pm$ <text:s/>3.1 \\ 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2.7">
            <text:p>62.7</text:p>
          </table:table-cell>
          <table:table-cell office:value-type="float" office:value="-13.4">
            <text:p>-13.4</text:p>
          </table:table-cell>
          <table:table-cell office:value-type="float" office:value="0.1">
            <text:p>0.1</text:p>
          </table:table-cell>
          <table:table-cell table:formula="of:=0.002*[.B48]+30*[.D48]" office:value-type="float" office:value="3.1254">
            <text:p>3.1</text:p>
          </table:table-cell>
          <table:table-cell table:formula="of:=SUBSTITUTE( CONCATENATE(TEXT([.A48];&quot;0&quot;);&quot; &amp; &quot;;TEXT([.C48];&quot;0.0&quot;);&quot; &amp; &quot;;TEXT([.B48];&quot;0.0&quot;); &quot; $\pm$  &quot;;TEXT([.E48];&quot;0.0&quot;);&quot; \\ &quot;);&quot;,&quot;;&quot;.&quot;)" office:value-type="string" office:string-value="235 &amp; -13.4 &amp; 62.7 $\pm$  3.1 \\ ">
            <text:p>235 &amp; -13.4 &amp; 62.7 $\pm$ <text:s/>3.1 \\ 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1.1">
            <text:p>91.1</text:p>
          </table:table-cell>
          <table:table-cell office:value-type="float" office:value="-13.2">
            <text:p>-13.2</text:p>
          </table:table-cell>
          <table:table-cell office:value-type="float" office:value="0.1">
            <text:p>0.1</text:p>
          </table:table-cell>
          <table:table-cell table:formula="of:=0.002*[.B49]+30*[.D49]" office:value-type="float" office:value="3.1822">
            <text:p>3.2</text:p>
          </table:table-cell>
          <table:table-cell table:formula="of:=SUBSTITUTE( CONCATENATE(TEXT([.A49];&quot;0&quot;);&quot; &amp; &quot;;TEXT([.C49];&quot;0.0&quot;);&quot; &amp; &quot;;TEXT([.B49];&quot;0.0&quot;); &quot; $\pm$  &quot;;TEXT([.E49];&quot;0.0&quot;);&quot; \\ &quot;);&quot;,&quot;;&quot;.&quot;)" office:value-type="string" office:string-value="240 &amp; -13.2 &amp; 91.1 $\pm$  3.2 \\ ">
            <text:p>240 &amp; -13.2 &amp; 91.1 $\pm$ <text:s/>3.2 \\ 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0.5">
            <text:p>100.5</text:p>
          </table:table-cell>
          <table:table-cell office:value-type="float" office:value="-13">
            <text:p>-13.0</text:p>
          </table:table-cell>
          <table:table-cell office:value-type="float" office:value="0.1">
            <text:p>0.1</text:p>
          </table:table-cell>
          <table:table-cell table:formula="of:=0.002*[.B50]+30*[.D50]" office:value-type="float" office:value="3.201">
            <text:p>3.2</text:p>
          </table:table-cell>
          <table:table-cell table:formula="of:=SUBSTITUTE( CONCATENATE(TEXT([.A50];&quot;0&quot;);&quot; &amp; &quot;;TEXT([.C50];&quot;0.0&quot;);&quot; &amp; &quot;;TEXT([.B50];&quot;0.0&quot;); &quot; $\pm$  &quot;;TEXT([.E50];&quot;0.0&quot;);&quot; \\ &quot;);&quot;,&quot;;&quot;.&quot;)" office:value-type="string" office:string-value="245 &amp; -13.0 &amp; 100.5 $\pm$  3.2 \\ ">
            <text:p>245 &amp; -13.0 &amp; 100.5 $\pm$ <text:s/>3.2 \\ 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7.4">
            <text:p>107.4</text:p>
          </table:table-cell>
          <table:table-cell office:value-type="float" office:value="-12.8">
            <text:p>-12.8</text:p>
          </table:table-cell>
          <table:table-cell office:value-type="float" office:value="0.1">
            <text:p>0.1</text:p>
          </table:table-cell>
          <table:table-cell table:formula="of:=0.002*[.B51]+30*[.D51]" office:value-type="float" office:value="3.2148">
            <text:p>3.2</text:p>
          </table:table-cell>
          <table:table-cell table:formula="of:=SUBSTITUTE( CONCATENATE(TEXT([.A51];&quot;0&quot;);&quot; &amp; &quot;;TEXT([.C51];&quot;0.0&quot;);&quot; &amp; &quot;;TEXT([.B51];&quot;0.0&quot;); &quot; $\pm$  &quot;;TEXT([.E51];&quot;0.0&quot;);&quot; \\ &quot;);&quot;,&quot;;&quot;.&quot;)" office:value-type="string" office:string-value="250 &amp; -12.8 &amp; 107.4 $\pm$  3.2 \\ ">
            <text:p>250 &amp; -12.8 &amp; 107.4 $\pm$ <text:s/>3.2 \\ </text:p>
          </table:table-cell>
          <table:table-cell table:number-columns-repeated="3"/>
          <table:table-cell table:style-name="ce2" office:value-type="float" office:value="42">
            <text:p>42.0</text:p>
          </table:table-cell>
          <table:table-cell table:style-name="ce1" office:value-type="float" office:value="-21">
            <text:p>-21.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18.2">
            <text:p>118.2</text:p>
          </table:table-cell>
          <table:table-cell office:value-type="float" office:value="-12.6">
            <text:p>-12.6</text:p>
          </table:table-cell>
          <table:table-cell office:value-type="float" office:value="0.1">
            <text:p>0.1</text:p>
          </table:table-cell>
          <table:table-cell table:formula="of:=0.002*[.B52]+30*[.D52]" office:value-type="float" office:value="3.2364">
            <text:p>3.2</text:p>
          </table:table-cell>
          <table:table-cell table:formula="of:=SUBSTITUTE( CONCATENATE(TEXT([.A52];&quot;0&quot;);&quot; &amp; &quot;;TEXT([.C52];&quot;0.0&quot;);&quot; &amp; &quot;;TEXT([.B52];&quot;0.0&quot;); &quot; $\pm$  &quot;;TEXT([.E52];&quot;0.0&quot;);&quot; \\ &quot;);&quot;,&quot;;&quot;.&quot;)" office:value-type="string" office:string-value="255 &amp; -12.6 &amp; 118.2 $\pm$  3.2 \\ ">
            <text:p>255 &amp; -12.6 &amp; 118.2 $\pm$ <text:s/>3.2 \\ </text:p>
          </table:table-cell>
          <table:table-cell table:number-columns-repeated="3"/>
          <table:table-cell table:style-name="ce2" office:value-type="float" office:value="132.7">
            <text:p>132.7</text:p>
          </table:table-cell>
          <table:table-cell table:style-name="ce1" office:value-type="float" office:value="-11.6">
            <text:p>-11.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8.3">
            <text:p>128.3</text:p>
          </table:table-cell>
          <table:table-cell office:value-type="float" office:value="-12.4">
            <text:p>-12.4</text:p>
          </table:table-cell>
          <table:table-cell office:value-type="float" office:value="0.1">
            <text:p>0.1</text:p>
          </table:table-cell>
          <table:table-cell table:formula="of:=0.002*[.B53]+30*[.D53]" office:value-type="float" office:value="3.2566">
            <text:p>3.3</text:p>
          </table:table-cell>
          <table:table-cell table:formula="of:=SUBSTITUTE( CONCATENATE(TEXT([.A53];&quot;0&quot;);&quot; &amp; &quot;;TEXT([.C53];&quot;0.0&quot;);&quot; &amp; &quot;;TEXT([.B53];&quot;0.0&quot;); &quot; $\pm$  &quot;;TEXT([.E53];&quot;0.0&quot;);&quot; \\ &quot;);&quot;,&quot;;&quot;.&quot;)" office:value-type="string" office:string-value="260 &amp; -12.4 &amp; 128.3 $\pm$  3.3 \\ ">
            <text:p>260 &amp; -12.4 &amp; 128.3 $\pm$ <text:s/>3.3 \\ </text:p>
          </table:table-cell>
          <table:table-cell table:number-columns-repeated="3"/>
          <table:table-cell table:style-name="ce2" office:value-type="float" office:value="2633">
            <text:p>2633.0</text:p>
          </table:table-cell>
          <table:table-cell table:style-name="ce2" office:value-type="float" office:value="-3.4">
            <text:p>-3.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30.1">
            <text:p>130.1</text:p>
          </table:table-cell>
          <table:table-cell office:value-type="float" office:value="-12.2">
            <text:p>-12.2</text:p>
          </table:table-cell>
          <table:table-cell office:value-type="float" office:value="0.1">
            <text:p>0.1</text:p>
          </table:table-cell>
          <table:table-cell table:formula="of:=0.002*[.B54]+30*[.D54]" office:value-type="float" office:value="3.2602">
            <text:p>3.3</text:p>
          </table:table-cell>
          <table:table-cell table:formula="of:=SUBSTITUTE( CONCATENATE(TEXT([.A54];&quot;0&quot;);&quot; &amp; &quot;;TEXT([.C54];&quot;0.0&quot;);&quot; &amp; &quot;;TEXT([.B54];&quot;0.0&quot;); &quot; $\pm$  &quot;;TEXT([.E54];&quot;0.0&quot;);&quot; \\ &quot;);&quot;,&quot;;&quot;.&quot;)" office:value-type="string" office:string-value="265 &amp; -12.2 &amp; 130.1 $\pm$  3.3 \\ ">
            <text:p>265 &amp; -12.2 &amp; 130.1 $\pm$ <text:s/>3.3 \\ </text:p>
          </table:table-cell>
          <table:table-cell table:number-columns-repeated="3"/>
          <table:table-cell table:style-name="ce2" office:value-type="float" office:value="2186">
            <text:p>2186.0</text:p>
          </table:table-cell>
          <table:table-cell table:style-name="ce2" office:value-type="float" office:value="-1.6">
            <text:p>-1.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5.2">
            <text:p>125.2</text:p>
          </table:table-cell>
          <table:table-cell office:value-type="float" office:value="-12">
            <text:p>-12.0</text:p>
          </table:table-cell>
          <table:table-cell office:value-type="float" office:value="0.1">
            <text:p>0.1</text:p>
          </table:table-cell>
          <table:table-cell table:formula="of:=0.002*[.B55]+30*[.D55]" office:value-type="float" office:value="3.2504">
            <text:p>3.3</text:p>
          </table:table-cell>
          <table:table-cell table:formula="of:=SUBSTITUTE( CONCATENATE(TEXT([.A55];&quot;0&quot;);&quot; &amp; &quot;;TEXT([.C55];&quot;0.0&quot;);&quot; &amp; &quot;;TEXT([.B55];&quot;0.0&quot;); &quot; $\pm$  &quot;;TEXT([.E55];&quot;0.0&quot;);&quot; \\ &quot;);&quot;,&quot;;&quot;.&quot;)" office:value-type="string" office:string-value="270 &amp; -12.0 &amp; 125.2 $\pm$  3.3 \\ ">
            <text:p>270 &amp; -12.0 &amp; 125.2 $\pm$ <text:s/>3.3 \\ </text:p>
          </table:table-cell>
          <table:table-cell table:number-columns-repeated="5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32.2">
            <text:p>132.2</text:p>
          </table:table-cell>
          <table:table-cell office:value-type="float" office:value="-11.8">
            <text:p>-11.8</text:p>
          </table:table-cell>
          <table:table-cell office:value-type="float" office:value="0.1">
            <text:p>0.1</text:p>
          </table:table-cell>
          <table:table-cell table:formula="of:=0.002*[.B56]+30*[.D56]" office:value-type="float" office:value="3.2644">
            <text:p>3.3</text:p>
          </table:table-cell>
          <table:table-cell table:formula="of:=SUBSTITUTE( CONCATENATE(TEXT([.A56];&quot;0&quot;);&quot; &amp; &quot;;TEXT([.C56];&quot;0.0&quot;);&quot; &amp; &quot;;TEXT([.B56];&quot;0.0&quot;); &quot; $\pm$  &quot;;TEXT([.E56];&quot;0.0&quot;);&quot; \\ &quot;);&quot;,&quot;;&quot;.&quot;)" office:value-type="string" office:string-value="275 &amp; -11.8 &amp; 132.2 $\pm$  3.3 \\ ">
            <text:p>275 &amp; -11.8 &amp; 132.2 $\pm$ <text:s/>3.3 \\ 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table:style-name="ce2" office:value-type="float" office:value="132.7">
            <text:p>132.7</text:p>
          </table:table-cell>
          <table:table-cell office:value-type="float" office:value="-11.6">
            <text:p>-11.6</text:p>
          </table:table-cell>
          <table:table-cell office:value-type="float" office:value="0.1">
            <text:p>0.1</text:p>
          </table:table-cell>
          <table:table-cell table:formula="of:=0.002*[.B57]+30*[.D57]" office:value-type="float" office:value="3.2654">
            <text:p>3.3</text:p>
          </table:table-cell>
          <table:table-cell table:formula="of:=SUBSTITUTE( CONCATENATE(TEXT([.A57];&quot;0&quot;);&quot; &amp; &quot;;TEXT([.C57];&quot;0.0&quot;);&quot; &amp; &quot;;TEXT([.B57];&quot;0.0&quot;); &quot; $\pm$  &quot;;TEXT([.E57];&quot;0.0&quot;);&quot; \\ &quot;);&quot;,&quot;;&quot;.&quot;)" office:value-type="string" office:string-value="280 &amp; -11.6 &amp; 132.7 $\pm$  3.3 \\ ">
            <text:p>280 &amp; -11.6 &amp; 132.7 $\pm$ <text:s/>3.3 \\ </text:p>
          </table:table-cell>
          <table:table-cell table:number-columns-repeated="5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27.7">
            <text:p>127.7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  <table:table-cell table:formula="of:=0.002*[.B58]+30*[.D58]" office:value-type="float" office:value="3.2554">
            <text:p>3.3</text:p>
          </table:table-cell>
          <table:table-cell table:formula="of:=SUBSTITUTE( CONCATENATE(TEXT([.A58];&quot;0&quot;);&quot; &amp; &quot;;TEXT([.C58];&quot;0.0&quot;);&quot; &amp; &quot;;TEXT([.B58];&quot;0.0&quot;); &quot; $\pm$  &quot;;TEXT([.E58];&quot;0.0&quot;);&quot; \\ &quot;);&quot;,&quot;;&quot;.&quot;)" office:value-type="string" office:string-value="285 &amp; -11.4 &amp; 127.7 $\pm$  3.3 \\ ">
            <text:p>285 &amp; -11.4 &amp; 127.7 $\pm$ <text:s/>3.3 \\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table:formula="of:=[.I58]*632.8/SIN([.J58]/1000)/1000000000" office:value-type="float" office:value="0.000395500168746717">
            <text:p>0,000395500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23.3">
            <text:p>123.3</text:p>
          </table:table-cell>
          <table:table-cell office:value-type="float" office:value="-11.2">
            <text:p>-11.2</text:p>
          </table:table-cell>
          <table:table-cell office:value-type="float" office:value="0.1">
            <text:p>0.1</text:p>
          </table:table-cell>
          <table:table-cell table:formula="of:=0.002*[.B59]+30*[.D59]" office:value-type="float" office:value="3.2466">
            <text:p>3.2</text:p>
          </table:table-cell>
          <table:table-cell table:formula="of:=SUBSTITUTE( CONCATENATE(TEXT([.A59];&quot;0&quot;);&quot; &amp; &quot;;TEXT([.C59];&quot;0.0&quot;);&quot; &amp; &quot;;TEXT([.B59];&quot;0.0&quot;); &quot; $\pm$  &quot;;TEXT([.E59];&quot;0.0&quot;);&quot; \\ &quot;);&quot;,&quot;;&quot;.&quot;)" office:value-type="string" office:string-value="290 &amp; -11.2 &amp; 123.3 $\pm$  3.2 \\ ">
            <text:p>290 &amp; -11.2 &amp; 123.3 $\pm$ <text:s/>3.2 \\ 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.4">
            <text:p>3,4</text:p>
          </table:table-cell>
          <table:table-cell table:formula="of:=[.I59]*632.8/SIN([.J59]/1000)/1000000000" office:value-type="float" office:value="0.000372236011291948">
            <text:p>0,00037223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16.3">
            <text:p>116.3</text:p>
          </table:table-cell>
          <table:table-cell office:value-type="float" office:value="-11">
            <text:p>-11.0</text:p>
          </table:table-cell>
          <table:table-cell office:value-type="float" office:value="0.1">
            <text:p>0.1</text:p>
          </table:table-cell>
          <table:table-cell table:formula="of:=0.002*[.B60]+30*[.D60]" office:value-type="float" office:value="3.2326">
            <text:p>3.2</text:p>
          </table:table-cell>
          <table:table-cell table:formula="of:=SUBSTITUTE( CONCATENATE(TEXT([.A60];&quot;0&quot;);&quot; &amp; &quot;;TEXT([.C60];&quot;0.0&quot;);&quot; &amp; &quot;;TEXT([.B60];&quot;0.0&quot;); &quot; $\pm$  &quot;;TEXT([.E60];&quot;0.0&quot;);&quot; \\ &quot;);&quot;,&quot;;&quot;.&quot;)" office:value-type="string" office:string-value="295 &amp; -11.0 &amp; 116.3 $\pm$  3.2 \\ ">
            <text:p>295 &amp; -11.0 &amp; 116.3 $\pm$ <text:s/>3.2 \\ 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.6">
            <text:p>11,6</text:p>
          </table:table-cell>
          <table:table-cell table:formula="of:=[.I60]*632.8/SIN([.J60]/1000)/1000000000" office:value-type="float" office:value="0.000163658842711412">
            <text:p>0,000163658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11.9">
            <text:p>111.9</text:p>
          </table:table-cell>
          <table:table-cell office:value-type="float" office:value="-10.8">
            <text:p>-10.8</text:p>
          </table:table-cell>
          <table:table-cell office:value-type="float" office:value="0.1">
            <text:p>0.1</text:p>
          </table:table-cell>
          <table:table-cell table:formula="of:=0.002*[.B61]+30*[.D61]" office:value-type="float" office:value="3.2238">
            <text:p>3.2</text:p>
          </table:table-cell>
          <table:table-cell table:formula="of:=SUBSTITUTE( CONCATENATE(TEXT([.A61];&quot;0&quot;);&quot; &amp; &quot;;TEXT([.C61];&quot;0.0&quot;);&quot; &amp; &quot;;TEXT([.B61];&quot;0.0&quot;); &quot; $\pm$  &quot;;TEXT([.E61];&quot;0.0&quot;);&quot; \\ &quot;);&quot;,&quot;;&quot;.&quot;)" office:value-type="string" office:string-value="300 &amp; -10.8 &amp; 111.9 $\pm$  3.2 \\ ">
            <text:p>300 &amp; -10.8 &amp; 111.9 $\pm$ <text:s/>3.2 \\ 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[.I61]*632.8/SIN([.J61]/1000)/1000000000" office:value-type="float" office:value="0.00012054219298916">
            <text:p>0,000120542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7.6">
            <text:p>107.6</text:p>
          </table:table-cell>
          <table:table-cell office:value-type="float" office:value="-10.6">
            <text:p>-10.6</text:p>
          </table:table-cell>
          <table:table-cell office:value-type="float" office:value="0.1">
            <text:p>0.1</text:p>
          </table:table-cell>
          <table:table-cell table:formula="of:=0.002*[.B62]+30*[.D62]" office:value-type="float" office:value="3.2152">
            <text:p>3.2</text:p>
          </table:table-cell>
          <table:table-cell table:formula="of:=SUBSTITUTE( CONCATENATE(TEXT([.A62];&quot;0&quot;);&quot; &amp; &quot;;TEXT([.C62];&quot;0.0&quot;);&quot; &amp; &quot;;TEXT([.B62];&quot;0.0&quot;); &quot; $\pm$  &quot;;TEXT([.E62];&quot;0.0&quot;);&quot; \\ &quot;);&quot;,&quot;;&quot;.&quot;)" office:value-type="string" office:string-value="305 &amp; -10.6 &amp; 107.6 $\pm$  3.2 \\ ">
            <text:p>305 &amp; -10.6 &amp; 107.6 $\pm$ <text:s/>3.2 \\ </text:p>
          </table:table-cell>
          <table:table-cell table:number-columns-repeated="5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9.7">
            <text:p>109.7</text:p>
          </table:table-cell>
          <table:table-cell office:value-type="float" office:value="-10.4">
            <text:p>-10.4</text:p>
          </table:table-cell>
          <table:table-cell office:value-type="float" office:value="0.1">
            <text:p>0.1</text:p>
          </table:table-cell>
          <table:table-cell table:formula="of:=0.002*[.B63]+30*[.D63]" office:value-type="float" office:value="3.2194">
            <text:p>3.2</text:p>
          </table:table-cell>
          <table:table-cell table:formula="of:=SUBSTITUTE( CONCATENATE(TEXT([.A63];&quot;0&quot;);&quot; &amp; &quot;;TEXT([.C63];&quot;0.0&quot;);&quot; &amp; &quot;;TEXT([.B63];&quot;0.0&quot;); &quot; $\pm$  &quot;;TEXT([.E63];&quot;0.0&quot;);&quot; \\ &quot;);&quot;,&quot;;&quot;.&quot;)" office:value-type="string" office:string-value="310 &amp; -10.4 &amp; 109.7 $\pm$  3.2 \\ ">
            <text:p>310 &amp; -10.4 &amp; 109.7 $\pm$ <text:s/>3.2 \\ 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9.7">
            <text:p>109.7</text:p>
          </table:table-cell>
          <table:table-cell office:value-type="float" office:value="-10.2">
            <text:p>-10.2</text:p>
          </table:table-cell>
          <table:table-cell office:value-type="float" office:value="0.1">
            <text:p>0.1</text:p>
          </table:table-cell>
          <table:table-cell table:formula="of:=0.002*[.B64]+30*[.D64]" office:value-type="float" office:value="3.2194">
            <text:p>3.2</text:p>
          </table:table-cell>
          <table:table-cell table:formula="of:=SUBSTITUTE( CONCATENATE(TEXT([.A64];&quot;0&quot;);&quot; &amp; &quot;;TEXT([.C64];&quot;0.0&quot;);&quot; &amp; &quot;;TEXT([.B64];&quot;0.0&quot;); &quot; $\pm$  &quot;;TEXT([.E64];&quot;0.0&quot;);&quot; \\ &quot;);&quot;,&quot;;&quot;.&quot;)" office:value-type="string" office:string-value="315 &amp; -10.2 &amp; 109.7 $\pm$  3.2 \\ ">
            <text:p>315 &amp; -10.2 &amp; 109.7 $\pm$ <text:s/>3.2 \\ </text:p>
          </table:table-cell>
          <table:table-cell table:number-columns-repeated="5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7.5">
            <text:p>107.5</text:p>
          </table:table-cell>
          <table:table-cell office:value-type="float" office:value="-10">
            <text:p>-10.0</text:p>
          </table:table-cell>
          <table:table-cell office:value-type="float" office:value="0.1">
            <text:p>0.1</text:p>
          </table:table-cell>
          <table:table-cell table:formula="of:=0.002*[.B65]+30*[.D65]" office:value-type="float" office:value="3.215">
            <text:p>3.2</text:p>
          </table:table-cell>
          <table:table-cell table:formula="of:=SUBSTITUTE( CONCATENATE(TEXT([.A65];&quot;0&quot;);&quot; &amp; &quot;;TEXT([.C65];&quot;0.0&quot;);&quot; &amp; &quot;;TEXT([.B65];&quot;0.0&quot;); &quot; $\pm$  &quot;;TEXT([.E65];&quot;0.0&quot;);&quot; \\ &quot;);&quot;,&quot;;&quot;.&quot;)" office:value-type="string" office:string-value="320 &amp; -10.0 &amp; 107.5 $\pm$  3.2 \\ ">
            <text:p>320 &amp; -10.0 &amp; 107.5 $\pm$ <text:s/>3.2 \\ </text:p>
          </table:table-cell>
          <table:table-cell table:number-columns-repeated="5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7.5">
            <text:p>67.5</text:p>
          </table:table-cell>
          <table:table-cell office:value-type="float" office:value="-9.8">
            <text:p>-9.8</text:p>
          </table:table-cell>
          <table:table-cell office:value-type="float" office:value="0.1">
            <text:p>0.1</text:p>
          </table:table-cell>
          <table:table-cell table:formula="of:=0.002*[.B66]+30*[.D66]" office:value-type="float" office:value="3.135">
            <text:p>3.1</text:p>
          </table:table-cell>
          <table:table-cell table:formula="of:=SUBSTITUTE( CONCATENATE(TEXT([.A66];&quot;0&quot;);&quot; &amp; &quot;;TEXT([.C66];&quot;0.0&quot;);&quot; &amp; &quot;;TEXT([.B66];&quot;0.0&quot;); &quot; $\pm$  &quot;;TEXT([.E66];&quot;0.0&quot;);&quot; \\ &quot;);&quot;,&quot;;&quot;.&quot;)" office:value-type="string" office:string-value="325 &amp; -9.8 &amp; 67.5 $\pm$  3.1 \\ ">
            <text:p>325 &amp; -9.8 &amp; 67.5 $\pm$ <text:s/>3.1 \\ 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9.2">
            <text:p>49.2</text:p>
          </table:table-cell>
          <table:table-cell office:value-type="float" office:value="-9.6">
            <text:p>-9.6</text:p>
          </table:table-cell>
          <table:table-cell office:value-type="float" office:value="0.1">
            <text:p>0.1</text:p>
          </table:table-cell>
          <table:table-cell table:formula="of:=0.002*[.B67]+30*[.D67]" office:value-type="float" office:value="3.0984">
            <text:p>3.1</text:p>
          </table:table-cell>
          <table:table-cell table:formula="of:=SUBSTITUTE( CONCATENATE(TEXT([.A67];&quot;0&quot;);&quot; &amp; &quot;;TEXT([.C67];&quot;0.0&quot;);&quot; &amp; &quot;;TEXT([.B67];&quot;0.0&quot;); &quot; $\pm$  &quot;;TEXT([.E67];&quot;0.0&quot;);&quot; \\ &quot;);&quot;,&quot;;&quot;.&quot;)" office:value-type="string" office:string-value="330 &amp; -9.6 &amp; 49.2 $\pm$  3.1 \\ ">
            <text:p>330 &amp; -9.6 &amp; 49.2 $\pm$ <text:s/>3.1 \\ </text:p>
          </table:table-cell>
          <table:table-cell table:number-columns-repeated="5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4.9">
            <text:p>34.9</text:p>
          </table:table-cell>
          <table:table-cell office:value-type="float" office:value="-9.4">
            <text:p>-9.4</text:p>
          </table:table-cell>
          <table:table-cell office:value-type="float" office:value="0.1">
            <text:p>0.1</text:p>
          </table:table-cell>
          <table:table-cell table:formula="of:=0.002*[.B68]+30*[.D68]" office:value-type="float" office:value="3.0698">
            <text:p>3.1</text:p>
          </table:table-cell>
          <table:table-cell table:formula="of:=SUBSTITUTE( CONCATENATE(TEXT([.A68];&quot;0&quot;);&quot; &amp; &quot;;TEXT([.C68];&quot;0.0&quot;);&quot; &amp; &quot;;TEXT([.B68];&quot;0.0&quot;); &quot; $\pm$  &quot;;TEXT([.E68];&quot;0.0&quot;);&quot; \\ &quot;);&quot;,&quot;;&quot;.&quot;)" office:value-type="string" office:string-value="335 &amp; -9.4 &amp; 34.9 $\pm$  3.1 \\ ">
            <text:p>335 &amp; -9.4 &amp; 34.9 $\pm$ <text:s/>3.1 \\ 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0.9">
            <text:p>20.9</text:p>
          </table:table-cell>
          <table:table-cell office:value-type="float" office:value="-9.2">
            <text:p>-9.2</text:p>
          </table:table-cell>
          <table:table-cell office:value-type="float" office:value="0.1">
            <text:p>0.1</text:p>
          </table:table-cell>
          <table:table-cell table:formula="of:=0.002*[.B69]+30*[.D69]" office:value-type="float" office:value="3.0418">
            <text:p>3.0</text:p>
          </table:table-cell>
          <table:table-cell table:formula="of:=SUBSTITUTE( CONCATENATE(TEXT([.A69];&quot;0&quot;);&quot; &amp; &quot;;TEXT([.C69];&quot;0.0&quot;);&quot; &amp; &quot;;TEXT([.B69];&quot;0.0&quot;); &quot; $\pm$  &quot;;TEXT([.E69];&quot;0.0&quot;);&quot; \\ &quot;);&quot;,&quot;;&quot;.&quot;)" office:value-type="string" office:string-value="340 &amp; -9.2 &amp; 20.9 $\pm$  3.0 \\ ">
            <text:p>340 &amp; -9.2 &amp; 20.9 $\pm$ <text:s/>3.0 \\ </text:p>
          </table:table-cell>
          <table:table-cell table:number-columns-repeated="5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3.2">
            <text:p>13.2</text:p>
          </table:table-cell>
          <table:table-cell office:value-type="float" office:value="-9">
            <text:p>-9.0</text:p>
          </table:table-cell>
          <table:table-cell office:value-type="float" office:value="0.1">
            <text:p>0.1</text:p>
          </table:table-cell>
          <table:table-cell table:formula="of:=0.002*[.B70]+30*[.D70]" office:value-type="float" office:value="3.0264">
            <text:p>3.0</text:p>
          </table:table-cell>
          <table:table-cell table:formula="of:=SUBSTITUTE( CONCATENATE(TEXT([.A70];&quot;0&quot;);&quot; &amp; &quot;;TEXT([.C70];&quot;0.0&quot;);&quot; &amp; &quot;;TEXT([.B70];&quot;0.0&quot;); &quot; $\pm$  &quot;;TEXT([.E70];&quot;0.0&quot;);&quot; \\ &quot;);&quot;,&quot;;&quot;.&quot;)" office:value-type="string" office:string-value="345 &amp; -9.0 &amp; 13.2 $\pm$  3.0 \\ ">
            <text:p>345 &amp; -9.0 &amp; 13.2 $\pm$ <text:s/>3.0 \\ 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.9">
            <text:p>9.9</text:p>
          </table:table-cell>
          <table:table-cell office:value-type="float" office:value="-8.8">
            <text:p>-8.8</text:p>
          </table:table-cell>
          <table:table-cell office:value-type="float" office:value="0.1">
            <text:p>0.1</text:p>
          </table:table-cell>
          <table:table-cell table:formula="of:=0.002*[.B71]+30*[.D71]" office:value-type="float" office:value="3.0198">
            <text:p>3.0</text:p>
          </table:table-cell>
          <table:table-cell table:formula="of:=SUBSTITUTE( CONCATENATE(TEXT([.A71];&quot;0&quot;);&quot; &amp; &quot;;TEXT([.C71];&quot;0.0&quot;);&quot; &amp; &quot;;TEXT([.B71];&quot;0.0&quot;); &quot; $\pm$  &quot;;TEXT([.E71];&quot;0.0&quot;);&quot; \\ &quot;);&quot;,&quot;;&quot;.&quot;)" office:value-type="string" office:string-value="350 &amp; -8.8 &amp; 9.9 $\pm$  3.0 \\ ">
            <text:p>350 &amp; -8.8 &amp; 9.9 $\pm$ <text:s/>3.0 \\ 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.7">
            <text:p>10.7</text:p>
          </table:table-cell>
          <table:table-cell office:value-type="float" office:value="-8.6">
            <text:p>-8.6</text:p>
          </table:table-cell>
          <table:table-cell office:value-type="float" office:value="0.1">
            <text:p>0.1</text:p>
          </table:table-cell>
          <table:table-cell table:formula="of:=0.002*[.B72]+30*[.D72]" office:value-type="float" office:value="3.0214">
            <text:p>3.0</text:p>
          </table:table-cell>
          <table:table-cell table:formula="of:=SUBSTITUTE( CONCATENATE(TEXT([.A72];&quot;0&quot;);&quot; &amp; &quot;;TEXT([.C72];&quot;0.0&quot;);&quot; &amp; &quot;;TEXT([.B72];&quot;0.0&quot;); &quot; $\pm$  &quot;;TEXT([.E72];&quot;0.0&quot;);&quot; \\ &quot;);&quot;,&quot;;&quot;.&quot;)" office:value-type="string" office:string-value="355 &amp; -8.6 &amp; 10.7 $\pm$  3.0 \\ ">
            <text:p>355 &amp; -8.6 &amp; 10.7 $\pm$ <text:s/>3.0 \\ </text:p>
          </table:table-cell>
          <table:table-cell table:number-columns-repeated="5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.5">
            <text:p>6.5</text:p>
          </table:table-cell>
          <table:table-cell office:value-type="float" office:value="-8.4">
            <text:p>-8.4</text:p>
          </table:table-cell>
          <table:table-cell office:value-type="float" office:value="0.1">
            <text:p>0.1</text:p>
          </table:table-cell>
          <table:table-cell table:formula="of:=0.002*[.B73]+30*[.D73]" office:value-type="float" office:value="3.013">
            <text:p>3.0</text:p>
          </table:table-cell>
          <table:table-cell table:formula="of:=SUBSTITUTE( CONCATENATE(TEXT([.A73];&quot;0&quot;);&quot; &amp; &quot;;TEXT([.C73];&quot;0.0&quot;);&quot; &amp; &quot;;TEXT([.B73];&quot;0.0&quot;); &quot; $\pm$  &quot;;TEXT([.E73];&quot;0.0&quot;);&quot; \\ &quot;);&quot;,&quot;;&quot;.&quot;)" office:value-type="string" office:string-value="360 &amp; -8.4 &amp; 6.5 $\pm$  3.0 \\ ">
            <text:p>360 &amp; -8.4 &amp; 6.5 $\pm$ <text:s/>3.0 \\ </text:p>
          </table:table-cell>
          <table:table-cell table:number-columns-repeated="5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.5">
            <text:p>6.5</text:p>
          </table:table-cell>
          <table:table-cell office:value-type="float" office:value="-8.2">
            <text:p>-8.2</text:p>
          </table:table-cell>
          <table:table-cell office:value-type="float" office:value="0.1">
            <text:p>0.1</text:p>
          </table:table-cell>
          <table:table-cell table:formula="of:=0.002*[.B74]+30*[.D74]" office:value-type="float" office:value="3.013">
            <text:p>3.0</text:p>
          </table:table-cell>
          <table:table-cell table:formula="of:=SUBSTITUTE( CONCATENATE(TEXT([.A74];&quot;0&quot;);&quot; &amp; &quot;;TEXT([.C74];&quot;0.0&quot;);&quot; &amp; &quot;;TEXT([.B74];&quot;0.0&quot;); &quot; $\pm$  &quot;;TEXT([.E74];&quot;0.0&quot;);&quot; \\ &quot;);&quot;,&quot;;&quot;.&quot;)" office:value-type="string" office:string-value="365 &amp; -8.2 &amp; 6.5 $\pm$  3.0 \\ ">
            <text:p>365 &amp; -8.2 &amp; 6.5 $\pm$ <text:s/>3.0 \\ </text:p>
          </table:table-cell>
          <table:table-cell table:number-columns-repeated="5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.5">
            <text:p>8.5</text:p>
          </table:table-cell>
          <table:table-cell office:value-type="float" office:value="-8">
            <text:p>-8.0</text:p>
          </table:table-cell>
          <table:table-cell office:value-type="float" office:value="0.1">
            <text:p>0.1</text:p>
          </table:table-cell>
          <table:table-cell table:formula="of:=0.002*[.B75]+30*[.D75]" office:value-type="float" office:value="3.017">
            <text:p>3.0</text:p>
          </table:table-cell>
          <table:table-cell table:formula="of:=SUBSTITUTE( CONCATENATE(TEXT([.A75];&quot;0&quot;);&quot; &amp; &quot;;TEXT([.C75];&quot;0.0&quot;);&quot; &amp; &quot;;TEXT([.B75];&quot;0.0&quot;); &quot; $\pm$  &quot;;TEXT([.E75];&quot;0.0&quot;);&quot; \\ &quot;);&quot;,&quot;;&quot;.&quot;)" office:value-type="string" office:string-value="370 &amp; -8.0 &amp; 8.5 $\pm$  3.0 \\ ">
            <text:p>370 &amp; -8.0 &amp; 8.5 $\pm$ <text:s/>3.0 \\ </text:p>
          </table:table-cell>
          <table:table-cell table:number-columns-repeated="5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.2">
            <text:p>14.2</text:p>
          </table:table-cell>
          <table:table-cell office:value-type="float" office:value="-7.8">
            <text:p>-7.8</text:p>
          </table:table-cell>
          <table:table-cell office:value-type="float" office:value="0.1">
            <text:p>0.1</text:p>
          </table:table-cell>
          <table:table-cell table:formula="of:=0.002*[.B76]+30*[.D76]" office:value-type="float" office:value="3.0284">
            <text:p>3.0</text:p>
          </table:table-cell>
          <table:table-cell table:formula="of:=SUBSTITUTE( CONCATENATE(TEXT([.A76];&quot;0&quot;);&quot; &amp; &quot;;TEXT([.C76];&quot;0.0&quot;);&quot; &amp; &quot;;TEXT([.B76];&quot;0.0&quot;); &quot; $\pm$  &quot;;TEXT([.E76];&quot;0.0&quot;);&quot; \\ &quot;);&quot;,&quot;;&quot;.&quot;)" office:value-type="string" office:string-value="375 &amp; -7.8 &amp; 14.2 $\pm$  3.0 \\ ">
            <text:p>375 &amp; -7.8 &amp; 14.2 $\pm$ <text:s/>3.0 \\ </text:p>
          </table:table-cell>
          <table:table-cell table:number-columns-repeated="5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3.4">
            <text:p>23.4</text:p>
          </table:table-cell>
          <table:table-cell office:value-type="float" office:value="-7.6">
            <text:p>-7.6</text:p>
          </table:table-cell>
          <table:table-cell office:value-type="float" office:value="0.1">
            <text:p>0.1</text:p>
          </table:table-cell>
          <table:table-cell table:formula="of:=0.002*[.B77]+30*[.D77]" office:value-type="float" office:value="3.0468">
            <text:p>3.0</text:p>
          </table:table-cell>
          <table:table-cell table:formula="of:=SUBSTITUTE( CONCATENATE(TEXT([.A77];&quot;0&quot;);&quot; &amp; &quot;;TEXT([.C77];&quot;0.0&quot;);&quot; &amp; &quot;;TEXT([.B77];&quot;0.0&quot;); &quot; $\pm$  &quot;;TEXT([.E77];&quot;0.0&quot;);&quot; \\ &quot;);&quot;,&quot;;&quot;.&quot;)" office:value-type="string" office:string-value="380 &amp; -7.6 &amp; 23.4 $\pm$  3.0 \\ ">
            <text:p>380 &amp; -7.6 &amp; 23.4 $\pm$ <text:s/>3.0 \\ </text:p>
          </table:table-cell>
          <table:table-cell table:number-columns-repeated="5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1.2">
            <text:p>41.2</text:p>
          </table:table-cell>
          <table:table-cell office:value-type="float" office:value="-7.4">
            <text:p>-7.4</text:p>
          </table:table-cell>
          <table:table-cell office:value-type="float" office:value="0.1">
            <text:p>0.1</text:p>
          </table:table-cell>
          <table:table-cell table:formula="of:=0.002*[.B78]+30*[.D78]" office:value-type="float" office:value="3.0824">
            <text:p>3.1</text:p>
          </table:table-cell>
          <table:table-cell table:formula="of:=SUBSTITUTE( CONCATENATE(TEXT([.A78];&quot;0&quot;);&quot; &amp; &quot;;TEXT([.C78];&quot;0.0&quot;);&quot; &amp; &quot;;TEXT([.B78];&quot;0.0&quot;); &quot; $\pm$  &quot;;TEXT([.E78];&quot;0.0&quot;);&quot; \\ &quot;);&quot;,&quot;;&quot;.&quot;)" office:value-type="string" office:string-value="385 &amp; -7.4 &amp; 41.2 $\pm$  3.1 \\ ">
            <text:p>385 &amp; -7.4 &amp; 41.2 $\pm$ <text:s/>3.1 \\ </text:p>
          </table:table-cell>
          <table:table-cell table:number-columns-repeated="5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2.1">
            <text:p>82.1</text:p>
          </table:table-cell>
          <table:table-cell office:value-type="float" office:value="-7.2">
            <text:p>-7.2</text:p>
          </table:table-cell>
          <table:table-cell office:value-type="float" office:value="0.1">
            <text:p>0.1</text:p>
          </table:table-cell>
          <table:table-cell table:formula="of:=0.002*[.B79]+30*[.D79]" office:value-type="float" office:value="3.1642">
            <text:p>3.2</text:p>
          </table:table-cell>
          <table:table-cell table:formula="of:=SUBSTITUTE( CONCATENATE(TEXT([.A79];&quot;0&quot;);&quot; &amp; &quot;;TEXT([.C79];&quot;0.0&quot;);&quot; &amp; &quot;;TEXT([.B79];&quot;0.0&quot;); &quot; $\pm$  &quot;;TEXT([.E79];&quot;0.0&quot;);&quot; \\ &quot;);&quot;,&quot;;&quot;.&quot;)" office:value-type="string" office:string-value="390 &amp; -7.2 &amp; 82.1 $\pm$  3.2 \\ ">
            <text:p>390 &amp; -7.2 &amp; 82.1 $\pm$ <text:s/>3.2 \\ </text:p>
          </table:table-cell>
          <table:table-cell table:number-columns-repeated="5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7.6">
            <text:p>147.6</text:p>
          </table:table-cell>
          <table:table-cell office:value-type="float" office:value="-7">
            <text:p>-7.0</text:p>
          </table:table-cell>
          <table:table-cell office:value-type="float" office:value="0.1">
            <text:p>0.1</text:p>
          </table:table-cell>
          <table:table-cell table:formula="of:=0.002*[.B80]+30*[.D80]" office:value-type="float" office:value="3.2952">
            <text:p>3.3</text:p>
          </table:table-cell>
          <table:table-cell table:formula="of:=SUBSTITUTE( CONCATENATE(TEXT([.A80];&quot;0&quot;);&quot; &amp; &quot;;TEXT([.C80];&quot;0.0&quot;);&quot; &amp; &quot;;TEXT([.B80];&quot;0.0&quot;); &quot; $\pm$  &quot;;TEXT([.E80];&quot;0.0&quot;);&quot; \\ &quot;);&quot;,&quot;;&quot;.&quot;)" office:value-type="string" office:string-value="395 &amp; -7.0 &amp; 147.6 $\pm$  3.3 \\ ">
            <text:p>395 &amp; -7.0 &amp; 147.6 $\pm$ <text:s/>3.3 \\ 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5.3">
            <text:p>215.3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  <table:table-cell table:formula="of:=0.002*[.B81]+30*[.D81]" office:value-type="float" office:value="3.4306">
            <text:p>3.4</text:p>
          </table:table-cell>
          <table:table-cell table:formula="of:=SUBSTITUTE( CONCATENATE(TEXT([.A81];&quot;0&quot;);&quot; &amp; &quot;;TEXT([.C81];&quot;0.0&quot;);&quot; &amp; &quot;;TEXT([.B81];&quot;0.0&quot;); &quot; $\pm$  &quot;;TEXT([.E81];&quot;0.0&quot;);&quot; \\ &quot;);&quot;,&quot;;&quot;.&quot;)" office:value-type="string" office:string-value="400 &amp; -6.8 &amp; 215.3 $\pm$  3.4 \\ ">
            <text:p>400 &amp; -6.8 &amp; 215.3 $\pm$ <text:s/>3.4 \\ </text:p>
          </table:table-cell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87.1">
            <text:p>287.1</text:p>
          </table:table-cell>
          <table:table-cell office:value-type="float" office:value="-6.6">
            <text:p>-6.6</text:p>
          </table:table-cell>
          <table:table-cell office:value-type="float" office:value="0.1">
            <text:p>0.1</text:p>
          </table:table-cell>
          <table:table-cell table:formula="of:=0.002*[.B82]+30*[.D82]" office:value-type="float" office:value="3.5742">
            <text:p>3.6</text:p>
          </table:table-cell>
          <table:table-cell table:formula="of:=SUBSTITUTE( CONCATENATE(TEXT([.A82];&quot;0&quot;);&quot; &amp; &quot;;TEXT([.C82];&quot;0.0&quot;);&quot; &amp; &quot;;TEXT([.B82];&quot;0.0&quot;); &quot; $\pm$  &quot;;TEXT([.E82];&quot;0.0&quot;);&quot; \\ &quot;);&quot;,&quot;;&quot;.&quot;)" office:value-type="string" office:string-value="405 &amp; -6.6 &amp; 287.1 $\pm$  3.6 \\ ">
            <text:p>405 &amp; -6.6 &amp; 287.1 $\pm$ <text:s/>3.6 \\ 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92">
            <text:p>392.0</text:p>
          </table:table-cell>
          <table:table-cell office:value-type="float" office:value="-6.4">
            <text:p>-6.4</text:p>
          </table:table-cell>
          <table:table-cell office:value-type="float" office:value="0.1">
            <text:p>0.1</text:p>
          </table:table-cell>
          <table:table-cell table:formula="of:=0.002*[.B83]+30*[.D83]" office:value-type="float" office:value="3.784">
            <text:p>3.8</text:p>
          </table:table-cell>
          <table:table-cell table:formula="of:=SUBSTITUTE( CONCATENATE(TEXT([.A83];&quot;0&quot;);&quot; &amp; &quot;;TEXT([.C83];&quot;0.0&quot;);&quot; &amp; &quot;;TEXT([.B83];&quot;0.0&quot;); &quot; $\pm$  &quot;;TEXT([.E83];&quot;0.0&quot;);&quot; \\ &quot;);&quot;,&quot;;&quot;.&quot;)" office:value-type="string" office:string-value="410 &amp; -6.4 &amp; 392.0 $\pm$  3.8 \\ ">
            <text:p>410 &amp; -6.4 &amp; 392.0 $\pm$ <text:s/>3.8 \\ </text:p>
          </table:table-cell>
          <table:table-cell table:number-columns-repeated="5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423">
            <text:p>423.0</text:p>
          </table:table-cell>
          <table:table-cell office:value-type="float" office:value="-6.2">
            <text:p>-6.2</text:p>
          </table:table-cell>
          <table:table-cell office:value-type="float" office:value="1">
            <text:p>1.0</text:p>
          </table:table-cell>
          <table:table-cell table:formula="of:=0.002*[.B84]+30*[.D84]" office:value-type="float" office:value="30.846">
            <text:p>30.8</text:p>
          </table:table-cell>
          <table:table-cell table:formula="of:=SUBSTITUTE( CONCATENATE(TEXT([.A84];&quot;0&quot;);&quot; &amp; &quot;;TEXT([.C84];&quot;0.0&quot;);&quot; &amp; &quot;;TEXT([.B84];&quot;0&quot;); &quot; $\pm$  &quot;;TEXT([.E84];&quot;0&quot;);&quot; \\ &quot;);&quot;,&quot;;&quot;.&quot;)" office:value-type="string" office:string-value="415 &amp; -6.2 &amp; 423 $\pm$  31 \\ ">
            <text:p>415 &amp; -6.2 &amp; 423 $\pm$ <text:s/>31 \\ </text:p>
          </table:table-cell>
          <table:table-cell table:number-columns-repeated="5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00">
            <text:p>400.0</text:p>
          </table:table-cell>
          <table:table-cell office:value-type="float" office:value="-6">
            <text:p>-6.0</text:p>
          </table:table-cell>
          <table:table-cell office:value-type="float" office:value="1">
            <text:p>1.0</text:p>
          </table:table-cell>
          <table:table-cell table:formula="of:=0.002*[.B85]+30*[.D85]" office:value-type="float" office:value="30.8">
            <text:p>30.8</text:p>
          </table:table-cell>
          <table:table-cell table:formula="of:=SUBSTITUTE( CONCATENATE(TEXT([.A85];&quot;0&quot;);&quot; &amp; &quot;;TEXT([.C85];&quot;0.0&quot;);&quot; &amp; &quot;;TEXT([.B85];&quot;0&quot;); &quot; $\pm$  &quot;;TEXT([.E85];&quot;0&quot;);&quot; \\ &quot;);&quot;,&quot;;&quot;.&quot;)" office:value-type="string" office:string-value="420 &amp; -6.0 &amp; 400 $\pm$  31 \\ ">
            <text:p>420 &amp; -6.0 &amp; 400 $\pm$ <text:s/>31 \\ </text:p>
          </table:table-cell>
          <table:table-cell table:number-columns-repeated="5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42">
            <text:p>642.0</text:p>
          </table:table-cell>
          <table:table-cell office:value-type="float" office:value="-5.8">
            <text:p>-5.8</text:p>
          </table:table-cell>
          <table:table-cell office:value-type="float" office:value="1">
            <text:p>1.0</text:p>
          </table:table-cell>
          <table:table-cell table:formula="of:=0.002*[.B86]+30*[.D86]" office:value-type="float" office:value="31.284">
            <text:p>31.3</text:p>
          </table:table-cell>
          <table:table-cell table:formula="of:=SUBSTITUTE( CONCATENATE(TEXT([.A86];&quot;0&quot;);&quot; &amp; &quot;;TEXT([.C86];&quot;0.0&quot;);&quot; &amp; &quot;;TEXT([.B86];&quot;0&quot;); &quot; $\pm$  &quot;;TEXT([.E86];&quot;0&quot;);&quot; \\ &quot;);&quot;,&quot;;&quot;.&quot;)" office:value-type="string" office:string-value="425 &amp; -5.8 &amp; 642 $\pm$  31 \\ ">
            <text:p>425 &amp; -5.8 &amp; 642 $\pm$ <text:s/>31 \\ </text:p>
          </table:table-cell>
          <table:table-cell table:number-columns-repeated="5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80">
            <text:p>980.0</text:p>
          </table:table-cell>
          <table:table-cell office:value-type="float" office:value="-5.6">
            <text:p>-5.6</text:p>
          </table:table-cell>
          <table:table-cell office:value-type="float" office:value="1">
            <text:p>1.0</text:p>
          </table:table-cell>
          <table:table-cell table:formula="of:=0.002*[.B87]+30*[.D87]" office:value-type="float" office:value="31.96">
            <text:p>32.0</text:p>
          </table:table-cell>
          <table:table-cell table:formula="of:=SUBSTITUTE( CONCATENATE(TEXT([.A87];&quot;0&quot;);&quot; &amp; &quot;;TEXT([.C87];&quot;0.0&quot;);&quot; &amp; &quot;;TEXT([.B87];&quot;0&quot;); &quot; $\pm$  &quot;;TEXT([.E87];&quot;0&quot;);&quot; \\ &quot;);&quot;,&quot;;&quot;.&quot;)" office:value-type="string" office:string-value="430 &amp; -5.6 &amp; 980 $\pm$  32 \\ ">
            <text:p>430 &amp; -5.6 &amp; 980 $\pm$ <text:s/>32 \\ </text:p>
          </table:table-cell>
          <table:table-cell table:number-columns-repeated="5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079">
            <text:p>1079.0</text:p>
          </table:table-cell>
          <table:table-cell office:value-type="float" office:value="-5.4">
            <text:p>-5.4</text:p>
          </table:table-cell>
          <table:table-cell office:value-type="float" office:value="1">
            <text:p>1.0</text:p>
          </table:table-cell>
          <table:table-cell table:formula="of:=0.002*[.B88]+30*[.D88]" office:value-type="float" office:value="32.158">
            <text:p>32.2</text:p>
          </table:table-cell>
          <table:table-cell table:formula="of:=SUBSTITUTE( CONCATENATE(TEXT([.A88];&quot;0&quot;);&quot; &amp; &quot;;TEXT([.C88];&quot;0.0&quot;);&quot; &amp; &quot;;TEXT([.B88];&quot;0&quot;); &quot; $\pm$  &quot;;TEXT([.E88];&quot;0&quot;);&quot; \\ &quot;);&quot;,&quot;;&quot;.&quot;)" office:value-type="string" office:string-value="435 &amp; -5.4 &amp; 1079 $\pm$  32 \\ ">
            <text:p>435 &amp; -5.4 &amp; 1079 $\pm$ <text:s/>32 \\ </text:p>
          </table:table-cell>
          <table:table-cell table:number-columns-repeated="5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106">
            <text:p>1106.0</text:p>
          </table:table-cell>
          <table:table-cell office:value-type="float" office:value="-5.2">
            <text:p>-5.2</text:p>
          </table:table-cell>
          <table:table-cell office:value-type="float" office:value="1">
            <text:p>1.0</text:p>
          </table:table-cell>
          <table:table-cell table:formula="of:=0.002*[.B89]+30*[.D89]" office:value-type="float" office:value="32.212">
            <text:p>32.2</text:p>
          </table:table-cell>
          <table:table-cell table:formula="of:=SUBSTITUTE( CONCATENATE(TEXT([.A89];&quot;0&quot;);&quot; &amp; &quot;;TEXT([.C89];&quot;0.0&quot;);&quot; &amp; &quot;;TEXT([.B89];&quot;0&quot;); &quot; $\pm$  &quot;;TEXT([.E89];&quot;0&quot;);&quot; \\ &quot;);&quot;,&quot;;&quot;.&quot;)" office:value-type="string" office:string-value="440 &amp; -5.2 &amp; 1106 $\pm$  32 \\ ">
            <text:p>440 &amp; -5.2 &amp; 1106 $\pm$ <text:s/>32 \\ 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159">
            <text:p>1159.0</text:p>
          </table:table-cell>
          <table:table-cell office:value-type="float" office:value="-5">
            <text:p>-5.0</text:p>
          </table:table-cell>
          <table:table-cell office:value-type="float" office:value="1">
            <text:p>1.0</text:p>
          </table:table-cell>
          <table:table-cell table:formula="of:=0.002*[.B90]+30*[.D90]" office:value-type="float" office:value="32.318">
            <text:p>32.3</text:p>
          </table:table-cell>
          <table:table-cell table:formula="of:=SUBSTITUTE( CONCATENATE(TEXT([.A90];&quot;0&quot;);&quot; &amp; &quot;;TEXT([.C90];&quot;0.0&quot;);&quot; &amp; &quot;;TEXT([.B90];&quot;0&quot;); &quot; $\pm$  &quot;;TEXT([.E90];&quot;0&quot;);&quot; \\ &quot;);&quot;,&quot;;&quot;.&quot;)" office:value-type="string" office:string-value="445 &amp; -5.0 &amp; 1159 $\pm$  32 \\ ">
            <text:p>445 &amp; -5.0 &amp; 1159 $\pm$ <text:s/>32 \\ 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87">
            <text:p>1187.0</text:p>
          </table:table-cell>
          <table:table-cell office:value-type="float" office:value="-4.8">
            <text:p>-4.8</text:p>
          </table:table-cell>
          <table:table-cell office:value-type="float" office:value="1">
            <text:p>1.0</text:p>
          </table:table-cell>
          <table:table-cell table:formula="of:=0.002*[.B91]+30*[.D91]" office:value-type="float" office:value="32.374">
            <text:p>32.4</text:p>
          </table:table-cell>
          <table:table-cell table:formula="of:=SUBSTITUTE( CONCATENATE(TEXT([.A91];&quot;0&quot;);&quot; &amp; &quot;;TEXT([.C91];&quot;0.0&quot;);&quot; &amp; &quot;;TEXT([.B91];&quot;0&quot;); &quot; $\pm$  &quot;;TEXT([.E91];&quot;0&quot;);&quot; \\ &quot;);&quot;,&quot;;&quot;.&quot;)" office:value-type="string" office:string-value="450 &amp; -4.8 &amp; 1187 $\pm$  32 \\ ">
            <text:p>450 &amp; -4.8 &amp; 1187 $\pm$ <text:s/>32 \\ </text:p>
          </table:table-cell>
          <table:table-cell table:number-columns-repeated="5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368">
            <text:p>1368.0</text:p>
          </table:table-cell>
          <table:table-cell office:value-type="float" office:value="-4.6">
            <text:p>-4.6</text:p>
          </table:table-cell>
          <table:table-cell office:value-type="float" office:value="1">
            <text:p>1.0</text:p>
          </table:table-cell>
          <table:table-cell table:formula="of:=0.002*[.B92]+30*[.D92]" office:value-type="float" office:value="32.736">
            <text:p>32.7</text:p>
          </table:table-cell>
          <table:table-cell table:formula="of:=SUBSTITUTE( CONCATENATE(TEXT([.A92];&quot;0&quot;);&quot; &amp; &quot;;TEXT([.C92];&quot;0.0&quot;);&quot; &amp; &quot;;TEXT([.B92];&quot;0&quot;); &quot; $\pm$  &quot;;TEXT([.E92];&quot;0&quot;);&quot; \\ &quot;);&quot;,&quot;;&quot;.&quot;)" office:value-type="string" office:string-value="455 &amp; -4.6 &amp; 1368 $\pm$  33 \\ ">
            <text:p>455 &amp; -4.6 &amp; 1368 $\pm$ <text:s/>33 \\ </text:p>
          </table:table-cell>
          <table:table-cell table:number-columns-repeated="5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572">
            <text:p>1572.0</text:p>
          </table:table-cell>
          <table:table-cell office:value-type="float" office:value="-4.4">
            <text:p>-4.4</text:p>
          </table:table-cell>
          <table:table-cell office:value-type="float" office:value="1">
            <text:p>1.0</text:p>
          </table:table-cell>
          <table:table-cell table:formula="of:=0.002*[.B93]+30*[.D93]" office:value-type="float" office:value="33.144">
            <text:p>33.1</text:p>
          </table:table-cell>
          <table:table-cell table:formula="of:=SUBSTITUTE( CONCATENATE(TEXT([.A93];&quot;0&quot;);&quot; &amp; &quot;;TEXT([.C93];&quot;0.0&quot;);&quot; &amp; &quot;;TEXT([.B93];&quot;0&quot;); &quot; $\pm$  &quot;;TEXT([.E93];&quot;0&quot;);&quot; \\ &quot;);&quot;,&quot;;&quot;.&quot;)" office:value-type="string" office:string-value="460 &amp; -4.4 &amp; 1572 $\pm$  33 \\ ">
            <text:p>460 &amp; -4.4 &amp; 1572 $\pm$ <text:s/>33 \\ </text:p>
          </table:table-cell>
          <table:table-cell table:number-columns-repeated="5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880">
            <text:p>1880.0</text:p>
          </table:table-cell>
          <table:table-cell office:value-type="float" office:value="-4.2">
            <text:p>-4.2</text:p>
          </table:table-cell>
          <table:table-cell office:value-type="float" office:value="1">
            <text:p>1.0</text:p>
          </table:table-cell>
          <table:table-cell table:formula="of:=0.002*[.B94]+30*[.D94]" office:value-type="float" office:value="33.76">
            <text:p>33.8</text:p>
          </table:table-cell>
          <table:table-cell table:formula="of:=SUBSTITUTE( CONCATENATE(TEXT([.A94];&quot;0&quot;);&quot; &amp; &quot;;TEXT([.C94];&quot;0.0&quot;);&quot; &amp; &quot;;TEXT([.B94];&quot;0&quot;); &quot; $\pm$  &quot;;TEXT([.E94];&quot;0&quot;);&quot; \\ &quot;);&quot;,&quot;;&quot;.&quot;)" office:value-type="string" office:string-value="465 &amp; -4.2 &amp; 1880 $\pm$  34 \\ ">
            <text:p>465 &amp; -4.2 &amp; 1880 $\pm$ <text:s/>34 \\ </text:p>
          </table:table-cell>
          <table:table-cell table:number-columns-repeated="5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117">
            <text:p>2117.0</text:p>
          </table:table-cell>
          <table:table-cell office:value-type="float" office:value="-4">
            <text:p>-4.0</text:p>
          </table:table-cell>
          <table:table-cell office:value-type="float" office:value="1">
            <text:p>1.0</text:p>
          </table:table-cell>
          <table:table-cell table:formula="of:=0.002*[.B95]+30*[.D95]" office:value-type="float" office:value="34.234">
            <text:p>34.2</text:p>
          </table:table-cell>
          <table:table-cell table:formula="of:=SUBSTITUTE( CONCATENATE(TEXT([.A95];&quot;0&quot;);&quot; &amp; &quot;;TEXT([.C95];&quot;0.0&quot;);&quot; &amp; &quot;;TEXT([.B95];&quot;0&quot;); &quot; $\pm$  &quot;;TEXT([.E95];&quot;0&quot;);&quot; \\ &quot;);&quot;,&quot;;&quot;.&quot;)" office:value-type="string" office:string-value="470 &amp; -4.0 &amp; 2117 $\pm$  34 \\ ">
            <text:p>470 &amp; -4.0 &amp; 2117 $\pm$ <text:s/>34 \\ </text:p>
          </table:table-cell>
          <table:table-cell table:number-columns-repeated="5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404">
            <text:p>2404.0</text:p>
          </table:table-cell>
          <table:table-cell office:value-type="float" office:value="-3.8">
            <text:p>-3.8</text:p>
          </table:table-cell>
          <table:table-cell office:value-type="float" office:value="1">
            <text:p>1.0</text:p>
          </table:table-cell>
          <table:table-cell table:formula="of:=0.002*[.B96]+30*[.D96]" office:value-type="float" office:value="34.808">
            <text:p>34.8</text:p>
          </table:table-cell>
          <table:table-cell table:formula="of:=SUBSTITUTE( CONCATENATE(TEXT([.A96];&quot;0&quot;);&quot; &amp; &quot;;TEXT([.C96];&quot;0.0&quot;);&quot; &amp; &quot;;TEXT([.B96];&quot;0&quot;); &quot; $\pm$  &quot;;TEXT([.E96];&quot;0&quot;);&quot; \\ &quot;);&quot;,&quot;;&quot;.&quot;)" office:value-type="string" office:string-value="475 &amp; -3.8 &amp; 2404 $\pm$  35 \\ ">
            <text:p>475 &amp; -3.8 &amp; 2404 $\pm$ <text:s/>35 \\ </text:p>
          </table:table-cell>
          <table:table-cell table:number-columns-repeated="5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612">
            <text:p>2612.0</text:p>
          </table:table-cell>
          <table:table-cell office:value-type="float" office:value="-3.6">
            <text:p>-3.6</text:p>
          </table:table-cell>
          <table:table-cell office:value-type="float" office:value="1">
            <text:p>1.0</text:p>
          </table:table-cell>
          <table:table-cell table:formula="of:=0.002*[.B97]+30*[.D97]" office:value-type="float" office:value="35.224">
            <text:p>35.2</text:p>
          </table:table-cell>
          <table:table-cell table:formula="of:=SUBSTITUTE( CONCATENATE(TEXT([.A97];&quot;0&quot;);&quot; &amp; &quot;;TEXT([.C97];&quot;0.0&quot;);&quot; &amp; &quot;;TEXT([.B97];&quot;0&quot;); &quot; $\pm$  &quot;;TEXT([.E97];&quot;0&quot;);&quot; \\ &quot;);&quot;,&quot;;&quot;.&quot;)" office:value-type="string" office:string-value="480 &amp; -3.6 &amp; 2612 $\pm$  35 \\ ">
            <text:p>480 &amp; -3.6 &amp; 2612 $\pm$ <text:s/>35 \\ </text:p>
          </table:table-cell>
          <table:table-cell table:number-columns-repeated="5"/>
        </table:table-row>
        <table:table-row table:style-name="ro1">
          <table:table-cell office:value-type="float" office:value="485">
            <text:p>485</text:p>
          </table:table-cell>
          <table:table-cell table:style-name="ce2" office:value-type="float" office:value="2633">
            <text:p>2633.0</text:p>
          </table:table-cell>
          <table:table-cell table:style-name="ce2" office:value-type="float" office:value="-3.4">
            <text:p>-3.4</text:p>
          </table:table-cell>
          <table:table-cell office:value-type="float" office:value="1">
            <text:p>1.0</text:p>
          </table:table-cell>
          <table:table-cell table:formula="of:=0.002*[.B98]+30*[.D98]" office:value-type="float" office:value="35.266">
            <text:p>35.3</text:p>
          </table:table-cell>
          <table:table-cell table:formula="of:=SUBSTITUTE( CONCATENATE(TEXT([.A98];&quot;0&quot;);&quot; &amp; &quot;;TEXT([.C98];&quot;0.0&quot;);&quot; &amp; &quot;;TEXT([.B98];&quot;0&quot;); &quot; $\pm$  &quot;;TEXT([.E98];&quot;0&quot;);&quot; \\ &quot;);&quot;,&quot;;&quot;.&quot;)" office:value-type="string" office:string-value="485 &amp; -3.4 &amp; 2633 $\pm$  35 \\ ">
            <text:p>485 &amp; -3.4 &amp; 2633 $\pm$ <text:s/>35 \\ </text:p>
          </table:table-cell>
          <table:table-cell table:number-columns-repeated="5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23">
            <text:p>2523.0</text:p>
          </table:table-cell>
          <table:table-cell office:value-type="float" office:value="-3.2">
            <text:p>-3.2</text:p>
          </table:table-cell>
          <table:table-cell office:value-type="float" office:value="1">
            <text:p>1.0</text:p>
          </table:table-cell>
          <table:table-cell table:formula="of:=0.002*[.B99]+30*[.D99]" office:value-type="float" office:value="35.046">
            <text:p>35.0</text:p>
          </table:table-cell>
          <table:table-cell table:formula="of:=SUBSTITUTE( CONCATENATE(TEXT([.A99];&quot;0&quot;);&quot; &amp; &quot;;TEXT([.C99];&quot;0.0&quot;);&quot; &amp; &quot;;TEXT([.B99];&quot;0&quot;); &quot; $\pm$  &quot;;TEXT([.E99];&quot;0&quot;);&quot; \\ &quot;);&quot;,&quot;;&quot;.&quot;)" office:value-type="string" office:string-value="490 &amp; -3.2 &amp; 2523 $\pm$  35 \\ ">
            <text:p>490 &amp; -3.2 &amp; 2523 $\pm$ <text:s/>35 \\ </text:p>
          </table:table-cell>
          <table:table-cell table:number-columns-repeated="5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521">
            <text:p>2521.0</text:p>
          </table:table-cell>
          <table:table-cell office:value-type="float" office:value="-3">
            <text:p>-3.0</text:p>
          </table:table-cell>
          <table:table-cell office:value-type="float" office:value="1">
            <text:p>1.0</text:p>
          </table:table-cell>
          <table:table-cell table:formula="of:=0.002*[.B100]+30*[.D100]" office:value-type="float" office:value="35.042">
            <text:p>35.0</text:p>
          </table:table-cell>
          <table:table-cell table:formula="of:=SUBSTITUTE( CONCATENATE(TEXT([.A100];&quot;0&quot;);&quot; &amp; &quot;;TEXT([.C100];&quot;0.0&quot;);&quot; &amp; &quot;;TEXT([.B100];&quot;0&quot;); &quot; $\pm$  &quot;;TEXT([.E100];&quot;0&quot;);&quot; \\ &quot;);&quot;,&quot;;&quot;.&quot;)" office:value-type="string" office:string-value="495 &amp; -3.0 &amp; 2521 $\pm$  35 \\ ">
            <text:p>495 &amp; -3.0 &amp; 2521 $\pm$ <text:s/>35 \\ 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22">
            <text:p>2522.0</text:p>
          </table:table-cell>
          <table:table-cell office:value-type="float" office:value="-2.8">
            <text:p>-2.8</text:p>
          </table:table-cell>
          <table:table-cell office:value-type="float" office:value="1">
            <text:p>1.0</text:p>
          </table:table-cell>
          <table:table-cell table:formula="of:=0.002*[.B101]+30*[.D101]" office:value-type="float" office:value="35.044">
            <text:p>35.0</text:p>
          </table:table-cell>
          <table:table-cell table:formula="of:=SUBSTITUTE( CONCATENATE(TEXT([.A101];&quot;0&quot;);&quot; &amp; &quot;;TEXT([.C101];&quot;0.0&quot;);&quot; &amp; &quot;;TEXT([.B101];&quot;0&quot;); &quot; $\pm$  &quot;;TEXT([.E101];&quot;0&quot;);&quot; \\ &quot;);&quot;,&quot;;&quot;.&quot;)" office:value-type="string" office:string-value="500 &amp; -2.8 &amp; 2522 $\pm$  35 \\ ">
            <text:p>500 &amp; -2.8 &amp; 2522 $\pm$ <text:s/>35 \\ </text:p>
          </table:table-cell>
          <table:table-cell table:number-columns-repeated="5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268">
            <text:p>2268.0</text:p>
          </table:table-cell>
          <table:table-cell office:value-type="float" office:value="-2.6">
            <text:p>-2.6</text:p>
          </table:table-cell>
          <table:table-cell office:value-type="float" office:value="1">
            <text:p>1.0</text:p>
          </table:table-cell>
          <table:table-cell table:formula="of:=0.002*[.B102]+30*[.D102]" office:value-type="float" office:value="34.536">
            <text:p>34.5</text:p>
          </table:table-cell>
          <table:table-cell table:formula="of:=SUBSTITUTE( CONCATENATE(TEXT([.A102];&quot;0&quot;);&quot; &amp; &quot;;TEXT([.C102];&quot;0.0&quot;);&quot; &amp; &quot;;TEXT([.B102];&quot;0&quot;); &quot; $\pm$  &quot;;TEXT([.E102];&quot;0&quot;);&quot; \\ &quot;);&quot;,&quot;;&quot;.&quot;)" office:value-type="string" office:string-value="505 &amp; -2.6 &amp; 2268 $\pm$  35 \\ ">
            <text:p>505 &amp; -2.6 &amp; 2268 $\pm$ <text:s/>35 \\ 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132">
            <text:p>2132.0</text:p>
          </table:table-cell>
          <table:table-cell office:value-type="float" office:value="-2.4">
            <text:p>-2.4</text:p>
          </table:table-cell>
          <table:table-cell office:value-type="float" office:value="1">
            <text:p>1.0</text:p>
          </table:table-cell>
          <table:table-cell table:formula="of:=0.002*[.B103]+30*[.D103]" office:value-type="float" office:value="34.264">
            <text:p>34.3</text:p>
          </table:table-cell>
          <table:table-cell table:formula="of:=SUBSTITUTE( CONCATENATE(TEXT([.A103];&quot;0&quot;);&quot; &amp; &quot;;TEXT([.C103];&quot;0.0&quot;);&quot; &amp; &quot;;TEXT([.B103];&quot;0&quot;); &quot; $\pm$  &quot;;TEXT([.E103];&quot;0&quot;);&quot; \\ &quot;);&quot;,&quot;;&quot;.&quot;)" office:value-type="string" office:string-value="510 &amp; -2.4 &amp; 2132 $\pm$  34 \\ ">
            <text:p>510 &amp; -2.4 &amp; 2132 $\pm$ <text:s/>34 \\ </text:p>
          </table:table-cell>
          <table:table-cell table:number-columns-repeated="5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906">
            <text:p>1906.0</text:p>
          </table:table-cell>
          <table:table-cell office:value-type="float" office:value="-2.2">
            <text:p>-2.2</text:p>
          </table:table-cell>
          <table:table-cell office:value-type="float" office:value="1">
            <text:p>1.0</text:p>
          </table:table-cell>
          <table:table-cell table:formula="of:=0.002*[.B104]+30*[.D104]" office:value-type="float" office:value="33.812">
            <text:p>33.8</text:p>
          </table:table-cell>
          <table:table-cell table:formula="of:=SUBSTITUTE( CONCATENATE(TEXT([.A104];&quot;0&quot;);&quot; &amp; &quot;;TEXT([.C104];&quot;0.0&quot;);&quot; &amp; &quot;;TEXT([.B104];&quot;0&quot;); &quot; $\pm$  &quot;;TEXT([.E104];&quot;0&quot;);&quot; \\ &quot;);&quot;,&quot;;&quot;.&quot;)" office:value-type="string" office:string-value="515 &amp; -2.2 &amp; 1906 $\pm$  34 \\ ">
            <text:p>515 &amp; -2.2 &amp; 1906 $\pm$ <text:s/>34 \\ </text:p>
          </table:table-cell>
          <table:table-cell table:number-columns-repeated="5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788">
            <text:p>1788.0</text:p>
          </table:table-cell>
          <table:table-cell office:value-type="float" office:value="-2">
            <text:p>-2.0</text:p>
          </table:table-cell>
          <table:table-cell office:value-type="float" office:value="1">
            <text:p>1.0</text:p>
          </table:table-cell>
          <table:table-cell table:formula="of:=0.002*[.B105]+30*[.D105]" office:value-type="float" office:value="33.576">
            <text:p>33.6</text:p>
          </table:table-cell>
          <table:table-cell table:formula="of:=SUBSTITUTE( CONCATENATE(TEXT([.A105];&quot;0&quot;);&quot; &amp; &quot;;TEXT([.C105];&quot;0.0&quot;);&quot; &amp; &quot;;TEXT([.B105];&quot;0&quot;); &quot; $\pm$  &quot;;TEXT([.E105];&quot;0&quot;);&quot; \\ &quot;);&quot;,&quot;;&quot;.&quot;)" office:value-type="string" office:string-value="520 &amp; -2.0 &amp; 1788 $\pm$  34 \\ ">
            <text:p>520 &amp; -2.0 &amp; 1788 $\pm$ <text:s/>34 \\ </text:p>
          </table:table-cell>
          <table:table-cell table:number-columns-repeated="5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023">
            <text:p>2023.0</text:p>
          </table:table-cell>
          <table:table-cell office:value-type="float" office:value="-1.8">
            <text:p>-1.8</text:p>
          </table:table-cell>
          <table:table-cell office:value-type="float" office:value="1">
            <text:p>1.0</text:p>
          </table:table-cell>
          <table:table-cell table:formula="of:=0.002*[.B106]+30*[.D106]" office:value-type="float" office:value="34.046">
            <text:p>34.0</text:p>
          </table:table-cell>
          <table:table-cell table:formula="of:=SUBSTITUTE( CONCATENATE(TEXT([.A106];&quot;0&quot;);&quot; &amp; &quot;;TEXT([.C106];&quot;0.0&quot;);&quot; &amp; &quot;;TEXT([.B106];&quot;0&quot;); &quot; $\pm$  &quot;;TEXT([.E106];&quot;0&quot;);&quot; \\ &quot;);&quot;,&quot;;&quot;.&quot;)" office:value-type="string" office:string-value="525 &amp; -1.8 &amp; 2023 $\pm$  34 \\ ">
            <text:p>525 &amp; -1.8 &amp; 2023 $\pm$ <text:s/>34 \\ </text:p>
          </table:table-cell>
          <table:table-cell table:number-columns-repeated="5"/>
        </table:table-row>
        <table:table-row table:style-name="ro1">
          <table:table-cell office:value-type="float" office:value="530">
            <text:p>530</text:p>
          </table:table-cell>
          <table:table-cell table:style-name="ce2" office:value-type="float" office:value="2186">
            <text:p>2186.0</text:p>
          </table:table-cell>
          <table:table-cell table:style-name="ce2" office:value-type="float" office:value="-1.6">
            <text:p>-1.6</text:p>
          </table:table-cell>
          <table:table-cell office:value-type="float" office:value="1">
            <text:p>1.0</text:p>
          </table:table-cell>
          <table:table-cell table:formula="of:=0.002*[.B107]+30*[.D107]" office:value-type="float" office:value="34.372">
            <text:p>34.4</text:p>
          </table:table-cell>
          <table:table-cell table:formula="of:=SUBSTITUTE( CONCATENATE(TEXT([.A107];&quot;0&quot;);&quot; &amp; &quot;;TEXT([.C107];&quot;0.0&quot;);&quot; &amp; &quot;;TEXT([.B107];&quot;0&quot;); &quot; $\pm$  &quot;;TEXT([.E107];&quot;0&quot;);&quot; \\ &quot;);&quot;,&quot;;&quot;.&quot;)" office:value-type="string" office:string-value="530 &amp; -1.6 &amp; 2186 $\pm$  34 \\ ">
            <text:p>530 &amp; -1.6 &amp; 2186 $\pm$ <text:s/>34 \\ </text:p>
          </table:table-cell>
          <table:table-cell table:number-columns-repeated="5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805">
            <text:p>1805.0</text:p>
          </table:table-cell>
          <table:table-cell office:value-type="float" office:value="-1.4">
            <text:p>-1.4</text:p>
          </table:table-cell>
          <table:table-cell office:value-type="float" office:value="1">
            <text:p>1.0</text:p>
          </table:table-cell>
          <table:table-cell table:formula="of:=0.002*[.B108]+30*[.D108]" office:value-type="float" office:value="33.61">
            <text:p>33.6</text:p>
          </table:table-cell>
          <table:table-cell table:formula="of:=SUBSTITUTE( CONCATENATE(TEXT([.A108];&quot;0&quot;);&quot; &amp; &quot;;TEXT([.C108];&quot;0.0&quot;);&quot; &amp; &quot;;TEXT([.B108];&quot;0&quot;); &quot; $\pm$  &quot;;TEXT([.E108];&quot;0&quot;);&quot; \\ &quot;);&quot;,&quot;;&quot;.&quot;)" office:value-type="string" office:string-value="535 &amp; -1.4 &amp; 1805 $\pm$  34 \\ ">
            <text:p>535 &amp; -1.4 &amp; 1805 $\pm$ <text:s/>34 \\ </text:p>
          </table:table-cell>
          <table:table-cell table:number-columns-repeated="5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788">
            <text:p>1788.0</text:p>
          </table:table-cell>
          <table:table-cell office:value-type="float" office:value="-1.2">
            <text:p>-1.2</text:p>
          </table:table-cell>
          <table:table-cell office:value-type="float" office:value="1">
            <text:p>1.0</text:p>
          </table:table-cell>
          <table:table-cell table:formula="of:=0.002*[.B109]+30*[.D109]" office:value-type="float" office:value="33.576">
            <text:p>33.6</text:p>
          </table:table-cell>
          <table:table-cell table:formula="of:=SUBSTITUTE( CONCATENATE(TEXT([.A109];&quot;0&quot;);&quot; &amp; &quot;;TEXT([.C109];&quot;0.0&quot;);&quot; &amp; &quot;;TEXT([.B109];&quot;0&quot;); &quot; $\pm$  &quot;;TEXT([.E109];&quot;0&quot;);&quot; \\ &quot;);&quot;,&quot;;&quot;.&quot;)" office:value-type="string" office:string-value="540 &amp; -1.2 &amp; 1788 $\pm$  34 \\ ">
            <text:p>540 &amp; -1.2 &amp; 1788 $\pm$ <text:s/>34 \\ </text:p>
          </table:table-cell>
          <table:table-cell table:number-columns-repeated="5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752">
            <text:p>1752.0</text:p>
          </table:table-cell>
          <table:table-cell office:value-type="float" office:value="-1">
            <text:p>-1.0</text:p>
          </table:table-cell>
          <table:table-cell office:value-type="float" office:value="1">
            <text:p>1.0</text:p>
          </table:table-cell>
          <table:table-cell table:formula="of:=0.002*[.B110]+30*[.D110]" office:value-type="float" office:value="33.504">
            <text:p>33.5</text:p>
          </table:table-cell>
          <table:table-cell table:formula="of:=SUBSTITUTE( CONCATENATE(TEXT([.A110];&quot;0&quot;);&quot; &amp; &quot;;TEXT([.C110];&quot;0.0&quot;);&quot; &amp; &quot;;TEXT([.B110];&quot;0&quot;); &quot; $\pm$  &quot;;TEXT([.E110];&quot;0&quot;);&quot; \\ &quot;);&quot;,&quot;;&quot;.&quot;)" office:value-type="string" office:string-value="545 &amp; -1.0 &amp; 1752 $\pm$  34 \\ ">
            <text:p>545 &amp; -1.0 &amp; 1752 $\pm$ <text:s/>34 \\ </text:p>
          </table:table-cell>
          <table:table-cell table:number-columns-repeated="5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755">
            <text:p>1755.0</text:p>
          </table:table-cell>
          <table:table-cell office:value-type="float" office:value="-0.8">
            <text:p>-0.8</text:p>
          </table:table-cell>
          <table:table-cell office:value-type="float" office:value="1">
            <text:p>1.0</text:p>
          </table:table-cell>
          <table:table-cell table:formula="of:=0.002*[.B111]+30*[.D111]" office:value-type="float" office:value="33.51">
            <text:p>33.5</text:p>
          </table:table-cell>
          <table:table-cell table:formula="of:=SUBSTITUTE( CONCATENATE(TEXT([.A111];&quot;0&quot;);&quot; &amp; &quot;;TEXT([.C111];&quot;0.0&quot;);&quot; &amp; &quot;;TEXT([.B111];&quot;0&quot;); &quot; $\pm$  &quot;;TEXT([.E111];&quot;0&quot;);&quot; \\ &quot;);&quot;,&quot;;&quot;.&quot;)" office:value-type="string" office:string-value="550 &amp; -0.8 &amp; 1755 $\pm$  34 \\ ">
            <text:p>550 &amp; -0.8 &amp; 1755 $\pm$ <text:s/>34 \\ </text:p>
          </table:table-cell>
          <table:table-cell table:number-columns-repeated="5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59">
            <text:p>2359.0</text:p>
          </table:table-cell>
          <table:table-cell office:value-type="float" office:value="-0.6">
            <text:p>-0.6</text:p>
          </table:table-cell>
          <table:table-cell office:value-type="float" office:value="1">
            <text:p>1.0</text:p>
          </table:table-cell>
          <table:table-cell table:formula="of:=0.002*[.B112]+30*[.D112]" office:value-type="float" office:value="34.718">
            <text:p>34.7</text:p>
          </table:table-cell>
          <table:table-cell table:formula="of:=SUBSTITUTE( CONCATENATE(TEXT([.A112];&quot;0&quot;);&quot; &amp; &quot;;TEXT([.C112];&quot;0.0&quot;);&quot; &amp; &quot;;TEXT([.B112];&quot;0&quot;); &quot; $\pm$  &quot;;TEXT([.E112];&quot;0&quot;);&quot; \\ &quot;);&quot;,&quot;;&quot;.&quot;)" office:value-type="string" office:string-value="555 &amp; -0.6 &amp; 2359 $\pm$  35 \\ ">
            <text:p>555 &amp; -0.6 &amp; 2359 $\pm$ <text:s/>35 \\ </text:p>
          </table:table-cell>
          <table:table-cell table:number-columns-repeated="5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058">
            <text:p>3058.0</text:p>
          </table:table-cell>
          <table:table-cell office:value-type="float" office:value="-0.4">
            <text:p>-0.4</text:p>
          </table:table-cell>
          <table:table-cell office:value-type="float" office:value="1">
            <text:p>1.0</text:p>
          </table:table-cell>
          <table:table-cell table:formula="of:=0.002*[.B113]+30*[.D113]" office:value-type="float" office:value="36.116">
            <text:p>36.1</text:p>
          </table:table-cell>
          <table:table-cell table:formula="of:=SUBSTITUTE( CONCATENATE(TEXT([.A113];&quot;0&quot;);&quot; &amp; &quot;;TEXT([.C113];&quot;0.0&quot;);&quot; &amp; &quot;;TEXT([.B113];&quot;0&quot;); &quot; $\pm$  &quot;;TEXT([.E113];&quot;0&quot;);&quot; \\ &quot;);&quot;,&quot;;&quot;.&quot;)" office:value-type="string" office:string-value="560 &amp; -0.4 &amp; 3058 $\pm$  36 \\ ">
            <text:p>560 &amp; -0.4 &amp; 3058 $\pm$ <text:s/>36 \\ </text:p>
          </table:table-cell>
          <table:table-cell table:number-columns-repeated="5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407">
            <text:p>3407.0</text:p>
          </table:table-cell>
          <table:table-cell office:value-type="float" office:value="-0.2">
            <text:p>-0.2</text:p>
          </table:table-cell>
          <table:table-cell office:value-type="float" office:value="1">
            <text:p>1.0</text:p>
          </table:table-cell>
          <table:table-cell table:formula="of:=0.002*[.B114]+30*[.D114]" office:value-type="float" office:value="36.814">
            <text:p>36.8</text:p>
          </table:table-cell>
          <table:table-cell table:formula="of:=SUBSTITUTE( CONCATENATE(TEXT([.A114];&quot;0&quot;);&quot; &amp; &quot;;TEXT([.C114];&quot;0.0&quot;);&quot; &amp; &quot;;TEXT([.B114];&quot;0&quot;); &quot; $\pm$  &quot;;TEXT([.E114];&quot;0&quot;);&quot; \\ &quot;);&quot;,&quot;;&quot;.&quot;)" office:value-type="string" office:string-value="565 &amp; -0.2 &amp; 3407 $\pm$  37 \\ ">
            <text:p>565 &amp; -0.2 &amp; 3407 $\pm$ <text:s/>37 \\ </text:p>
          </table:table-cell>
          <table:table-cell table:number-columns-repeated="5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728">
            <text:p>3728.0</text:p>
          </table:table-cell>
          <table:table-cell office:value-type="float" office:value="0">
            <text:p>0.0</text:p>
          </table:table-cell>
          <table:table-cell office:value-type="float" office:value="1">
            <text:p>1.0</text:p>
          </table:table-cell>
          <table:table-cell table:formula="of:=0.002*[.B115]+30*[.D115]" office:value-type="float" office:value="37.456">
            <text:p>37.5</text:p>
          </table:table-cell>
          <table:table-cell table:formula="of:=SUBSTITUTE( CONCATENATE(TEXT([.A115];&quot;0&quot;);&quot; &amp; &quot;;TEXT([.C115];&quot;0.0&quot;);&quot; &amp; &quot;;TEXT([.B115];&quot;0&quot;); &quot; $\pm$  &quot;;TEXT([.E115];&quot;0&quot;);&quot; \\ &quot;);&quot;,&quot;;&quot;.&quot;)" office:value-type="string" office:string-value="570 &amp; 0.0 &amp; 3728 $\pm$  37 \\ ">
            <text:p>570 &amp; 0.0 &amp; 3728 $\pm$ <text:s/>37 \\ </text:p>
          </table:table-cell>
          <table:table-cell table:number-columns-repeated="5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648">
            <text:p>3648.0</text:p>
          </table:table-cell>
          <table:table-cell office:value-type="float" office:value="0.2">
            <text:p>0.2</text:p>
          </table:table-cell>
          <table:table-cell office:value-type="float" office:value="1">
            <text:p>1.0</text:p>
          </table:table-cell>
          <table:table-cell table:formula="of:=0.002*[.B116]+30*[.D116]" office:value-type="float" office:value="37.296">
            <text:p>37.3</text:p>
          </table:table-cell>
          <table:table-cell table:formula="of:=SUBSTITUTE( CONCATENATE(TEXT([.A116];&quot;0&quot;);&quot; &amp; &quot;;TEXT([.C116];&quot;0.0&quot;);&quot; &amp; &quot;;TEXT([.B116];&quot;0&quot;); &quot; $\pm$  &quot;;TEXT([.E116];&quot;0&quot;);&quot; \\ &quot;);&quot;,&quot;;&quot;.&quot;)" office:value-type="string" office:string-value="575 &amp; 0.2 &amp; 3648 $\pm$  37 \\ ">
            <text:p>575 &amp; 0.2 &amp; 3648 $\pm$ <text:s/>37 \\ </text:p>
          </table:table-cell>
          <table:table-cell table:number-columns-repeated="5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452">
            <text:p>3452.0</text:p>
          </table:table-cell>
          <table:table-cell office:value-type="float" office:value="0.4">
            <text:p>0.4</text:p>
          </table:table-cell>
          <table:table-cell office:value-type="float" office:value="1">
            <text:p>1.0</text:p>
          </table:table-cell>
          <table:table-cell table:formula="of:=0.002*[.B117]+30*[.D117]" office:value-type="float" office:value="36.904">
            <text:p>36.9</text:p>
          </table:table-cell>
          <table:table-cell table:formula="of:=SUBSTITUTE( CONCATENATE(TEXT([.A117];&quot;0&quot;);&quot; &amp; &quot;;TEXT([.C117];&quot;0.0&quot;);&quot; &amp; &quot;;TEXT([.B117];&quot;0&quot;); &quot; $\pm$  &quot;;TEXT([.E117];&quot;0&quot;);&quot; \\ &quot;);&quot;,&quot;;&quot;.&quot;)" office:value-type="string" office:string-value="580 &amp; 0.4 &amp; 3452 $\pm$  37 \\ ">
            <text:p>580 &amp; 0.4 &amp; 3452 $\pm$ <text:s/>37 \\ </text:p>
          </table:table-cell>
          <table:table-cell table:number-columns-repeated="5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988">
            <text:p>2988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 table:formula="of:=0.002*[.B118]+30*[.D118]" office:value-type="float" office:value="35.976">
            <text:p>36.0</text:p>
          </table:table-cell>
          <table:table-cell table:formula="of:=SUBSTITUTE( CONCATENATE(TEXT([.A118];&quot;0&quot;);&quot; &amp; &quot;;TEXT([.C118];&quot;0.0&quot;);&quot; &amp; &quot;;TEXT([.B118];&quot;0&quot;); &quot; $\pm$  &quot;;TEXT([.E118];&quot;0&quot;);&quot; \\ &quot;);&quot;,&quot;;&quot;.&quot;)" office:value-type="string" office:string-value="585 &amp; 0.6 &amp; 2988 $\pm$  36 \\ ">
            <text:p>585 &amp; 0.6 &amp; 2988 $\pm$ <text:s/>36 \\ </text:p>
          </table:table-cell>
          <table:table-cell table:number-columns-repeated="5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303">
            <text:p>1303.0</text:p>
          </table:table-cell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  <table:table-cell table:formula="of:=0.002*[.B119]+30*[.D119]" office:value-type="float" office:value="32.606">
            <text:p>32.6</text:p>
          </table:table-cell>
          <table:table-cell table:formula="of:=SUBSTITUTE( CONCATENATE(TEXT([.A119];&quot;0&quot;);&quot; &amp; &quot;;TEXT([.C119];&quot;0.0&quot;);&quot; &amp; &quot;;TEXT([.B119];&quot;0&quot;); &quot; $\pm$  &quot;;TEXT([.E119];&quot;0&quot;);&quot; \\ &quot;);&quot;,&quot;;&quot;.&quot;)" office:value-type="string" office:string-value="590 &amp; 0.8 &amp; 1303 $\pm$  33 \\ ">
            <text:p>590 &amp; 0.8 &amp; 1303 $\pm$ <text:s/>33 \\ </text:p>
          </table:table-cell>
          <table:table-cell table:number-columns-repeated="5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12">
            <text:p>612.0</text:p>
          </table:table-cell>
          <table:table-cell table:number-columns-repeated="2" office:value-type="float" office:value="1">
            <text:p>1.0</text:p>
          </table:table-cell>
          <table:table-cell table:formula="of:=0.002*[.B120]+30*[.D120]" office:value-type="float" office:value="31.224">
            <text:p>31.2</text:p>
          </table:table-cell>
          <table:table-cell table:formula="of:=SUBSTITUTE( CONCATENATE(TEXT([.A120];&quot;0&quot;);&quot; &amp; &quot;;TEXT([.C120];&quot;0.0&quot;);&quot; &amp; &quot;;TEXT([.B120];&quot;0&quot;); &quot; $\pm$  &quot;;TEXT([.E120];&quot;0&quot;);&quot; \\ &quot;);&quot;,&quot;;&quot;.&quot;)" office:value-type="string" office:string-value="595 &amp; 1.0 &amp; 612 $\pm$  31 \\ ">
            <text:p>595 &amp; 1.0 &amp; 612 $\pm$ <text:s/>31 \\ 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table:style-name="ce2" office:value-type="float" office:value="2812">
            <text:p>2812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table:formula="of:=0.002*[.B121]+30*[.D121]" office:value-type="float" office:value="35.624">
            <text:p>35.6</text:p>
          </table:table-cell>
          <table:table-cell table:formula="of:=SUBSTITUTE( CONCATENATE(TEXT([.A121];&quot;0&quot;);&quot; &amp; &quot;;TEXT([.C121];&quot;0.0&quot;);&quot; &amp; &quot;;TEXT([.B121];&quot;0&quot;); &quot; $\pm$  &quot;;TEXT([.E121];&quot;0&quot;);&quot; \\ &quot;);&quot;,&quot;;&quot;.&quot;)" office:value-type="string" office:string-value="600 &amp; 1.2 &amp; 2812 $\pm$  36 \\ ">
            <text:p>600 &amp; 1.2 &amp; 2812 $\pm$ <text:s/>36 \\ </text:p>
          </table:table-cell>
          <table:table-cell table:number-columns-repeated="5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272">
            <text:p>1272.0</text:p>
          </table:table-cell>
          <table:table-cell office:value-type="float" office:value="1.4">
            <text:p>1.4</text:p>
          </table:table-cell>
          <table:table-cell office:value-type="float" office:value="1">
            <text:p>1.0</text:p>
          </table:table-cell>
          <table:table-cell table:formula="of:=0.002*[.B122]+30*[.D122]" office:value-type="float" office:value="32.544">
            <text:p>32.5</text:p>
          </table:table-cell>
          <table:table-cell table:formula="of:=SUBSTITUTE( CONCATENATE(TEXT([.A122];&quot;0&quot;);&quot; &amp; &quot;;TEXT([.C122];&quot;0.0&quot;);&quot; &amp; &quot;;TEXT([.B122];&quot;0&quot;); &quot; $\pm$  &quot;;TEXT([.E122];&quot;0&quot;);&quot; \\ &quot;);&quot;,&quot;;&quot;.&quot;)" office:value-type="string" office:string-value="605 &amp; 1.4 &amp; 1272 $\pm$  33 \\ ">
            <text:p>605 &amp; 1.4 &amp; 1272 $\pm$ <text:s/>33 \\ </text:p>
          </table:table-cell>
          <table:table-cell table:number-columns-repeated="5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039">
            <text:p>1039.0</text:p>
          </table:table-cell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formula="of:=0.002*[.B123]+30*[.D123]" office:value-type="float" office:value="32.078">
            <text:p>32.1</text:p>
          </table:table-cell>
          <table:table-cell table:formula="of:=SUBSTITUTE( CONCATENATE(TEXT([.A123];&quot;0&quot;);&quot; &amp; &quot;;TEXT([.C123];&quot;0.0&quot;);&quot; &amp; &quot;;TEXT([.B123];&quot;0&quot;); &quot; $\pm$  &quot;;TEXT([.E123];&quot;0&quot;);&quot; \\ &quot;);&quot;,&quot;;&quot;.&quot;)" office:value-type="string" office:string-value="610 &amp; 1.6 &amp; 1039 $\pm$  32 \\ ">
            <text:p>610 &amp; 1.6 &amp; 1039 $\pm$ <text:s/>32 \\ </text:p>
          </table:table-cell>
          <table:table-cell table:number-columns-repeated="5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066">
            <text:p>1066.0</text:p>
          </table:table-cell>
          <table:table-cell office:value-type="float" office:value="1.8">
            <text:p>1.8</text:p>
          </table:table-cell>
          <table:table-cell office:value-type="float" office:value="1">
            <text:p>1.0</text:p>
          </table:table-cell>
          <table:table-cell table:formula="of:=0.002*[.B124]+30*[.D124]" office:value-type="float" office:value="32.132">
            <text:p>32.1</text:p>
          </table:table-cell>
          <table:table-cell table:formula="of:=SUBSTITUTE( CONCATENATE(TEXT([.A124];&quot;0&quot;);&quot; &amp; &quot;;TEXT([.C124];&quot;0.0&quot;);&quot; &amp; &quot;;TEXT([.B124];&quot;0&quot;); &quot; $\pm$  &quot;;TEXT([.E124];&quot;0&quot;);&quot; \\ &quot;);&quot;,&quot;;&quot;.&quot;)" office:value-type="string" office:string-value="615 &amp; 1.8 &amp; 1066 $\pm$  32 \\ ">
            <text:p>615 &amp; 1.8 &amp; 1066 $\pm$ <text:s/>32 \\ </text:p>
          </table:table-cell>
          <table:table-cell table:number-columns-repeated="5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023">
            <text:p>1023.0</text:p>
          </table:table-cell>
          <table:table-cell office:value-type="float" office:value="2">
            <text:p>2.0</text:p>
          </table:table-cell>
          <table:table-cell office:value-type="float" office:value="1">
            <text:p>1.0</text:p>
          </table:table-cell>
          <table:table-cell table:formula="of:=0.002*[.B125]+30*[.D125]" office:value-type="float" office:value="32.046">
            <text:p>32.0</text:p>
          </table:table-cell>
          <table:table-cell table:formula="of:=SUBSTITUTE( CONCATENATE(TEXT([.A125];&quot;0&quot;);&quot; &amp; &quot;;TEXT([.C125];&quot;0.0&quot;);&quot; &amp; &quot;;TEXT([.B125];&quot;0&quot;); &quot; $\pm$  &quot;;TEXT([.E125];&quot;0&quot;);&quot; \\ &quot;);&quot;,&quot;;&quot;.&quot;)" office:value-type="string" office:string-value="620 &amp; 2.0 &amp; 1023 $\pm$  32 \\ ">
            <text:p>620 &amp; 2.0 &amp; 1023 $\pm$ <text:s/>32 \\ </text:p>
          </table:table-cell>
          <table:table-cell table:number-columns-repeated="5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147">
            <text:p>1147.0</text:p>
          </table:table-cell>
          <table:table-cell office:value-type="float" office:value="2.2">
            <text:p>2.2</text:p>
          </table:table-cell>
          <table:table-cell office:value-type="float" office:value="1">
            <text:p>1.0</text:p>
          </table:table-cell>
          <table:table-cell table:formula="of:=0.002*[.B126]+30*[.D126]" office:value-type="float" office:value="32.294">
            <text:p>32.3</text:p>
          </table:table-cell>
          <table:table-cell table:formula="of:=SUBSTITUTE( CONCATENATE(TEXT([.A126];&quot;0&quot;);&quot; &amp; &quot;;TEXT([.C126];&quot;0.0&quot;);&quot; &amp; &quot;;TEXT([.B126];&quot;0&quot;); &quot; $\pm$  &quot;;TEXT([.E126];&quot;0&quot;);&quot; \\ &quot;);&quot;,&quot;;&quot;.&quot;)" office:value-type="string" office:string-value="625 &amp; 2.2 &amp; 1147 $\pm$  32 \\ ">
            <text:p>625 &amp; 2.2 &amp; 1147 $\pm$ <text:s/>32 \\ </text:p>
          </table:table-cell>
          <table:table-cell table:number-columns-repeated="5"/>
        </table:table-row>
        <table:table-row table:style-name="ro1">
          <table:table-cell office:value-type="float" office:value="630">
            <text:p>630</text:p>
          </table:table-cell>
          <table:table-cell table:style-name="ce2" office:value-type="float" office:value="1341">
            <text:p>1341.0</text:p>
          </table:table-cell>
          <table:table-cell office:value-type="float" office:value="2.4">
            <text:p>2.4</text:p>
          </table:table-cell>
          <table:table-cell office:value-type="float" office:value="1">
            <text:p>1.0</text:p>
          </table:table-cell>
          <table:table-cell table:formula="of:=0.002*[.B127]+30*[.D127]" office:value-type="float" office:value="32.682">
            <text:p>32.7</text:p>
          </table:table-cell>
          <table:table-cell table:formula="of:=SUBSTITUTE( CONCATENATE(TEXT([.A127];&quot;0&quot;);&quot; &amp; &quot;;TEXT([.C127];&quot;0.0&quot;);&quot; &amp; &quot;;TEXT([.B127];&quot;0&quot;); &quot; $\pm$  &quot;;TEXT([.E127];&quot;0&quot;);&quot; \\ &quot;);&quot;,&quot;;&quot;.&quot;)" office:value-type="string" office:string-value="630 &amp; 2.4 &amp; 1341 $\pm$  33 \\ ">
            <text:p>630 &amp; 2.4 &amp; 1341 $\pm$ <text:s/>33 \\ </text:p>
          </table:table-cell>
          <table:table-cell table:number-columns-repeated="5"/>
        </table:table-row>
        <table:table-row table:style-name="ro1">
          <table:table-cell office:value-type="float" office:value="635">
            <text:p>635</text:p>
          </table:table-cell>
          <table:table-cell table:style-name="ce2" office:value-type="float" office:value="1336">
            <text:p>1336.0</text:p>
          </table:table-cell>
          <table:table-cell office:value-type="float" office:value="2.6">
            <text:p>2.6</text:p>
          </table:table-cell>
          <table:table-cell office:value-type="float" office:value="1">
            <text:p>1.0</text:p>
          </table:table-cell>
          <table:table-cell table:formula="of:=0.002*[.B128]+30*[.D128]" office:value-type="float" office:value="32.672">
            <text:p>32.7</text:p>
          </table:table-cell>
          <table:table-cell table:formula="of:=SUBSTITUTE( CONCATENATE(TEXT([.A128];&quot;0&quot;);&quot; &amp; &quot;;TEXT([.C128];&quot;0.0&quot;);&quot; &amp; &quot;;TEXT([.B128];&quot;0&quot;); &quot; $\pm$  &quot;;TEXT([.E128];&quot;0&quot;);&quot; \\ &quot;);&quot;,&quot;;&quot;.&quot;)" office:value-type="string" office:string-value="635 &amp; 2.6 &amp; 1336 $\pm$  33 \\ ">
            <text:p>635 &amp; 2.6 &amp; 1336 $\pm$ <text:s/>33 \\ </text:p>
          </table:table-cell>
          <table:table-cell table:number-columns-repeated="5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330">
            <text:p>1330.0</text:p>
          </table:table-cell>
          <table:table-cell office:value-type="float" office:value="2.8">
            <text:p>2.8</text:p>
          </table:table-cell>
          <table:table-cell office:value-type="float" office:value="1">
            <text:p>1.0</text:p>
          </table:table-cell>
          <table:table-cell table:formula="of:=0.002*[.B129]+30*[.D129]" office:value-type="float" office:value="32.66">
            <text:p>32.7</text:p>
          </table:table-cell>
          <table:table-cell table:formula="of:=SUBSTITUTE( CONCATENATE(TEXT([.A129];&quot;0&quot;);&quot; &amp; &quot;;TEXT([.C129];&quot;0.0&quot;);&quot; &amp; &quot;;TEXT([.B129];&quot;0&quot;); &quot; $\pm$  &quot;;TEXT([.E129];&quot;0&quot;);&quot; \\ &quot;);&quot;,&quot;;&quot;.&quot;)" office:value-type="string" office:string-value="640 &amp; 2.8 &amp; 1330 $\pm$  33 \\ ">
            <text:p>640 &amp; 2.8 &amp; 1330 $\pm$ <text:s/>33 \\ </text:p>
          </table:table-cell>
          <table:table-cell table:number-columns-repeated="5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15">
            <text:p>1215.0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table:formula="of:=0.002*[.B130]+30*[.D130]" office:value-type="float" office:value="32.43">
            <text:p>32.4</text:p>
          </table:table-cell>
          <table:table-cell table:formula="of:=SUBSTITUTE( CONCATENATE(TEXT([.A130];&quot;0&quot;);&quot; &amp; &quot;;TEXT([.C130];&quot;0.0&quot;);&quot; &amp; &quot;;TEXT([.B130];&quot;0&quot;); &quot; $\pm$  &quot;;TEXT([.E130];&quot;0&quot;);&quot; \\ &quot;);&quot;,&quot;;&quot;.&quot;)" office:value-type="string" office:string-value="645 &amp; 3.0 &amp; 1215 $\pm$  32 \\ ">
            <text:p>645 &amp; 3.0 &amp; 1215 $\pm$ <text:s/>32 \\ </text:p>
          </table:table-cell>
          <table:table-cell table:number-columns-repeated="5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171">
            <text:p>1171.0</text:p>
          </table:table-cell>
          <table:table-cell office:value-type="float" office:value="3.2">
            <text:p>3.2</text:p>
          </table:table-cell>
          <table:table-cell office:value-type="float" office:value="1">
            <text:p>1.0</text:p>
          </table:table-cell>
          <table:table-cell table:formula="of:=0.002*[.B131]+30*[.D131]" office:value-type="float" office:value="32.342">
            <text:p>32.3</text:p>
          </table:table-cell>
          <table:table-cell table:formula="of:=SUBSTITUTE( CONCATENATE(TEXT([.A131];&quot;0&quot;);&quot; &amp; &quot;;TEXT([.C131];&quot;0.0&quot;);&quot; &amp; &quot;;TEXT([.B131];&quot;0&quot;); &quot; $\pm$  &quot;;TEXT([.E131];&quot;0&quot;);&quot; \\ &quot;);&quot;,&quot;;&quot;.&quot;)" office:value-type="string" office:string-value="650 &amp; 3.2 &amp; 1171 $\pm$  32 \\ ">
            <text:p>650 &amp; 3.2 &amp; 1171 $\pm$ <text:s/>32 \\ </text:p>
          </table:table-cell>
          <table:table-cell table:number-columns-repeated="5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054">
            <text:p>1054.0</text:p>
          </table:table-cell>
          <table:table-cell office:value-type="float" office:value="3.4">
            <text:p>3.4</text:p>
          </table:table-cell>
          <table:table-cell office:value-type="float" office:value="1">
            <text:p>1.0</text:p>
          </table:table-cell>
          <table:table-cell table:formula="of:=0.002*[.B132]+30*[.D132]" office:value-type="float" office:value="32.108">
            <text:p>32.1</text:p>
          </table:table-cell>
          <table:table-cell table:formula="of:=SUBSTITUTE( CONCATENATE(TEXT([.A132];&quot;0&quot;);&quot; &amp; &quot;;TEXT([.C132];&quot;0.0&quot;);&quot; &amp; &quot;;TEXT([.B132];&quot;0&quot;); &quot; $\pm$  &quot;;TEXT([.E132];&quot;0&quot;);&quot; \\ &quot;);&quot;,&quot;;&quot;.&quot;)" office:value-type="string" office:string-value="655 &amp; 3.4 &amp; 1054 $\pm$  32 \\ ">
            <text:p>655 &amp; 3.4 &amp; 1054 $\pm$ <text:s/>32 \\ </text:p>
          </table:table-cell>
          <table:table-cell table:number-columns-repeated="5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069">
            <text:p>1069.0</text:p>
          </table:table-cell>
          <table:table-cell office:value-type="float" office:value="3.6">
            <text:p>3.6</text:p>
          </table:table-cell>
          <table:table-cell office:value-type="float" office:value="1">
            <text:p>1.0</text:p>
          </table:table-cell>
          <table:table-cell table:formula="of:=0.002*[.B133]+30*[.D133]" office:value-type="float" office:value="32.138">
            <text:p>32.1</text:p>
          </table:table-cell>
          <table:table-cell table:formula="of:=SUBSTITUTE( CONCATENATE(TEXT([.A133];&quot;0&quot;);&quot; &amp; &quot;;TEXT([.C133];&quot;0.0&quot;);&quot; &amp; &quot;;TEXT([.B133];&quot;0&quot;); &quot; $\pm$  &quot;;TEXT([.E133];&quot;0&quot;);&quot; \\ &quot;);&quot;,&quot;;&quot;.&quot;)" office:value-type="string" office:string-value="660 &amp; 3.6 &amp; 1069 $\pm$  32 \\ ">
            <text:p>660 &amp; 3.6 &amp; 1069 $\pm$ <text:s/>32 \\ </text:p>
          </table:table-cell>
          <table:table-cell table:number-columns-repeated="5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077">
            <text:p>1077.0</text:p>
          </table:table-cell>
          <table:table-cell office:value-type="float" office:value="3.8">
            <text:p>3.8</text:p>
          </table:table-cell>
          <table:table-cell office:value-type="float" office:value="1">
            <text:p>1.0</text:p>
          </table:table-cell>
          <table:table-cell table:formula="of:=0.002*[.B134]+30*[.D134]" office:value-type="float" office:value="32.154">
            <text:p>32.2</text:p>
          </table:table-cell>
          <table:table-cell table:formula="of:=SUBSTITUTE( CONCATENATE(TEXT([.A134];&quot;0&quot;);&quot; &amp; &quot;;TEXT([.C134];&quot;0.0&quot;);&quot; &amp; &quot;;TEXT([.B134];&quot;0&quot;); &quot; $\pm$  &quot;;TEXT([.E134];&quot;0&quot;);&quot; \\ &quot;);&quot;,&quot;;&quot;.&quot;)" office:value-type="string" office:string-value="665 &amp; 3.8 &amp; 1077 $\pm$  32 \\ ">
            <text:p>665 &amp; 3.8 &amp; 1077 $\pm$ <text:s/>32 \\ </text:p>
          </table:table-cell>
          <table:table-cell table:number-columns-repeated="5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24">
            <text:p>1024.0</text:p>
          </table:table-cell>
          <table:table-cell office:value-type="float" office:value="4">
            <text:p>4.0</text:p>
          </table:table-cell>
          <table:table-cell office:value-type="float" office:value="1">
            <text:p>1.0</text:p>
          </table:table-cell>
          <table:table-cell table:formula="of:=0.002*[.B135]+30*[.D135]" office:value-type="float" office:value="32.048">
            <text:p>32.0</text:p>
          </table:table-cell>
          <table:table-cell table:formula="of:=SUBSTITUTE( CONCATENATE(TEXT([.A135];&quot;0&quot;);&quot; &amp; &quot;;TEXT([.C135];&quot;0.0&quot;);&quot; &amp; &quot;;TEXT([.B135];&quot;0&quot;); &quot; $\pm$  &quot;;TEXT([.E135];&quot;0&quot;);&quot; \\ &quot;);&quot;,&quot;;&quot;.&quot;)" office:value-type="string" office:string-value="670 &amp; 4.0 &amp; 1024 $\pm$  32 \\ ">
            <text:p>670 &amp; 4.0 &amp; 1024 $\pm$ <text:s/>32 \\ </text:p>
          </table:table-cell>
          <table:table-cell table:number-columns-repeated="5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565">
            <text:p>565.0</text:p>
          </table:table-cell>
          <table:table-cell office:value-type="float" office:value="4.2">
            <text:p>4.2</text:p>
          </table:table-cell>
          <table:table-cell office:value-type="float" office:value="1">
            <text:p>1.0</text:p>
          </table:table-cell>
          <table:table-cell table:formula="of:=0.002*[.B136]+30*[.D136]" office:value-type="float" office:value="31.13">
            <text:p>31.1</text:p>
          </table:table-cell>
          <table:table-cell table:formula="of:=SUBSTITUTE( CONCATENATE(TEXT([.A136];&quot;0&quot;);&quot; &amp; &quot;;TEXT([.C136];&quot;0.0&quot;);&quot; &amp; &quot;;TEXT([.B136];&quot;0&quot;); &quot; $\pm$  &quot;;TEXT([.E136];&quot;0&quot;);&quot; \\ &quot;);&quot;,&quot;;&quot;.&quot;)" office:value-type="string" office:string-value="675 &amp; 4.2 &amp; 565 $\pm$  31 \\ ">
            <text:p>675 &amp; 4.2 &amp; 565 $\pm$ <text:s/>31 \\ </text:p>
          </table:table-cell>
          <table:table-cell table:number-columns-repeated="5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512">
            <text:p>512.0</text:p>
          </table:table-cell>
          <table:table-cell office:value-type="float" office:value="4.4">
            <text:p>4.4</text:p>
          </table:table-cell>
          <table:table-cell office:value-type="float" office:value="1">
            <text:p>1.0</text:p>
          </table:table-cell>
          <table:table-cell table:formula="of:=0.002*[.B137]+30*[.D137]" office:value-type="float" office:value="31.024">
            <text:p>31.0</text:p>
          </table:table-cell>
          <table:table-cell table:formula="of:=SUBSTITUTE( CONCATENATE(TEXT([.A137];&quot;0&quot;);&quot; &amp; &quot;;TEXT([.C137];&quot;0.0&quot;);&quot; &amp; &quot;;TEXT([.B137];&quot;0&quot;); &quot; $\pm$  &quot;;TEXT([.E137];&quot;0&quot;);&quot; \\ &quot;);&quot;,&quot;;&quot;.&quot;)" office:value-type="string" office:string-value="680 &amp; 4.4 &amp; 512 $\pm$  31 \\ ">
            <text:p>680 &amp; 4.4 &amp; 512 $\pm$ <text:s/>31 \\ </text:p>
          </table:table-cell>
          <table:table-cell table:number-columns-repeated="5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78">
            <text:p>478.0</text:p>
          </table:table-cell>
          <table:table-cell office:value-type="float" office:value="4.6">
            <text:p>4.6</text:p>
          </table:table-cell>
          <table:table-cell office:value-type="float" office:value="1">
            <text:p>1.0</text:p>
          </table:table-cell>
          <table:table-cell table:formula="of:=0.002*[.B138]+30*[.D138]" office:value-type="float" office:value="30.956">
            <text:p>31.0</text:p>
          </table:table-cell>
          <table:table-cell table:formula="of:=SUBSTITUTE( CONCATENATE(TEXT([.A138];&quot;0&quot;);&quot; &amp; &quot;;TEXT([.C138];&quot;0.0&quot;);&quot; &amp; &quot;;TEXT([.B138];&quot;0&quot;); &quot; $\pm$  &quot;;TEXT([.E138];&quot;0&quot;);&quot; \\ &quot;);&quot;,&quot;;&quot;.&quot;)" office:value-type="string" office:string-value="685 &amp; 4.6 &amp; 478 $\pm$  31 \\ ">
            <text:p>685 &amp; 4.6 &amp; 478 $\pm$ <text:s/>31 \\ </text:p>
          </table:table-cell>
          <table:table-cell table:number-columns-repeated="5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48">
            <text:p>448.0</text:p>
          </table:table-cell>
          <table:table-cell office:value-type="float" office:value="4.8">
            <text:p>4.8</text:p>
          </table:table-cell>
          <table:table-cell office:value-type="float" office:value="1">
            <text:p>1.0</text:p>
          </table:table-cell>
          <table:table-cell table:formula="of:=0.002*[.B139]+30*[.D139]" office:value-type="float" office:value="30.896">
            <text:p>30.9</text:p>
          </table:table-cell>
          <table:table-cell table:formula="of:=SUBSTITUTE( CONCATENATE(TEXT([.A139];&quot;0&quot;);&quot; &amp; &quot;;TEXT([.C139];&quot;0.0&quot;);&quot; &amp; &quot;;TEXT([.B139];&quot;0&quot;); &quot; $\pm$  &quot;;TEXT([.E139];&quot;0&quot;);&quot; \\ &quot;);&quot;,&quot;;&quot;.&quot;)" office:value-type="string" office:string-value="690 &amp; 4.8 &amp; 448 $\pm$  31 \\ ">
            <text:p>690 &amp; 4.8 &amp; 448 $\pm$ <text:s/>31 \\ </text:p>
          </table:table-cell>
          <table:table-cell table:number-columns-repeated="5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42">
            <text:p>442.0</text:p>
          </table:table-cell>
          <table:table-cell office:value-type="float" office:value="5">
            <text:p>5.0</text:p>
          </table:table-cell>
          <table:table-cell office:value-type="float" office:value="1">
            <text:p>1.0</text:p>
          </table:table-cell>
          <table:table-cell table:formula="of:=0.002*[.B140]+30*[.D140]" office:value-type="float" office:value="30.884">
            <text:p>30.9</text:p>
          </table:table-cell>
          <table:table-cell table:formula="of:=SUBSTITUTE( CONCATENATE(TEXT([.A140];&quot;0&quot;);&quot; &amp; &quot;;TEXT([.C140];&quot;0.0&quot;);&quot; &amp; &quot;;TEXT([.B140];&quot;0&quot;); &quot; $\pm$  &quot;;TEXT([.E140];&quot;0&quot;);&quot; \\ &quot;);&quot;,&quot;;&quot;.&quot;)" office:value-type="string" office:string-value="695 &amp; 5.0 &amp; 442 $\pm$  31 \\ ">
            <text:p>695 &amp; 5.0 &amp; 442 $\pm$ <text:s/>31 \\ 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06">
            <text:p>506.0</text:p>
          </table:table-cell>
          <table:table-cell office:value-type="float" office:value="5.2">
            <text:p>5.2</text:p>
          </table:table-cell>
          <table:table-cell office:value-type="float" office:value="1">
            <text:p>1.0</text:p>
          </table:table-cell>
          <table:table-cell table:formula="of:=0.002*[.B141]+30*[.D141]" office:value-type="float" office:value="31.012">
            <text:p>31.0</text:p>
          </table:table-cell>
          <table:table-cell table:formula="of:=SUBSTITUTE( CONCATENATE(TEXT([.A141];&quot;0&quot;);&quot; &amp; &quot;;TEXT([.C141];&quot;0.0&quot;);&quot; &amp; &quot;;TEXT([.B141];&quot;0&quot;); &quot; $\pm$  &quot;;TEXT([.E141];&quot;0&quot;);&quot; \\ &quot;);&quot;,&quot;;&quot;.&quot;)" office:value-type="string" office:string-value="700 &amp; 5.2 &amp; 506 $\pm$  31 \\ ">
            <text:p>700 &amp; 5.2 &amp; 506 $\pm$ <text:s/>31 \\ </text:p>
          </table:table-cell>
          <table:table-cell table:number-columns-repeated="5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343.2">
            <text:p>343.2</text:p>
          </table:table-cell>
          <table:table-cell office:value-type="float" office:value="5.4">
            <text:p>5.4</text:p>
          </table:table-cell>
          <table:table-cell office:value-type="float" office:value="0.1">
            <text:p>0.1</text:p>
          </table:table-cell>
          <table:table-cell table:formula="of:=0.002*[.B142]+30*[.D142]" office:value-type="float" office:value="3.6864">
            <text:p>3.7</text:p>
          </table:table-cell>
          <table:table-cell table:formula="of:=SUBSTITUTE( CONCATENATE(TEXT([.A142];&quot;0&quot;);&quot; &amp; &quot;;TEXT([.C142];&quot;0.0&quot;);&quot; &amp; &quot;;TEXT([.B142];&quot;0.0&quot;); &quot; $\pm$  &quot;;TEXT([.E142];&quot;0.0&quot;);&quot; \\ &quot;);&quot;,&quot;;&quot;.&quot;)" office:value-type="string" office:string-value="705 &amp; 5.4 &amp; 343.2 $\pm$  3.7 \\ ">
            <text:p>705 &amp; 5.4 &amp; 343.2 $\pm$ <text:s/>3.7 \\ 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81.2">
            <text:p>281.2</text:p>
          </table:table-cell>
          <table:table-cell office:value-type="float" office:value="5.6">
            <text:p>5.6</text:p>
          </table:table-cell>
          <table:table-cell office:value-type="float" office:value="0.1">
            <text:p>0.1</text:p>
          </table:table-cell>
          <table:table-cell table:formula="of:=0.002*[.B143]+30*[.D143]" office:value-type="float" office:value="3.5624">
            <text:p>3.6</text:p>
          </table:table-cell>
          <table:table-cell table:formula="of:=SUBSTITUTE( CONCATENATE(TEXT([.A143];&quot;0&quot;);&quot; &amp; &quot;;TEXT([.C143];&quot;0.0&quot;);&quot; &amp; &quot;;TEXT([.B143];&quot;0.0&quot;); &quot; $\pm$  &quot;;TEXT([.E143];&quot;0.0&quot;);&quot; \\ &quot;);&quot;,&quot;;&quot;.&quot;)" office:value-type="string" office:string-value="710 &amp; 5.6 &amp; 281.2 $\pm$  3.6 \\ ">
            <text:p>710 &amp; 5.6 &amp; 281.2 $\pm$ <text:s/>3.6 \\ </text:p>
          </table:table-cell>
          <table:table-cell table:number-columns-repeated="5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262.4">
            <text:p>262.4</text:p>
          </table:table-cell>
          <table:table-cell office:value-type="float" office:value="5.8">
            <text:p>5.8</text:p>
          </table:table-cell>
          <table:table-cell office:value-type="float" office:value="0.1">
            <text:p>0.1</text:p>
          </table:table-cell>
          <table:table-cell table:formula="of:=0.002*[.B144]+30*[.D144]" office:value-type="float" office:value="3.5248">
            <text:p>3.5</text:p>
          </table:table-cell>
          <table:table-cell table:formula="of:=SUBSTITUTE( CONCATENATE(TEXT([.A144];&quot;0&quot;);&quot; &amp; &quot;;TEXT([.C144];&quot;0.0&quot;);&quot; &amp; &quot;;TEXT([.B144];&quot;0.0&quot;); &quot; $\pm$  &quot;;TEXT([.E144];&quot;0.0&quot;);&quot; \\ &quot;);&quot;,&quot;;&quot;.&quot;)" office:value-type="string" office:string-value="715 &amp; 5.8 &amp; 262.4 $\pm$  3.5 \\ ">
            <text:p>715 &amp; 5.8 &amp; 262.4 $\pm$ <text:s/>3.5 \\ 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82.2">
            <text:p>182.2</text:p>
          </table:table-cell>
          <table:table-cell office:value-type="float" office:value="6">
            <text:p>6.0</text:p>
          </table:table-cell>
          <table:table-cell office:value-type="float" office:value="0.1">
            <text:p>0.1</text:p>
          </table:table-cell>
          <table:table-cell table:formula="of:=0.002*[.B145]+30*[.D145]" office:value-type="float" office:value="3.3644">
            <text:p>3.4</text:p>
          </table:table-cell>
          <table:table-cell table:formula="of:=SUBSTITUTE( CONCATENATE(TEXT([.A145];&quot;0&quot;);&quot; &amp; &quot;;TEXT([.C145];&quot;0.0&quot;);&quot; &amp; &quot;;TEXT([.B145];&quot;0.0&quot;); &quot; $\pm$  &quot;;TEXT([.E145];&quot;0.0&quot;);&quot; \\ &quot;);&quot;,&quot;;&quot;.&quot;)" office:value-type="string" office:string-value="720 &amp; 6.0 &amp; 182.2 $\pm$  3.4 \\ ">
            <text:p>720 &amp; 6.0 &amp; 182.2 $\pm$ <text:s/>3.4 \\ </text:p>
          </table:table-cell>
          <table:table-cell table:number-columns-repeated="5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37.8">
            <text:p>137.8</text:p>
          </table:table-cell>
          <table:table-cell office:value-type="float" office:value="6.2">
            <text:p>6.2</text:p>
          </table:table-cell>
          <table:table-cell office:value-type="float" office:value="0.1">
            <text:p>0.1</text:p>
          </table:table-cell>
          <table:table-cell table:formula="of:=0.002*[.B146]+30*[.D146]" office:value-type="float" office:value="3.2756">
            <text:p>3.3</text:p>
          </table:table-cell>
          <table:table-cell table:formula="of:=SUBSTITUTE( CONCATENATE(TEXT([.A146];&quot;0&quot;);&quot; &amp; &quot;;TEXT([.C146];&quot;0.0&quot;);&quot; &amp; &quot;;TEXT([.B146];&quot;0.0&quot;); &quot; $\pm$  &quot;;TEXT([.E146];&quot;0.0&quot;);&quot; \\ &quot;);&quot;,&quot;;&quot;.&quot;)" office:value-type="string" office:string-value="725 &amp; 6.2 &amp; 137.8 $\pm$  3.3 \\ ">
            <text:p>725 &amp; 6.2 &amp; 137.8 $\pm$ <text:s/>3.3 \\ </text:p>
          </table:table-cell>
          <table:table-cell table:number-columns-repeated="5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04.6">
            <text:p>104.6</text:p>
          </table:table-cell>
          <table:table-cell office:value-type="float" office:value="6.4">
            <text:p>6.4</text:p>
          </table:table-cell>
          <table:table-cell office:value-type="float" office:value="0.1">
            <text:p>0.1</text:p>
          </table:table-cell>
          <table:table-cell table:formula="of:=0.002*[.B147]+30*[.D147]" office:value-type="float" office:value="3.2092">
            <text:p>3.2</text:p>
          </table:table-cell>
          <table:table-cell table:formula="of:=SUBSTITUTE( CONCATENATE(TEXT([.A147];&quot;0&quot;);&quot; &amp; &quot;;TEXT([.C147];&quot;0.0&quot;);&quot; &amp; &quot;;TEXT([.B147];&quot;0.0&quot;); &quot; $\pm$  &quot;;TEXT([.E147];&quot;0.0&quot;);&quot; \\ &quot;);&quot;,&quot;;&quot;.&quot;)" office:value-type="string" office:string-value="730 &amp; 6.4 &amp; 104.6 $\pm$  3.2 \\ ">
            <text:p>730 &amp; 6.4 &amp; 104.6 $\pm$ <text:s/>3.2 \\ </text:p>
          </table:table-cell>
          <table:table-cell table:number-columns-repeated="5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3.7">
            <text:p>83.7</text:p>
          </table:table-cell>
          <table:table-cell office:value-type="float" office:value="6.6">
            <text:p>6.6</text:p>
          </table:table-cell>
          <table:table-cell office:value-type="float" office:value="0.1">
            <text:p>0.1</text:p>
          </table:table-cell>
          <table:table-cell table:formula="of:=0.002*[.B148]+30*[.D148]" office:value-type="float" office:value="3.1674">
            <text:p>3.2</text:p>
          </table:table-cell>
          <table:table-cell table:formula="of:=SUBSTITUTE( CONCATENATE(TEXT([.A148];&quot;0&quot;);&quot; &amp; &quot;;TEXT([.C148];&quot;0.0&quot;);&quot; &amp; &quot;;TEXT([.B148];&quot;0.0&quot;); &quot; $\pm$  &quot;;TEXT([.E148];&quot;0.0&quot;);&quot; \\ &quot;);&quot;,&quot;;&quot;.&quot;)" office:value-type="string" office:string-value="735 &amp; 6.6 &amp; 83.7 $\pm$  3.2 \\ ">
            <text:p>735 &amp; 6.6 &amp; 83.7 $\pm$ <text:s/>3.2 \\ </text:p>
          </table:table-cell>
          <table:table-cell table:number-columns-repeated="5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52.3">
            <text:p>52.3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table:formula="of:=0.002*[.B149]+30*[.D149]" office:value-type="float" office:value="3.1046">
            <text:p>3.1</text:p>
          </table:table-cell>
          <table:table-cell table:formula="of:=SUBSTITUTE( CONCATENATE(TEXT([.A149];&quot;0&quot;);&quot; &amp; &quot;;TEXT([.C149];&quot;0.0&quot;);&quot; &amp; &quot;;TEXT([.B149];&quot;0.0&quot;); &quot; $\pm$  &quot;;TEXT([.E149];&quot;0.0&quot;);&quot; \\ &quot;);&quot;,&quot;;&quot;.&quot;)" office:value-type="string" office:string-value="740 &amp; 6.8 &amp; 52.3 $\pm$  3.1 \\ ">
            <text:p>740 &amp; 6.8 &amp; 52.3 $\pm$ <text:s/>3.1 \\ </text:p>
          </table:table-cell>
          <table:table-cell table:number-columns-repeated="5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9.3">
            <text:p>39.3</text:p>
          </table:table-cell>
          <table:table-cell office:value-type="float" office:value="7">
            <text:p>7.0</text:p>
          </table:table-cell>
          <table:table-cell office:value-type="float" office:value="0.1">
            <text:p>0.1</text:p>
          </table:table-cell>
          <table:table-cell table:formula="of:=0.002*[.B150]+30*[.D150]" office:value-type="float" office:value="3.0786">
            <text:p>3.1</text:p>
          </table:table-cell>
          <table:table-cell table:formula="of:=SUBSTITUTE( CONCATENATE(TEXT([.A150];&quot;0&quot;);&quot; &amp; &quot;;TEXT([.C150];&quot;0.0&quot;);&quot; &amp; &quot;;TEXT([.B150];&quot;0.0&quot;); &quot; $\pm$  &quot;;TEXT([.E150];&quot;0.0&quot;);&quot; \\ &quot;);&quot;,&quot;;&quot;.&quot;)" office:value-type="string" office:string-value="745 &amp; 7.0 &amp; 39.3 $\pm$  3.1 \\ ">
            <text:p>745 &amp; 7.0 &amp; 39.3 $\pm$ <text:s/>3.1 \\ </text:p>
          </table:table-cell>
          <table:table-cell table:number-columns-repeated="5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0.1">
            <text:p>30.1</text:p>
          </table:table-cell>
          <table:table-cell office:value-type="float" office:value="7.2">
            <text:p>7.2</text:p>
          </table:table-cell>
          <table:table-cell office:value-type="float" office:value="0.1">
            <text:p>0.1</text:p>
          </table:table-cell>
          <table:table-cell table:formula="of:=0.002*[.B151]+30*[.D151]" office:value-type="float" office:value="3.0602">
            <text:p>3.1</text:p>
          </table:table-cell>
          <table:table-cell table:formula="of:=SUBSTITUTE( CONCATENATE(TEXT([.A151];&quot;0&quot;);&quot; &amp; &quot;;TEXT([.C151];&quot;0.0&quot;);&quot; &amp; &quot;;TEXT([.B151];&quot;0.0&quot;); &quot; $\pm$  &quot;;TEXT([.E151];&quot;0.0&quot;);&quot; \\ &quot;);&quot;,&quot;;&quot;.&quot;)" office:value-type="string" office:string-value="750 &amp; 7.2 &amp; 30.1 $\pm$  3.1 \\ ">
            <text:p>750 &amp; 7.2 &amp; 30.1 $\pm$ <text:s/>3.1 \\ </text:p>
          </table:table-cell>
          <table:table-cell table:number-columns-repeated="5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5.1">
            <text:p>25.1</text:p>
          </table:table-cell>
          <table:table-cell office:value-type="float" office:value="7.4">
            <text:p>7.4</text:p>
          </table:table-cell>
          <table:table-cell office:value-type="float" office:value="0.1">
            <text:p>0.1</text:p>
          </table:table-cell>
          <table:table-cell table:formula="of:=0.002*[.B152]+30*[.D152]" office:value-type="float" office:value="3.0502">
            <text:p>3.1</text:p>
          </table:table-cell>
          <table:table-cell table:formula="of:=SUBSTITUTE( CONCATENATE(TEXT([.A152];&quot;0&quot;);&quot; &amp; &quot;;TEXT([.C152];&quot;0.0&quot;);&quot; &amp; &quot;;TEXT([.B152];&quot;0.0&quot;); &quot; $\pm$  &quot;;TEXT([.E152];&quot;0.0&quot;);&quot; \\ &quot;);&quot;,&quot;;&quot;.&quot;)" office:value-type="string" office:string-value="755 &amp; 7.4 &amp; 25.1 $\pm$  3.1 \\ ">
            <text:p>755 &amp; 7.4 &amp; 25.1 $\pm$ <text:s/>3.1 \\ </text:p>
          </table:table-cell>
          <table:table-cell table:number-columns-repeated="5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7.6">
            <text:p>17.6</text:p>
          </table:table-cell>
          <table:table-cell office:value-type="float" office:value="7.6">
            <text:p>7.6</text:p>
          </table:table-cell>
          <table:table-cell office:value-type="float" office:value="0.1">
            <text:p>0.1</text:p>
          </table:table-cell>
          <table:table-cell table:formula="of:=0.002*[.B153]+30*[.D153]" office:value-type="float" office:value="3.0352">
            <text:p>3.0</text:p>
          </table:table-cell>
          <table:table-cell table:formula="of:=SUBSTITUTE( CONCATENATE(TEXT([.A153];&quot;0&quot;);&quot; &amp; &quot;;TEXT([.C153];&quot;0.0&quot;);&quot; &amp; &quot;;TEXT([.B153];&quot;0.0&quot;); &quot; $\pm$  &quot;;TEXT([.E153];&quot;0.0&quot;);&quot; \\ &quot;);&quot;,&quot;;&quot;.&quot;)" office:value-type="string" office:string-value="760 &amp; 7.6 &amp; 17.6 $\pm$  3.0 \\ ">
            <text:p>760 &amp; 7.6 &amp; 17.6 $\pm$ <text:s/>3.0 \\ </text:p>
          </table:table-cell>
          <table:table-cell table:number-columns-repeated="5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2">
            <text:p>12.0</text:p>
          </table:table-cell>
          <table:table-cell office:value-type="float" office:value="7.8">
            <text:p>7.8</text:p>
          </table:table-cell>
          <table:table-cell office:value-type="float" office:value="0.1">
            <text:p>0.1</text:p>
          </table:table-cell>
          <table:table-cell table:formula="of:=0.002*[.B154]+30*[.D154]" office:value-type="float" office:value="3.024">
            <text:p>3.0</text:p>
          </table:table-cell>
          <table:table-cell table:formula="of:=SUBSTITUTE( CONCATENATE(TEXT([.A154];&quot;0&quot;);&quot; &amp; &quot;;TEXT([.C154];&quot;0.0&quot;);&quot; &amp; &quot;;TEXT([.B154];&quot;0.0&quot;); &quot; $\pm$  &quot;;TEXT([.E154];&quot;0.0&quot;);&quot; \\ &quot;);&quot;,&quot;;&quot;.&quot;)" office:value-type="string" office:string-value="765 &amp; 7.8 &amp; 12.0 $\pm$  3.0 \\ ">
            <text:p>765 &amp; 7.8 &amp; 12.0 $\pm$ <text:s/>3.0 \\ </text:p>
          </table:table-cell>
          <table:table-cell table:number-columns-repeated="5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9.1">
            <text:p>9.1</text:p>
          </table:table-cell>
          <table:table-cell office:value-type="float" office:value="8">
            <text:p>8.0</text:p>
          </table:table-cell>
          <table:table-cell office:value-type="float" office:value="0.1">
            <text:p>0.1</text:p>
          </table:table-cell>
          <table:table-cell table:formula="of:=0.002*[.B155]+30*[.D155]" office:value-type="float" office:value="3.0182">
            <text:p>3.0</text:p>
          </table:table-cell>
          <table:table-cell table:formula="of:=SUBSTITUTE( CONCATENATE(TEXT([.A155];&quot;0&quot;);&quot; &amp; &quot;;TEXT([.C155];&quot;0.0&quot;);&quot; &amp; &quot;;TEXT([.B155];&quot;0.0&quot;); &quot; $\pm$  &quot;;TEXT([.E155];&quot;0.0&quot;);&quot; \\ &quot;);&quot;,&quot;;&quot;.&quot;)" office:value-type="string" office:string-value="770 &amp; 8.0 &amp; 9.1 $\pm$  3.0 \\ ">
            <text:p>770 &amp; 8.0 &amp; 9.1 $\pm$ <text:s/>3.0 \\ </text:p>
          </table:table-cell>
          <table:table-cell table:number-columns-repeated="5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6.6">
            <text:p>6.6</text:p>
          </table:table-cell>
          <table:table-cell office:value-type="float" office:value="8.2">
            <text:p>8.2</text:p>
          </table:table-cell>
          <table:table-cell office:value-type="float" office:value="0.1">
            <text:p>0.1</text:p>
          </table:table-cell>
          <table:table-cell table:formula="of:=0.002*[.B156]+30*[.D156]" office:value-type="float" office:value="3.0132">
            <text:p>3.0</text:p>
          </table:table-cell>
          <table:table-cell table:formula="of:=SUBSTITUTE( CONCATENATE(TEXT([.A156];&quot;0&quot;);&quot; &amp; &quot;;TEXT([.C156];&quot;0.0&quot;);&quot; &amp; &quot;;TEXT([.B156];&quot;0.0&quot;); &quot; $\pm$  &quot;;TEXT([.E156];&quot;0.0&quot;);&quot; \\ &quot;);&quot;,&quot;;&quot;.&quot;)" office:value-type="string" office:string-value="775 &amp; 8.2 &amp; 6.6 $\pm$  3.0 \\ ">
            <text:p>775 &amp; 8.2 &amp; 6.6 $\pm$ <text:s/>3.0 \\ </text:p>
          </table:table-cell>
          <table:table-cell table:number-columns-repeated="5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.2">
            <text:p>4.2</text:p>
          </table:table-cell>
          <table:table-cell office:value-type="float" office:value="8.4">
            <text:p>8.4</text:p>
          </table:table-cell>
          <table:table-cell office:value-type="float" office:value="0.1">
            <text:p>0.1</text:p>
          </table:table-cell>
          <table:table-cell table:formula="of:=0.002*[.B157]+30*[.D157]" office:value-type="float" office:value="3.0084">
            <text:p>3.0</text:p>
          </table:table-cell>
          <table:table-cell table:formula="of:=SUBSTITUTE( CONCATENATE(TEXT([.A157];&quot;0&quot;);&quot; &amp; &quot;;TEXT([.C157];&quot;0.0&quot;);&quot; &amp; &quot;;TEXT([.B157];&quot;0.0&quot;); &quot; $\pm$  &quot;;TEXT([.E157];&quot;0.0&quot;);&quot; \\ &quot;);&quot;,&quot;;&quot;.&quot;)" office:value-type="string" office:string-value="780 &amp; 8.4 &amp; 4.2 $\pm$  3.0 \\ ">
            <text:p>780 &amp; 8.4 &amp; 4.2 $\pm$ <text:s/>3.0 \\ </text:p>
          </table:table-cell>
          <table:table-cell table:number-columns-repeated="5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.9">
            <text:p>2.9</text:p>
          </table:table-cell>
          <table:table-cell office:value-type="float" office:value="8.6">
            <text:p>8.6</text:p>
          </table:table-cell>
          <table:table-cell office:value-type="float" office:value="0.1">
            <text:p>0.1</text:p>
          </table:table-cell>
          <table:table-cell table:formula="of:=0.002*[.B158]+30*[.D158]" office:value-type="float" office:value="3.0058">
            <text:p>3.0</text:p>
          </table:table-cell>
          <table:table-cell table:formula="of:=SUBSTITUTE( CONCATENATE(TEXT([.A158];&quot;0&quot;);&quot; &amp; &quot;;TEXT([.C158];&quot;0.0&quot;);&quot; &amp; &quot;;TEXT([.B158];&quot;0.0&quot;); &quot; $\pm$  &quot;;TEXT([.E158];&quot;0.0&quot;);&quot; \\ &quot;);&quot;,&quot;;&quot;.&quot;)" office:value-type="string" office:string-value="785 &amp; 8.6 &amp; 2.9 $\pm$  3.0 \\ ">
            <text:p>785 &amp; 8.6 &amp; 2.9 $\pm$ <text:s/>3.0 \\ </text:p>
          </table:table-cell>
          <table:table-cell table:number-columns-repeated="5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.3">
            <text:p>2.3</text:p>
          </table:table-cell>
          <table:table-cell office:value-type="float" office:value="8.8">
            <text:p>8.8</text:p>
          </table:table-cell>
          <table:table-cell office:value-type="float" office:value="0.1">
            <text:p>0.1</text:p>
          </table:table-cell>
          <table:table-cell table:formula="of:=0.002*[.B159]+30*[.D159]" office:value-type="float" office:value="3.0046">
            <text:p>3.0</text:p>
          </table:table-cell>
          <table:table-cell table:formula="of:=SUBSTITUTE( CONCATENATE(TEXT([.A159];&quot;0&quot;);&quot; &amp; &quot;;TEXT([.C159];&quot;0.0&quot;);&quot; &amp; &quot;;TEXT([.B159];&quot;0.0&quot;); &quot; $\pm$  &quot;;TEXT([.E159];&quot;0.0&quot;);&quot; \\ &quot;);&quot;,&quot;;&quot;.&quot;)" office:value-type="string" office:string-value="790 &amp; 8.8 &amp; 2.3 $\pm$  3.0 \\ ">
            <text:p>790 &amp; 8.8 &amp; 2.3 $\pm$ <text:s/>3.0 \\ </text:p>
          </table:table-cell>
          <table:table-cell table:number-columns-repeated="5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.3">
            <text:p>2.3</text:p>
          </table:table-cell>
          <table:table-cell office:value-type="float" office:value="9">
            <text:p>9.0</text:p>
          </table:table-cell>
          <table:table-cell office:value-type="float" office:value="0.1">
            <text:p>0.1</text:p>
          </table:table-cell>
          <table:table-cell table:formula="of:=0.002*[.B160]+30*[.D160]" office:value-type="float" office:value="3.0046">
            <text:p>3.0</text:p>
          </table:table-cell>
          <table:table-cell table:formula="of:=SUBSTITUTE( CONCATENATE(TEXT([.A160];&quot;0&quot;);&quot; &amp; &quot;;TEXT([.C160];&quot;0.0&quot;);&quot; &amp; &quot;;TEXT([.B160];&quot;0.0&quot;); &quot; $\pm$  &quot;;TEXT([.E160];&quot;0.0&quot;);&quot; \\ &quot;);&quot;,&quot;;&quot;.&quot;)" office:value-type="string" office:string-value="795 &amp; 9.0 &amp; 2.3 $\pm$  3.0 \\ ">
            <text:p>795 &amp; 9.0 &amp; 2.3 $\pm$ <text:s/>3.0 \\ 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.5">
            <text:p>2.5</text:p>
          </table:table-cell>
          <table:table-cell office:value-type="float" office:value="9.2">
            <text:p>9.2</text:p>
          </table:table-cell>
          <table:table-cell office:value-type="float" office:value="0.1">
            <text:p>0.1</text:p>
          </table:table-cell>
          <table:table-cell table:formula="of:=0.002*[.B161]+30*[.D161]" office:value-type="float" office:value="3.005">
            <text:p>3.0</text:p>
          </table:table-cell>
          <table:table-cell table:formula="of:=SUBSTITUTE( CONCATENATE(TEXT([.A161];&quot;0&quot;);&quot; &amp; &quot;;TEXT([.C161];&quot;0.0&quot;);&quot; &amp; &quot;;TEXT([.B161];&quot;0.0&quot;); &quot; $\pm$  &quot;;TEXT([.E161];&quot;0.0&quot;);&quot; \\ &quot;);&quot;,&quot;;&quot;.&quot;)" office:value-type="string" office:string-value="800 &amp; 9.2 &amp; 2.5 $\pm$  3.0 \\ ">
            <text:p>800 &amp; 9.2 &amp; 2.5 $\pm$ <text:s/>3.0 \\ </text:p>
          </table:table-cell>
          <table:table-cell table:number-columns-repeated="5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.5">
            <text:p>2.5</text:p>
          </table:table-cell>
          <table:table-cell office:value-type="float" office:value="9.4">
            <text:p>9.4</text:p>
          </table:table-cell>
          <table:table-cell office:value-type="float" office:value="0.1">
            <text:p>0.1</text:p>
          </table:table-cell>
          <table:table-cell table:formula="of:=0.002*[.B162]+30*[.D162]" office:value-type="float" office:value="3.005">
            <text:p>3.0</text:p>
          </table:table-cell>
          <table:table-cell table:formula="of:=SUBSTITUTE( CONCATENATE(TEXT([.A162];&quot;0&quot;);&quot; &amp; &quot;;TEXT([.C162];&quot;0.0&quot;);&quot; &amp; &quot;;TEXT([.B162];&quot;0.0&quot;); &quot; $\pm$  &quot;;TEXT([.E162];&quot;0.0&quot;);&quot; \\ &quot;);&quot;,&quot;;&quot;.&quot;)" office:value-type="string" office:string-value="805 &amp; 9.4 &amp; 2.5 $\pm$  3.0 \\ ">
            <text:p>805 &amp; 9.4 &amp; 2.5 $\pm$ <text:s/>3.0 \\ </text:p>
          </table:table-cell>
          <table:table-cell table:number-columns-repeated="5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.6">
            <text:p>2.6</text:p>
          </table:table-cell>
          <table:table-cell office:value-type="float" office:value="9.6">
            <text:p>9.6</text:p>
          </table:table-cell>
          <table:table-cell office:value-type="float" office:value="0.1">
            <text:p>0.1</text:p>
          </table:table-cell>
          <table:table-cell table:formula="of:=0.002*[.B163]+30*[.D163]" office:value-type="float" office:value="3.0052">
            <text:p>3.0</text:p>
          </table:table-cell>
          <table:table-cell table:formula="of:=SUBSTITUTE( CONCATENATE(TEXT([.A163];&quot;0&quot;);&quot; &amp; &quot;;TEXT([.C163];&quot;0.0&quot;);&quot; &amp; &quot;;TEXT([.B163];&quot;0.0&quot;); &quot; $\pm$  &quot;;TEXT([.E163];&quot;0.0&quot;);&quot; \\ &quot;);&quot;,&quot;;&quot;.&quot;)" office:value-type="string" office:string-value="810 &amp; 9.6 &amp; 2.6 $\pm$  3.0 \\ ">
            <text:p>810 &amp; 9.6 &amp; 2.6 $\pm$ <text:s/>3.0 \\ </text:p>
          </table:table-cell>
          <table:table-cell table:number-columns-repeated="5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6.2">
            <text:p>6.2</text:p>
          </table:table-cell>
          <table:table-cell office:value-type="float" office:value="9.8">
            <text:p>9.8</text:p>
          </table:table-cell>
          <table:table-cell office:value-type="float" office:value="0.1">
            <text:p>0.1</text:p>
          </table:table-cell>
          <table:table-cell table:formula="of:=0.002*[.B164]+30*[.D164]" office:value-type="float" office:value="3.0124">
            <text:p>3.0</text:p>
          </table:table-cell>
          <table:table-cell table:formula="of:=SUBSTITUTE( CONCATENATE(TEXT([.A164];&quot;0&quot;);&quot; &amp; &quot;;TEXT([.C164];&quot;0.0&quot;);&quot; &amp; &quot;;TEXT([.B164];&quot;0.0&quot;); &quot; $\pm$  &quot;;TEXT([.E164];&quot;0.0&quot;);&quot; \\ &quot;);&quot;,&quot;;&quot;.&quot;)" office:value-type="string" office:string-value="815 &amp; 9.8 &amp; 6.2 $\pm$  3.0 \\ ">
            <text:p>815 &amp; 9.8 &amp; 6.2 $\pm$ <text:s/>3.0 \\ </text:p>
          </table:table-cell>
          <table:table-cell table:number-columns-repeated="5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8.1">
            <text:p>8.1</text:p>
          </table:table-cell>
          <table:table-cell office:value-type="float" office:value="10">
            <text:p>10.0</text:p>
          </table:table-cell>
          <table:table-cell office:value-type="float" office:value="0.1">
            <text:p>0.1</text:p>
          </table:table-cell>
          <table:table-cell table:formula="of:=0.002*[.B165]+30*[.D165]" office:value-type="float" office:value="3.0162">
            <text:p>3.0</text:p>
          </table:table-cell>
          <table:table-cell table:formula="of:=SUBSTITUTE( CONCATENATE(TEXT([.A165];&quot;0&quot;);&quot; &amp; &quot;;TEXT([.C165];&quot;0.0&quot;);&quot; &amp; &quot;;TEXT([.B165];&quot;0.0&quot;); &quot; $\pm$  &quot;;TEXT([.E165];&quot;0.0&quot;);&quot; \\ &quot;);&quot;,&quot;;&quot;.&quot;)" office:value-type="string" office:string-value="820 &amp; 10.0 &amp; 8.1 $\pm$  3.0 \\ ">
            <text:p>820 &amp; 10.0 &amp; 8.1 $\pm$ <text:s/>3.0 \\ </text:p>
          </table:table-cell>
          <table:table-cell table:number-columns-repeated="5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0.2">
            <text:p>10.2</text:p>
          </table:table-cell>
          <table:table-cell office:value-type="float" office:value="10.2">
            <text:p>10.2</text:p>
          </table:table-cell>
          <table:table-cell office:value-type="float" office:value="0.1">
            <text:p>0.1</text:p>
          </table:table-cell>
          <table:table-cell table:formula="of:=0.002*[.B166]+30*[.D166]" office:value-type="float" office:value="3.0204">
            <text:p>3.0</text:p>
          </table:table-cell>
          <table:table-cell table:formula="of:=SUBSTITUTE( CONCATENATE(TEXT([.A166];&quot;0&quot;);&quot; &amp; &quot;;TEXT([.C166];&quot;0.0&quot;);&quot; &amp; &quot;;TEXT([.B166];&quot;0.0&quot;); &quot; $\pm$  &quot;;TEXT([.E166];&quot;0.0&quot;);&quot; \\ &quot;);&quot;,&quot;;&quot;.&quot;)" office:value-type="string" office:string-value="825 &amp; 10.2 &amp; 10.2 $\pm$  3.0 \\ ">
            <text:p>825 &amp; 10.2 &amp; 10.2 $\pm$ <text:s/>3.0 \\ </text:p>
          </table:table-cell>
          <table:table-cell table:number-columns-repeated="5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2.4">
            <text:p>12.4</text:p>
          </table:table-cell>
          <table:table-cell office:value-type="float" office:value="10.4">
            <text:p>10.4</text:p>
          </table:table-cell>
          <table:table-cell office:value-type="float" office:value="0.1">
            <text:p>0.1</text:p>
          </table:table-cell>
          <table:table-cell table:formula="of:=0.002*[.B167]+30*[.D167]" office:value-type="float" office:value="3.0248">
            <text:p>3.0</text:p>
          </table:table-cell>
          <table:table-cell table:formula="of:=SUBSTITUTE( CONCATENATE(TEXT([.A167];&quot;0&quot;);&quot; &amp; &quot;;TEXT([.C167];&quot;0.0&quot;);&quot; &amp; &quot;;TEXT([.B167];&quot;0.0&quot;); &quot; $\pm$  &quot;;TEXT([.E167];&quot;0.0&quot;);&quot; \\ &quot;);&quot;,&quot;;&quot;.&quot;)" office:value-type="string" office:string-value="830 &amp; 10.4 &amp; 12.4 $\pm$  3.0 \\ ">
            <text:p>830 &amp; 10.4 &amp; 12.4 $\pm$ <text:s/>3.0 \\ </text:p>
          </table:table-cell>
          <table:table-cell table:number-columns-repeated="5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">
            <text:p>8.0</text:p>
          </table:table-cell>
          <table:table-cell office:value-type="float" office:value="10.6">
            <text:p>10.6</text:p>
          </table:table-cell>
          <table:table-cell office:value-type="float" office:value="0.1">
            <text:p>0.1</text:p>
          </table:table-cell>
          <table:table-cell table:formula="of:=0.002*[.B168]+30*[.D168]" office:value-type="float" office:value="3.016">
            <text:p>3.0</text:p>
          </table:table-cell>
          <table:table-cell table:formula="of:=SUBSTITUTE( CONCATENATE(TEXT([.A168];&quot;0&quot;);&quot; &amp; &quot;;TEXT([.C168];&quot;0.0&quot;);&quot; &amp; &quot;;TEXT([.B168];&quot;0.0&quot;); &quot; $\pm$  &quot;;TEXT([.E168];&quot;0.0&quot;);&quot; \\ &quot;);&quot;,&quot;;&quot;.&quot;)" office:value-type="string" office:string-value="835 &amp; 10.6 &amp; 8.0 $\pm$  3.0 \\ ">
            <text:p>835 &amp; 10.6 &amp; 8.0 $\pm$ <text:s/>3.0 \\ </text:p>
          </table:table-cell>
          <table:table-cell table:number-columns-repeated="5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9.4">
            <text:p>9.4</text:p>
          </table:table-cell>
          <table:table-cell office:value-type="float" office:value="10.8">
            <text:p>10.8</text:p>
          </table:table-cell>
          <table:table-cell office:value-type="float" office:value="0.1">
            <text:p>0.1</text:p>
          </table:table-cell>
          <table:table-cell table:formula="of:=0.002*[.B169]+30*[.D169]" office:value-type="float" office:value="3.0188">
            <text:p>3.0</text:p>
          </table:table-cell>
          <table:table-cell table:formula="of:=SUBSTITUTE( CONCATENATE(TEXT([.A169];&quot;0&quot;);&quot; &amp; &quot;;TEXT([.C169];&quot;0.0&quot;);&quot; &amp; &quot;;TEXT([.B169];&quot;0.0&quot;); &quot; $\pm$  &quot;;TEXT([.E169];&quot;0.0&quot;);&quot; \\ &quot;);&quot;,&quot;;&quot;.&quot;)" office:value-type="string" office:string-value="840 &amp; 10.8 &amp; 9.4 $\pm$  3.0 \\ ">
            <text:p>840 &amp; 10.8 &amp; 9.4 $\pm$ <text:s/>3.0 \\ </text:p>
          </table:table-cell>
          <table:table-cell table:number-columns-repeated="5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1.5">
            <text:p>11.5</text:p>
          </table:table-cell>
          <table:table-cell office:value-type="float" office:value="11">
            <text:p>11.0</text:p>
          </table:table-cell>
          <table:table-cell office:value-type="float" office:value="0.1">
            <text:p>0.1</text:p>
          </table:table-cell>
          <table:table-cell table:formula="of:=0.002*[.B170]+30*[.D170]" office:value-type="float" office:value="3.023">
            <text:p>3.0</text:p>
          </table:table-cell>
          <table:table-cell table:formula="of:=SUBSTITUTE( CONCATENATE(TEXT([.A170];&quot;0&quot;);&quot; &amp; &quot;;TEXT([.C170];&quot;0.0&quot;);&quot; &amp; &quot;;TEXT([.B170];&quot;0.0&quot;); &quot; $\pm$  &quot;;TEXT([.E170];&quot;0.0&quot;);&quot; \\ &quot;);&quot;,&quot;;&quot;.&quot;)" office:value-type="string" office:string-value="845 &amp; 11.0 &amp; 11.5 $\pm$  3.0 \\ ">
            <text:p>845 &amp; 11.0 &amp; 11.5 $\pm$ <text:s/>3.0 \\ 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5.4">
            <text:p>15.4</text:p>
          </table:table-cell>
          <table:table-cell office:value-type="float" office:value="11.2">
            <text:p>11.2</text:p>
          </table:table-cell>
          <table:table-cell office:value-type="float" office:value="0.1">
            <text:p>0.1</text:p>
          </table:table-cell>
          <table:table-cell table:formula="of:=0.002*[.B171]+30*[.D171]" office:value-type="float" office:value="3.0308">
            <text:p>3.0</text:p>
          </table:table-cell>
          <table:table-cell table:formula="of:=SUBSTITUTE( CONCATENATE(TEXT([.A171];&quot;0&quot;);&quot; &amp; &quot;;TEXT([.C171];&quot;0.0&quot;);&quot; &amp; &quot;;TEXT([.B171];&quot;0.0&quot;); &quot; $\pm$  &quot;;TEXT([.E171];&quot;0.0&quot;);&quot; \\ &quot;);&quot;,&quot;;&quot;.&quot;)" office:value-type="string" office:string-value="850 &amp; 11.2 &amp; 15.4 $\pm$  3.0 \\ ">
            <text:p>850 &amp; 11.2 &amp; 15.4 $\pm$ <text:s/>3.0 \\ </text:p>
          </table:table-cell>
          <table:table-cell table:number-columns-repeated="5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table:formula="of:=0.002*[.B172]+30*[.D172]" office:value-type="float" office:value="3.0448">
            <text:p>3.0</text:p>
          </table:table-cell>
          <table:table-cell table:formula="of:=SUBSTITUTE( CONCATENATE(TEXT([.A172];&quot;0&quot;);&quot; &amp; &quot;;TEXT([.C172];&quot;0.0&quot;);&quot; &amp; &quot;;TEXT([.B172];&quot;0.0&quot;); &quot; $\pm$  &quot;;TEXT([.E172];&quot;0.0&quot;);&quot; \\ &quot;);&quot;,&quot;;&quot;.&quot;)" office:value-type="string" office:string-value="855 &amp; 11.4 &amp; 22.4 $\pm$  3.0 \\ ">
            <text:p>855 &amp; 11.4 &amp; 22.4 $\pm$ <text:s/>3.0 \\ </text:p>
          </table:table-cell>
          <table:table-cell table:number-columns-repeated="5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2.1">
            <text:p>22.1</text:p>
          </table:table-cell>
          <table:table-cell office:value-type="float" office:value="11.6">
            <text:p>11.6</text:p>
          </table:table-cell>
          <table:table-cell office:value-type="float" office:value="0.1">
            <text:p>0.1</text:p>
          </table:table-cell>
          <table:table-cell table:formula="of:=0.002*[.B173]+30*[.D173]" office:value-type="float" office:value="3.0442">
            <text:p>3.0</text:p>
          </table:table-cell>
          <table:table-cell table:formula="of:=SUBSTITUTE( CONCATENATE(TEXT([.A173];&quot;0&quot;);&quot; &amp; &quot;;TEXT([.C173];&quot;0.0&quot;);&quot; &amp; &quot;;TEXT([.B173];&quot;0.0&quot;); &quot; $\pm$  &quot;;TEXT([.E173];&quot;0.0&quot;);&quot; \\ &quot;);&quot;,&quot;;&quot;.&quot;)" office:value-type="string" office:string-value="860 &amp; 11.6 &amp; 22.1 $\pm$  3.0 \\ ">
            <text:p>860 &amp; 11.6 &amp; 22.1 $\pm$ <text:s/>3.0 \\ </text:p>
          </table:table-cell>
          <table:table-cell table:number-columns-repeated="5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1.5">
            <text:p>21.5</text:p>
          </table:table-cell>
          <table:table-cell office:value-type="float" office:value="11.8">
            <text:p>11.8</text:p>
          </table:table-cell>
          <table:table-cell office:value-type="float" office:value="0.1">
            <text:p>0.1</text:p>
          </table:table-cell>
          <table:table-cell table:formula="of:=0.002*[.B174]+30*[.D174]" office:value-type="float" office:value="3.043">
            <text:p>3.0</text:p>
          </table:table-cell>
          <table:table-cell table:formula="of:=SUBSTITUTE( CONCATENATE(TEXT([.A174];&quot;0&quot;);&quot; &amp; &quot;;TEXT([.C174];&quot;0.0&quot;);&quot; &amp; &quot;;TEXT([.B174];&quot;0.0&quot;); &quot; $\pm$  &quot;;TEXT([.E174];&quot;0.0&quot;);&quot; \\ &quot;);&quot;,&quot;;&quot;.&quot;)" office:value-type="string" office:string-value="865 &amp; 11.8 &amp; 21.5 $\pm$  3.0 \\ ">
            <text:p>865 &amp; 11.8 &amp; 21.5 $\pm$ <text:s/>3.0 \\ </text:p>
          </table:table-cell>
          <table:table-cell table:number-columns-repeated="5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2.8">
            <text:p>22.8</text:p>
          </table:table-cell>
          <table:table-cell office:value-type="float" office:value="12">
            <text:p>12.0</text:p>
          </table:table-cell>
          <table:table-cell office:value-type="float" office:value="0.1">
            <text:p>0.1</text:p>
          </table:table-cell>
          <table:table-cell table:formula="of:=0.002*[.B175]+30*[.D175]" office:value-type="float" office:value="3.0456">
            <text:p>3.0</text:p>
          </table:table-cell>
          <table:table-cell table:formula="of:=SUBSTITUTE( CONCATENATE(TEXT([.A175];&quot;0&quot;);&quot; &amp; &quot;;TEXT([.C175];&quot;0.0&quot;);&quot; &amp; &quot;;TEXT([.B175];&quot;0.0&quot;); &quot; $\pm$  &quot;;TEXT([.E175];&quot;0.0&quot;);&quot; \\ &quot;);&quot;,&quot;;&quot;.&quot;)" office:value-type="string" office:string-value="870 &amp; 12.0 &amp; 22.8 $\pm$  3.0 \\ ">
            <text:p>870 &amp; 12.0 &amp; 22.8 $\pm$ <text:s/>3.0 \\ </text:p>
          </table:table-cell>
          <table:table-cell table:number-columns-repeated="5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2.3">
            <text:p>22.3</text:p>
          </table:table-cell>
          <table:table-cell office:value-type="float" office:value="12.2">
            <text:p>12.2</text:p>
          </table:table-cell>
          <table:table-cell office:value-type="float" office:value="0.1">
            <text:p>0.1</text:p>
          </table:table-cell>
          <table:table-cell table:formula="of:=0.002*[.B176]+30*[.D176]" office:value-type="float" office:value="3.0446">
            <text:p>3.0</text:p>
          </table:table-cell>
          <table:table-cell table:formula="of:=SUBSTITUTE( CONCATENATE(TEXT([.A176];&quot;0&quot;);&quot; &amp; &quot;;TEXT([.C176];&quot;0.0&quot;);&quot; &amp; &quot;;TEXT([.B176];&quot;0.0&quot;); &quot; $\pm$  &quot;;TEXT([.E176];&quot;0.0&quot;);&quot; \\ &quot;);&quot;,&quot;;&quot;.&quot;)" office:value-type="string" office:string-value="875 &amp; 12.2 &amp; 22.3 $\pm$  3.0 \\ ">
            <text:p>875 &amp; 12.2 &amp; 22.3 $\pm$ <text:s/>3.0 \\ </text:p>
          </table:table-cell>
          <table:table-cell table:number-columns-repeated="5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9.4">
            <text:p>19.4</text:p>
          </table:table-cell>
          <table:table-cell office:value-type="float" office:value="12.4">
            <text:p>12.4</text:p>
          </table:table-cell>
          <table:table-cell office:value-type="float" office:value="0.1">
            <text:p>0.1</text:p>
          </table:table-cell>
          <table:table-cell table:formula="of:=0.002*[.B177]+30*[.D177]" office:value-type="float" office:value="3.0388">
            <text:p>3.0</text:p>
          </table:table-cell>
          <table:table-cell table:formula="of:=SUBSTITUTE( CONCATENATE(TEXT([.A177];&quot;0&quot;);&quot; &amp; &quot;;TEXT([.C177];&quot;0.0&quot;);&quot; &amp; &quot;;TEXT([.B177];&quot;0.0&quot;); &quot; $\pm$  &quot;;TEXT([.E177];&quot;0.0&quot;);&quot; \\ &quot;);&quot;,&quot;;&quot;.&quot;)" office:value-type="string" office:string-value="880 &amp; 12.4 &amp; 19.4 $\pm$  3.0 \\ ">
            <text:p>880 &amp; 12.4 &amp; 19.4 $\pm$ <text:s/>3.0 \\ </text:p>
          </table:table-cell>
          <table:table-cell table:number-columns-repeated="5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7.8">
            <text:p>17.8</text:p>
          </table:table-cell>
          <table:table-cell office:value-type="float" office:value="12.6">
            <text:p>12.6</text:p>
          </table:table-cell>
          <table:table-cell office:value-type="float" office:value="0.1">
            <text:p>0.1</text:p>
          </table:table-cell>
          <table:table-cell table:formula="of:=0.002*[.B178]+30*[.D178]" office:value-type="float" office:value="3.0356">
            <text:p>3.0</text:p>
          </table:table-cell>
          <table:table-cell table:formula="of:=SUBSTITUTE( CONCATENATE(TEXT([.A178];&quot;0&quot;);&quot; &amp; &quot;;TEXT([.C178];&quot;0.0&quot;);&quot; &amp; &quot;;TEXT([.B178];&quot;0.0&quot;); &quot; $\pm$  &quot;;TEXT([.E178];&quot;0.0&quot;);&quot; \\ &quot;);&quot;,&quot;;&quot;.&quot;)" office:value-type="string" office:string-value="885 &amp; 12.6 &amp; 17.8 $\pm$  3.0 \\ ">
            <text:p>885 &amp; 12.6 &amp; 17.8 $\pm$ <text:s/>3.0 \\ </text:p>
          </table:table-cell>
          <table:table-cell table:number-columns-repeated="5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6.7">
            <text:p>16.7</text:p>
          </table:table-cell>
          <table:table-cell office:value-type="float" office:value="12.8">
            <text:p>12.8</text:p>
          </table:table-cell>
          <table:table-cell office:value-type="float" office:value="0.1">
            <text:p>0.1</text:p>
          </table:table-cell>
          <table:table-cell table:formula="of:=0.002*[.B179]+30*[.D179]" office:value-type="float" office:value="3.0334">
            <text:p>3.0</text:p>
          </table:table-cell>
          <table:table-cell table:formula="of:=SUBSTITUTE( CONCATENATE(TEXT([.A179];&quot;0&quot;);&quot; &amp; &quot;;TEXT([.C179];&quot;0.0&quot;);&quot; &amp; &quot;;TEXT([.B179];&quot;0.0&quot;); &quot; $\pm$  &quot;;TEXT([.E179];&quot;0.0&quot;);&quot; \\ &quot;);&quot;,&quot;;&quot;.&quot;)" office:value-type="string" office:string-value="890 &amp; 12.8 &amp; 16.7 $\pm$  3.0 \\ ">
            <text:p>890 &amp; 12.8 &amp; 16.7 $\pm$ <text:s/>3.0 \\ </text:p>
          </table:table-cell>
          <table:table-cell table:number-columns-repeated="5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6.8">
            <text:p>16.8</text:p>
          </table:table-cell>
          <table:table-cell office:value-type="float" office:value="13">
            <text:p>13.0</text:p>
          </table:table-cell>
          <table:table-cell office:value-type="float" office:value="0.1">
            <text:p>0.1</text:p>
          </table:table-cell>
          <table:table-cell table:formula="of:=0.002*[.B180]+30*[.D180]" office:value-type="float" office:value="3.0336">
            <text:p>3.0</text:p>
          </table:table-cell>
          <table:table-cell table:formula="of:=SUBSTITUTE( CONCATENATE(TEXT([.A180];&quot;0&quot;);&quot; &amp; &quot;;TEXT([.C180];&quot;0.0&quot;);&quot; &amp; &quot;;TEXT([.B180];&quot;0.0&quot;); &quot; $\pm$  &quot;;TEXT([.E180];&quot;0.0&quot;);&quot; \\ &quot;);&quot;,&quot;;&quot;.&quot;)" office:value-type="string" office:string-value="895 &amp; 13.0 &amp; 16.8 $\pm$  3.0 \\ ">
            <text:p>895 &amp; 13.0 &amp; 16.8 $\pm$ <text:s/>3.0 \\ 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0.1">
            <text:p>0.1</text:p>
          </table:table-cell>
          <table:table-cell table:formula="of:=0.002*[.B181]+30*[.D181]" office:value-type="float" office:value="3.0322">
            <text:p>3.0</text:p>
          </table:table-cell>
          <table:table-cell table:formula="of:=SUBSTITUTE( CONCATENATE(TEXT([.A181];&quot;0&quot;);&quot; &amp; &quot;;TEXT([.C181];&quot;0.0&quot;);&quot; &amp; &quot;;TEXT([.B181];&quot;0.0&quot;); &quot; $\pm$  &quot;;TEXT([.E181];&quot;0.0&quot;);&quot; \\ &quot;);&quot;,&quot;;&quot;.&quot;)" office:value-type="string" office:string-value="900 &amp; 13.2 &amp; 16.1 $\pm$  3.0 \\ ">
            <text:p>900 &amp; 13.2 &amp; 16.1 $\pm$ <text:s/>3.0 \\ </text:p>
          </table:table-cell>
          <table:table-cell table:number-columns-repeated="5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5.7">
            <text:p>15.7</text:p>
          </table:table-cell>
          <table:table-cell office:value-type="float" office:value="13.4">
            <text:p>13.4</text:p>
          </table:table-cell>
          <table:table-cell office:value-type="float" office:value="0.1">
            <text:p>0.1</text:p>
          </table:table-cell>
          <table:table-cell table:formula="of:=0.002*[.B182]+30*[.D182]" office:value-type="float" office:value="3.0314">
            <text:p>3.0</text:p>
          </table:table-cell>
          <table:table-cell table:formula="of:=SUBSTITUTE( CONCATENATE(TEXT([.A182];&quot;0&quot;);&quot; &amp; &quot;;TEXT([.C182];&quot;0.0&quot;);&quot; &amp; &quot;;TEXT([.B182];&quot;0.0&quot;); &quot; $\pm$  &quot;;TEXT([.E182];&quot;0.0&quot;);&quot; \\ &quot;);&quot;,&quot;;&quot;.&quot;)" office:value-type="string" office:string-value="905 &amp; 13.4 &amp; 15.7 $\pm$  3.0 \\ ">
            <text:p>905 &amp; 13.4 &amp; 15.7 $\pm$ <text:s/>3.0 \\ </text:p>
          </table:table-cell>
          <table:table-cell table:number-columns-repeated="5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5.1">
            <text:p>15.1</text:p>
          </table:table-cell>
          <table:table-cell office:value-type="float" office:value="13.6">
            <text:p>13.6</text:p>
          </table:table-cell>
          <table:table-cell office:value-type="float" office:value="0.1">
            <text:p>0.1</text:p>
          </table:table-cell>
          <table:table-cell table:formula="of:=0.002*[.B183]+30*[.D183]" office:value-type="float" office:value="3.0302">
            <text:p>3.0</text:p>
          </table:table-cell>
          <table:table-cell table:formula="of:=SUBSTITUTE( CONCATENATE(TEXT([.A183];&quot;0&quot;);&quot; &amp; &quot;;TEXT([.C183];&quot;0.0&quot;);&quot; &amp; &quot;;TEXT([.B183];&quot;0.0&quot;); &quot; $\pm$  &quot;;TEXT([.E183];&quot;0.0&quot;);&quot; \\ &quot;);&quot;,&quot;;&quot;.&quot;)" office:value-type="string" office:string-value="910 &amp; 13.6 &amp; 15.1 $\pm$  3.0 \\ ">
            <text:p>910 &amp; 13.6 &amp; 15.1 $\pm$ <text:s/>3.0 \\ </text:p>
          </table:table-cell>
          <table:table-cell table:number-columns-repeated="5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4.8">
            <text:p>14.8</text:p>
          </table:table-cell>
          <table:table-cell office:value-type="float" office:value="13.8">
            <text:p>13.8</text:p>
          </table:table-cell>
          <table:table-cell office:value-type="float" office:value="0.1">
            <text:p>0.1</text:p>
          </table:table-cell>
          <table:table-cell table:formula="of:=0.002*[.B184]+30*[.D184]" office:value-type="float" office:value="3.0296">
            <text:p>3.0</text:p>
          </table:table-cell>
          <table:table-cell table:formula="of:=SUBSTITUTE( CONCATENATE(TEXT([.A184];&quot;0&quot;);&quot; &amp; &quot;;TEXT([.C184];&quot;0.0&quot;);&quot; &amp; &quot;;TEXT([.B184];&quot;0.0&quot;); &quot; $\pm$  &quot;;TEXT([.E184];&quot;0.0&quot;);&quot; \\ &quot;);&quot;,&quot;;&quot;.&quot;)" office:value-type="string" office:string-value="915 &amp; 13.8 &amp; 14.8 $\pm$  3.0 \\ ">
            <text:p>915 &amp; 13.8 &amp; 14.8 $\pm$ <text:s/>3.0 \\ </text:p>
          </table:table-cell>
          <table:table-cell table:number-columns-repeated="5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5">
            <text:p>15.0</text:p>
          </table:table-cell>
          <table:table-cell office:value-type="float" office:value="14">
            <text:p>14.0</text:p>
          </table:table-cell>
          <table:table-cell office:value-type="float" office:value="0.1">
            <text:p>0.1</text:p>
          </table:table-cell>
          <table:table-cell table:formula="of:=0.002*[.B185]+30*[.D185]" office:value-type="float" office:value="3.03">
            <text:p>3.0</text:p>
          </table:table-cell>
          <table:table-cell table:formula="of:=SUBSTITUTE( CONCATENATE(TEXT([.A185];&quot;0&quot;);&quot; &amp; &quot;;TEXT([.C185];&quot;0.0&quot;);&quot; &amp; &quot;;TEXT([.B185];&quot;0.0&quot;); &quot; $\pm$  &quot;;TEXT([.E185];&quot;0.0&quot;);&quot; \\ &quot;);&quot;,&quot;;&quot;.&quot;)" office:value-type="string" office:string-value="920 &amp; 14.0 &amp; 15.0 $\pm$  3.0 \\ ">
            <text:p>920 &amp; 14.0 &amp; 15.0 $\pm$ <text:s/>3.0 \\ </text:p>
          </table:table-cell>
          <table:table-cell table:number-columns-repeated="5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6.9">
            <text:p>6.9</text:p>
          </table:table-cell>
          <table:table-cell office:value-type="float" office:value="14.2">
            <text:p>14.2</text:p>
          </table:table-cell>
          <table:table-cell office:value-type="float" office:value="0.1">
            <text:p>0.1</text:p>
          </table:table-cell>
          <table:table-cell table:formula="of:=0.002*[.B186]+30*[.D186]" office:value-type="float" office:value="3.0138">
            <text:p>3.0</text:p>
          </table:table-cell>
          <table:table-cell table:formula="of:=SUBSTITUTE( CONCATENATE(TEXT([.A186];&quot;0&quot;);&quot; &amp; &quot;;TEXT([.C186];&quot;0.0&quot;);&quot; &amp; &quot;;TEXT([.B186];&quot;0.0&quot;); &quot; $\pm$  &quot;;TEXT([.E186];&quot;0.0&quot;);&quot; \\ &quot;);&quot;,&quot;;&quot;.&quot;)" office:value-type="string" office:string-value="925 &amp; 14.2 &amp; 6.9 $\pm$  3.0 \\ ">
            <text:p>925 &amp; 14.2 &amp; 6.9 $\pm$ <text:s/>3.0 \\ </text:p>
          </table:table-cell>
          <table:table-cell table:number-columns-repeated="5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5">
            <text:p>5.0</text:p>
          </table:table-cell>
          <table:table-cell office:value-type="float" office:value="14.4">
            <text:p>14.4</text:p>
          </table:table-cell>
          <table:table-cell office:value-type="float" office:value="0.1">
            <text:p>0.1</text:p>
          </table:table-cell>
          <table:table-cell table:formula="of:=0.002*[.B187]+30*[.D187]" office:value-type="float" office:value="3.01">
            <text:p>3.0</text:p>
          </table:table-cell>
          <table:table-cell table:formula="of:=SUBSTITUTE( CONCATENATE(TEXT([.A187];&quot;0&quot;);&quot; &amp; &quot;;TEXT([.C187];&quot;0.0&quot;);&quot; &amp; &quot;;TEXT([.B187];&quot;0.0&quot;); &quot; $\pm$  &quot;;TEXT([.E187];&quot;0.0&quot;);&quot; \\ &quot;);&quot;,&quot;;&quot;.&quot;)" office:value-type="string" office:string-value="930 &amp; 14.4 &amp; 5.0 $\pm$  3.0 \\ ">
            <text:p>930 &amp; 14.4 &amp; 5.0 $\pm$ <text:s/>3.0 \\ </text:p>
          </table:table-cell>
          <table:table-cell table:number-columns-repeated="5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5">
            <text:p>5.0</text:p>
          </table:table-cell>
          <table:table-cell office:value-type="float" office:value="14.6">
            <text:p>14.6</text:p>
          </table:table-cell>
          <table:table-cell office:value-type="float" office:value="0.1">
            <text:p>0.1</text:p>
          </table:table-cell>
          <table:table-cell table:formula="of:=0.002*[.B188]+30*[.D188]" office:value-type="float" office:value="3.01">
            <text:p>3.0</text:p>
          </table:table-cell>
          <table:table-cell table:formula="of:=SUBSTITUTE( CONCATENATE(TEXT([.A188];&quot;0&quot;);&quot; &amp; &quot;;TEXT([.C188];&quot;0.0&quot;);&quot; &amp; &quot;;TEXT([.B188];&quot;0.0&quot;); &quot; $\pm$  &quot;;TEXT([.E188];&quot;0.0&quot;);&quot; \\ &quot;);&quot;,&quot;;&quot;.&quot;)" office:value-type="string" office:string-value="935 &amp; 14.6 &amp; 5.0 $\pm$  3.0 \\ ">
            <text:p>935 &amp; 14.6 &amp; 5.0 $\pm$ <text:s/>3.0 \\ </text:p>
          </table:table-cell>
          <table:table-cell table:number-columns-repeated="5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">
            <text:p>4.0</text:p>
          </table:table-cell>
          <table:table-cell office:value-type="float" office:value="14.8">
            <text:p>14.8</text:p>
          </table:table-cell>
          <table:table-cell office:value-type="float" office:value="0.1">
            <text:p>0.1</text:p>
          </table:table-cell>
          <table:table-cell table:formula="of:=0.002*[.B189]+30*[.D189]" office:value-type="float" office:value="3.008">
            <text:p>3.0</text:p>
          </table:table-cell>
          <table:table-cell table:formula="of:=SUBSTITUTE( CONCATENATE(TEXT([.A189];&quot;0&quot;);&quot; &amp; &quot;;TEXT([.C189];&quot;0.0&quot;);&quot; &amp; &quot;;TEXT([.B189];&quot;0.0&quot;); &quot; $\pm$  &quot;;TEXT([.E189];&quot;0.0&quot;);&quot; \\ &quot;);&quot;,&quot;;&quot;.&quot;)" office:value-type="string" office:string-value="940 &amp; 14.8 &amp; 4.0 $\pm$  3.0 \\ ">
            <text:p>940 &amp; 14.8 &amp; 4.0 $\pm$ <text:s/>3.0 \\ </text:p>
          </table:table-cell>
          <table:table-cell table:number-columns-repeated="5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4.7">
            <text:p>4.7</text:p>
          </table:table-cell>
          <table:table-cell office:value-type="float" office:value="15">
            <text:p>15.0</text:p>
          </table:table-cell>
          <table:table-cell office:value-type="float" office:value="0.1">
            <text:p>0.1</text:p>
          </table:table-cell>
          <table:table-cell table:formula="of:=0.002*[.B190]+30*[.D190]" office:value-type="float" office:value="3.0094">
            <text:p>3.0</text:p>
          </table:table-cell>
          <table:table-cell table:formula="of:=SUBSTITUTE( CONCATENATE(TEXT([.A190];&quot;0&quot;);&quot; &amp; &quot;;TEXT([.C190];&quot;0.0&quot;);&quot; &amp; &quot;;TEXT([.B190];&quot;0.0&quot;); &quot; $\pm$  &quot;;TEXT([.E190];&quot;0.0&quot;);&quot; \\ &quot;);&quot;,&quot;;&quot;.&quot;)" office:value-type="string" office:string-value="945 &amp; 15.0 &amp; 4.7 $\pm$  3.0 \\ ">
            <text:p>945 &amp; 15.0 &amp; 4.7 $\pm$ <text:s/>3.0 \\ </text:p>
          </table:table-cell>
          <table:table-cell table:number-columns-repeated="5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7.2">
            <text:p>7.2</text:p>
          </table:table-cell>
          <table:table-cell office:value-type="float" office:value="15.2">
            <text:p>15.2</text:p>
          </table:table-cell>
          <table:table-cell office:value-type="float" office:value="0.1">
            <text:p>0.1</text:p>
          </table:table-cell>
          <table:table-cell table:formula="of:=0.002*[.B191]+30*[.D191]" office:value-type="float" office:value="3.0144">
            <text:p>3.0</text:p>
          </table:table-cell>
          <table:table-cell table:formula="of:=SUBSTITUTE( CONCATENATE(TEXT([.A191];&quot;0&quot;);&quot; &amp; &quot;;TEXT([.C191];&quot;0.0&quot;);&quot; &amp; &quot;;TEXT([.B191];&quot;0.0&quot;); &quot; $\pm$  &quot;;TEXT([.E191];&quot;0.0&quot;);&quot; \\ &quot;);&quot;,&quot;;&quot;.&quot;)" office:value-type="string" office:string-value="950 &amp; 15.2 &amp; 7.2 $\pm$  3.0 \\ ">
            <text:p>950 &amp; 15.2 &amp; 7.2 $\pm$ <text:s/>3.0 \\ </text:p>
          </table:table-cell>
          <table:table-cell table:number-columns-repeated="5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5.9">
            <text:p>5.9</text:p>
          </table:table-cell>
          <table:table-cell office:value-type="float" office:value="15.4">
            <text:p>15.4</text:p>
          </table:table-cell>
          <table:table-cell office:value-type="float" office:value="0.1">
            <text:p>0.1</text:p>
          </table:table-cell>
          <table:table-cell table:formula="of:=0.002*[.B192]+30*[.D192]" office:value-type="float" office:value="3.0118">
            <text:p>3.0</text:p>
          </table:table-cell>
          <table:table-cell table:formula="of:=SUBSTITUTE( CONCATENATE(TEXT([.A192];&quot;0&quot;);&quot; &amp; &quot;;TEXT([.C192];&quot;0.0&quot;);&quot; &amp; &quot;;TEXT([.B192];&quot;0.0&quot;); &quot; $\pm$  &quot;;TEXT([.E192];&quot;0.0&quot;);&quot; \\ &quot;);&quot;,&quot;;&quot;.&quot;)" office:value-type="string" office:string-value="955 &amp; 15.4 &amp; 5.9 $\pm$  3.0 \\ ">
            <text:p>955 &amp; 15.4 &amp; 5.9 $\pm$ <text:s/>3.0 \\ </text:p>
          </table:table-cell>
          <table:table-cell table:number-columns-repeated="5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.3">
            <text:p>2.3</text:p>
          </table:table-cell>
          <table:table-cell office:value-type="float" office:value="15.6">
            <text:p>15.6</text:p>
          </table:table-cell>
          <table:table-cell office:value-type="float" office:value="0.1">
            <text:p>0.1</text:p>
          </table:table-cell>
          <table:table-cell table:formula="of:=0.002*[.B193]+30*[.D193]" office:value-type="float" office:value="3.0046">
            <text:p>3.0</text:p>
          </table:table-cell>
          <table:table-cell table:formula="of:=SUBSTITUTE( CONCATENATE(TEXT([.A193];&quot;0&quot;);&quot; &amp; &quot;;TEXT([.C193];&quot;0.0&quot;);&quot; &amp; &quot;;TEXT([.B193];&quot;0.0&quot;); &quot; $\pm$  &quot;;TEXT([.E193];&quot;0.0&quot;);&quot; \\ &quot;);&quot;,&quot;;&quot;.&quot;)" office:value-type="string" office:string-value="960 &amp; 15.6 &amp; 2.3 $\pm$  3.0 \\ ">
            <text:p>960 &amp; 15.6 &amp; 2.3 $\pm$ <text:s/>3.0 \\ </text:p>
          </table:table-cell>
          <table:table-cell table:number-columns-repeated="5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">
            <text:p>2.0</text:p>
          </table:table-cell>
          <table:table-cell office:value-type="float" office:value="15.8">
            <text:p>15.8</text:p>
          </table:table-cell>
          <table:table-cell office:value-type="float" office:value="0.1">
            <text:p>0.1</text:p>
          </table:table-cell>
          <table:table-cell table:formula="of:=0.002*[.B194]+30*[.D194]" office:value-type="float" office:value="3.004">
            <text:p>3.0</text:p>
          </table:table-cell>
          <table:table-cell table:formula="of:=SUBSTITUTE( CONCATENATE(TEXT([.A194];&quot;0&quot;);&quot; &amp; &quot;;TEXT([.C194];&quot;0.0&quot;);&quot; &amp; &quot;;TEXT([.B194];&quot;0.0&quot;); &quot; $\pm$  &quot;;TEXT([.E194];&quot;0.0&quot;);&quot; \\ &quot;);&quot;,&quot;;&quot;.&quot;)" office:value-type="string" office:string-value="965 &amp; 15.8 &amp; 2.0 $\pm$  3.0 \\ ">
            <text:p>965 &amp; 15.8 &amp; 2.0 $\pm$ <text:s/>3.0 \\ </text:p>
          </table:table-cell>
          <table:table-cell table:number-columns-repeated="5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.7">
            <text:p>1.7</text:p>
          </table:table-cell>
          <table:table-cell office:value-type="float" office:value="16">
            <text:p>16.0</text:p>
          </table:table-cell>
          <table:table-cell office:value-type="float" office:value="0.1">
            <text:p>0.1</text:p>
          </table:table-cell>
          <table:table-cell table:formula="of:=0.002*[.B195]+30*[.D195]" office:value-type="float" office:value="3.0034">
            <text:p>3.0</text:p>
          </table:table-cell>
          <table:table-cell table:formula="of:=SUBSTITUTE( CONCATENATE(TEXT([.A195];&quot;0&quot;);&quot; &amp; &quot;;TEXT([.C195];&quot;0.0&quot;);&quot; &amp; &quot;;TEXT([.B195];&quot;0.0&quot;); &quot; $\pm$  &quot;;TEXT([.E195];&quot;0.0&quot;);&quot; \\ &quot;);&quot;,&quot;;&quot;.&quot;)" office:value-type="string" office:string-value="970 &amp; 16.0 &amp; 1.7 $\pm$  3.0 \\ ">
            <text:p>970 &amp; 16.0 &amp; 1.7 $\pm$ <text:s/>3.0 \\ </text:p>
          </table:table-cell>
          <table:table-cell table:number-columns-repeated="5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.4">
            <text:p>1.4</text:p>
          </table:table-cell>
          <table:table-cell office:value-type="float" office:value="16.2">
            <text:p>16.2</text:p>
          </table:table-cell>
          <table:table-cell office:value-type="float" office:value="0.1">
            <text:p>0.1</text:p>
          </table:table-cell>
          <table:table-cell table:formula="of:=0.002*[.B196]+30*[.D196]" office:value-type="float" office:value="3.0028">
            <text:p>3.0</text:p>
          </table:table-cell>
          <table:table-cell table:formula="of:=SUBSTITUTE( CONCATENATE(TEXT([.A196];&quot;0&quot;);&quot; &amp; &quot;;TEXT([.C196];&quot;0.0&quot;);&quot; &amp; &quot;;TEXT([.B196];&quot;0.0&quot;); &quot; $\pm$  &quot;;TEXT([.E196];&quot;0.0&quot;);&quot; \\ &quot;);&quot;,&quot;;&quot;.&quot;)" office:value-type="string" office:string-value="975 &amp; 16.2 &amp; 1.4 $\pm$  3.0 \\ ">
            <text:p>975 &amp; 16.2 &amp; 1.4 $\pm$ <text:s/>3.0 \\ </text:p>
          </table:table-cell>
          <table:table-cell table:number-columns-repeated="5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">
            <text:p>1.0</text:p>
          </table:table-cell>
          <table:table-cell office:value-type="float" office:value="16.4">
            <text:p>16.4</text:p>
          </table:table-cell>
          <table:table-cell office:value-type="float" office:value="0.1">
            <text:p>0.1</text:p>
          </table:table-cell>
          <table:table-cell table:formula="of:=0.002*[.B197]+30*[.D197]" office:value-type="float" office:value="3.002">
            <text:p>3.0</text:p>
          </table:table-cell>
          <table:table-cell table:formula="of:=SUBSTITUTE( CONCATENATE(TEXT([.A197];&quot;0&quot;);&quot; &amp; &quot;;TEXT([.C197];&quot;0.0&quot;);&quot; &amp; &quot;;TEXT([.B197];&quot;0.0&quot;); &quot; $\pm$  &quot;;TEXT([.E197];&quot;0.0&quot;);&quot; \\ &quot;);&quot;,&quot;;&quot;.&quot;)" office:value-type="string" office:string-value="980 &amp; 16.4 &amp; 1.0 $\pm$  3.0 \\ ">
            <text:p>980 &amp; 16.4 &amp; 1.0 $\pm$ <text:s/>3.0 \\ </text:p>
          </table:table-cell>
          <table:table-cell table:number-columns-repeated="5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0.9">
            <text:p>0.9</text:p>
          </table:table-cell>
          <table:table-cell office:value-type="float" office:value="16.6">
            <text:p>16.6</text:p>
          </table:table-cell>
          <table:table-cell office:value-type="float" office:value="0.1">
            <text:p>0.1</text:p>
          </table:table-cell>
          <table:table-cell table:formula="of:=0.002*[.B198]+30*[.D198]" office:value-type="float" office:value="3.0018">
            <text:p>3.0</text:p>
          </table:table-cell>
          <table:table-cell table:formula="of:=SUBSTITUTE( CONCATENATE(TEXT([.A198];&quot;0&quot;);&quot; &amp; &quot;;TEXT([.C198];&quot;0.0&quot;);&quot; &amp; &quot;;TEXT([.B198];&quot;0.0&quot;); &quot; $\pm$  &quot;;TEXT([.E198];&quot;0.0&quot;);&quot; \\ &quot;);&quot;,&quot;;&quot;.&quot;)" office:value-type="string" office:string-value="985 &amp; 16.6 &amp; 0.9 $\pm$  3.0 \\ ">
            <text:p>985 &amp; 16.6 &amp; 0.9 $\pm$ <text:s/>3.0 \\ </text:p>
          </table:table-cell>
          <table:table-cell table:number-columns-repeated="5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0.9">
            <text:p>0.9</text:p>
          </table:table-cell>
          <table:table-cell office:value-type="float" office:value="16.8">
            <text:p>16.8</text:p>
          </table:table-cell>
          <table:table-cell office:value-type="float" office:value="0.1">
            <text:p>0.1</text:p>
          </table:table-cell>
          <table:table-cell table:formula="of:=0.002*[.B199]+30*[.D199]" office:value-type="float" office:value="3.0018">
            <text:p>3.0</text:p>
          </table:table-cell>
          <table:table-cell table:formula="of:=SUBSTITUTE( CONCATENATE(TEXT([.A199];&quot;0&quot;);&quot; &amp; &quot;;TEXT([.C199];&quot;0.0&quot;);&quot; &amp; &quot;;TEXT([.B199];&quot;0.0&quot;); &quot; $\pm$  &quot;;TEXT([.E199];&quot;0.0&quot;);&quot; \\ &quot;);&quot;,&quot;;&quot;.&quot;)" office:value-type="string" office:string-value="990 &amp; 16.8 &amp; 0.9 $\pm$  3.0 \\ ">
            <text:p>990 &amp; 16.8 &amp; 0.9 $\pm$ <text:s/>3.0 \\ </text:p>
          </table:table-cell>
          <table:table-cell table:number-columns-repeated="5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.7">
            <text:p>0.7</text:p>
          </table:table-cell>
          <table:table-cell office:value-type="float" office:value="17">
            <text:p>17.0</text:p>
          </table:table-cell>
          <table:table-cell office:value-type="float" office:value="0.1">
            <text:p>0.1</text:p>
          </table:table-cell>
          <table:table-cell table:formula="of:=0.002*[.B200]+30*[.D200]" office:value-type="float" office:value="3.0014">
            <text:p>3.0</text:p>
          </table:table-cell>
          <table:table-cell table:formula="of:=SUBSTITUTE( CONCATENATE(TEXT([.A200];&quot;0&quot;);&quot; &amp; &quot;;TEXT([.C200];&quot;0.0&quot;);&quot; &amp; &quot;;TEXT([.B200];&quot;0.0&quot;); &quot; $\pm$  &quot;;TEXT([.E200];&quot;0.0&quot;);&quot; \\ &quot;);&quot;,&quot;;&quot;.&quot;)" office:value-type="string" office:string-value="995 &amp; 17.0 &amp; 0.7 $\pm$  3.0 \\ ">
            <text:p>995 &amp; 17.0 &amp; 0.7 $\pm$ <text:s/>3.0 \\ 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8">
            <text:p>0.8</text:p>
          </table:table-cell>
          <table:table-cell office:value-type="float" office:value="17.2">
            <text:p>17.2</text:p>
          </table:table-cell>
          <table:table-cell office:value-type="float" office:value="0.1">
            <text:p>0.1</text:p>
          </table:table-cell>
          <table:table-cell table:formula="of:=0.002*[.B201]+30*[.D201]" office:value-type="float" office:value="3.0016">
            <text:p>3.0</text:p>
          </table:table-cell>
          <table:table-cell table:formula="of:=SUBSTITUTE( CONCATENATE(TEXT([.A201];&quot;0&quot;);&quot; &amp; &quot;;TEXT([.C201];&quot;0.0&quot;);&quot; &amp; &quot;;TEXT([.B201];&quot;0.0&quot;); &quot; $\pm$  &quot;;TEXT([.E201];&quot;0.0&quot;);&quot; \\ &quot;);&quot;,&quot;;&quot;.&quot;)" office:value-type="string" office:string-value="1000 &amp; 17.2 &amp; 0.8 $\pm$  3.0 \\ ">
            <text:p>1000 &amp; 17.2 &amp; 0.8 $\pm$ <text:s/>3.0 \\ </text:p>
          </table:table-cell>
          <table:table-cell table:number-columns-repeated="5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">
            <text:p>1.0</text:p>
          </table:table-cell>
          <table:table-cell office:value-type="float" office:value="17.4">
            <text:p>17.4</text:p>
          </table:table-cell>
          <table:table-cell office:value-type="float" office:value="0.1">
            <text:p>0.1</text:p>
          </table:table-cell>
          <table:table-cell table:formula="of:=0.002*[.B202]+30*[.D202]" office:value-type="float" office:value="3.002">
            <text:p>3.0</text:p>
          </table:table-cell>
          <table:table-cell table:formula="of:=SUBSTITUTE( CONCATENATE(TEXT([.A202];&quot;0&quot;);&quot; &amp; &quot;;TEXT([.C202];&quot;0.0&quot;);&quot; &amp; &quot;;TEXT([.B202];&quot;0.0&quot;); &quot; $\pm$  &quot;;TEXT([.E202];&quot;0.0&quot;);&quot; \\ &quot;);&quot;,&quot;;&quot;.&quot;)" office:value-type="string" office:string-value="1005 &amp; 17.4 &amp; 1.0 $\pm$  3.0 \\ ">
            <text:p>1005 &amp; 17.4 &amp; 1.0 $\pm$ <text:s/>3.0 \\ </text:p>
          </table:table-cell>
          <table:table-cell table:number-columns-repeated="5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.2">
            <text:p>1.2</text:p>
          </table:table-cell>
          <table:table-cell office:value-type="float" office:value="17.6">
            <text:p>17.6</text:p>
          </table:table-cell>
          <table:table-cell office:value-type="float" office:value="0.1">
            <text:p>0.1</text:p>
          </table:table-cell>
          <table:table-cell table:formula="of:=0.002*[.B203]+30*[.D203]" office:value-type="float" office:value="3.0024">
            <text:p>3.0</text:p>
          </table:table-cell>
          <table:table-cell table:formula="of:=SUBSTITUTE( CONCATENATE(TEXT([.A203];&quot;0&quot;);&quot; &amp; &quot;;TEXT([.C203];&quot;0.0&quot;);&quot; &amp; &quot;;TEXT([.B203];&quot;0.0&quot;); &quot; $\pm$  &quot;;TEXT([.E203];&quot;0.0&quot;);&quot; \\ &quot;);&quot;,&quot;;&quot;.&quot;)" office:value-type="string" office:string-value="1010 &amp; 17.6 &amp; 1.2 $\pm$  3.0 \\ ">
            <text:p>1010 &amp; 17.6 &amp; 1.2 $\pm$ <text:s/>3.0 \\ </text:p>
          </table:table-cell>
          <table:table-cell table:number-columns-repeated="5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.5">
            <text:p>1.5</text:p>
          </table:table-cell>
          <table:table-cell office:value-type="float" office:value="17.8">
            <text:p>17.8</text:p>
          </table:table-cell>
          <table:table-cell office:value-type="float" office:value="0.1">
            <text:p>0.1</text:p>
          </table:table-cell>
          <table:table-cell table:formula="of:=0.002*[.B204]+30*[.D204]" office:value-type="float" office:value="3.003">
            <text:p>3.0</text:p>
          </table:table-cell>
          <table:table-cell table:formula="of:=SUBSTITUTE( CONCATENATE(TEXT([.A204];&quot;0&quot;);&quot; &amp; &quot;;TEXT([.C204];&quot;0.0&quot;);&quot; &amp; &quot;;TEXT([.B204];&quot;0.0&quot;); &quot; $\pm$  &quot;;TEXT([.E204];&quot;0.0&quot;);&quot; \\ &quot;);&quot;,&quot;;&quot;.&quot;)" office:value-type="string" office:string-value="1015 &amp; 17.8 &amp; 1.5 $\pm$  3.0 \\ ">
            <text:p>1015 &amp; 17.8 &amp; 1.5 $\pm$ <text:s/>3.0 \\ </text:p>
          </table:table-cell>
          <table:table-cell table:number-columns-repeated="5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8">
            <text:p>0.8</text:p>
          </table:table-cell>
          <table:table-cell office:value-type="float" office:value="18">
            <text:p>18.0</text:p>
          </table:table-cell>
          <table:table-cell office:value-type="float" office:value="0.1">
            <text:p>0.1</text:p>
          </table:table-cell>
          <table:table-cell table:formula="of:=0.002*[.B205]+30*[.D205]" office:value-type="float" office:value="3.0016">
            <text:p>3.0</text:p>
          </table:table-cell>
          <table:table-cell table:formula="of:=SUBSTITUTE( CONCATENATE(TEXT([.A205];&quot;0&quot;);&quot; &amp; &quot;;TEXT([.C205];&quot;0.0&quot;);&quot; &amp; &quot;;TEXT([.B205];&quot;0.0&quot;); &quot; $\pm$  &quot;;TEXT([.E205];&quot;0.0&quot;);&quot; \\ &quot;);&quot;,&quot;;&quot;.&quot;)" office:value-type="string" office:string-value="1020 &amp; 18.0 &amp; 0.8 $\pm$  3.0 \\ ">
            <text:p>1020 &amp; 18.0 &amp; 0.8 $\pm$ <text:s/>3.0 \\ </text:p>
          </table:table-cell>
          <table:table-cell table:number-columns-repeated="5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">
            <text:p>1.0</text:p>
          </table:table-cell>
          <table:table-cell office:value-type="float" office:value="18.2">
            <text:p>18.2</text:p>
          </table:table-cell>
          <table:table-cell office:value-type="float" office:value="0.1">
            <text:p>0.1</text:p>
          </table:table-cell>
          <table:table-cell table:formula="of:=0.002*[.B206]+30*[.D206]" office:value-type="float" office:value="3.002">
            <text:p>3.0</text:p>
          </table:table-cell>
          <table:table-cell table:formula="of:=SUBSTITUTE( CONCATENATE(TEXT([.A206];&quot;0&quot;);&quot; &amp; &quot;;TEXT([.C206];&quot;0.0&quot;);&quot; &amp; &quot;;TEXT([.B206];&quot;0.0&quot;); &quot; $\pm$  &quot;;TEXT([.E206];&quot;0.0&quot;);&quot; \\ &quot;);&quot;,&quot;;&quot;.&quot;)" office:value-type="string" office:string-value="1025 &amp; 18.2 &amp; 1.0 $\pm$  3.0 \\ ">
            <text:p>1025 &amp; 18.2 &amp; 1.0 $\pm$ <text:s/>3.0 \\ </text:p>
          </table:table-cell>
          <table:table-cell table:number-columns-repeated="5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.5">
            <text:p>1.5</text:p>
          </table:table-cell>
          <table:table-cell office:value-type="float" office:value="18.4">
            <text:p>18.4</text:p>
          </table:table-cell>
          <table:table-cell office:value-type="float" office:value="0.1">
            <text:p>0.1</text:p>
          </table:table-cell>
          <table:table-cell table:formula="of:=0.002*[.B207]+30*[.D207]" office:value-type="float" office:value="3.003">
            <text:p>3.0</text:p>
          </table:table-cell>
          <table:table-cell table:formula="of:=SUBSTITUTE( CONCATENATE(TEXT([.A207];&quot;0&quot;);&quot; &amp; &quot;;TEXT([.C207];&quot;0.0&quot;);&quot; &amp; &quot;;TEXT([.B207];&quot;0.0&quot;); &quot; $\pm$  &quot;;TEXT([.E207];&quot;0.0&quot;);&quot; \\ &quot;);&quot;,&quot;;&quot;.&quot;)" office:value-type="string" office:string-value="1030 &amp; 18.4 &amp; 1.5 $\pm$  3.0 \\ ">
            <text:p>1030 &amp; 18.4 &amp; 1.5 $\pm$ <text:s/>3.0 \\ </text:p>
          </table:table-cell>
          <table:table-cell table:number-columns-repeated="5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.4">
            <text:p>2.4</text:p>
          </table:table-cell>
          <table:table-cell office:value-type="float" office:value="18.6">
            <text:p>18.6</text:p>
          </table:table-cell>
          <table:table-cell office:value-type="float" office:value="0.1">
            <text:p>0.1</text:p>
          </table:table-cell>
          <table:table-cell table:formula="of:=0.002*[.B208]+30*[.D208]" office:value-type="float" office:value="3.0048">
            <text:p>3.0</text:p>
          </table:table-cell>
          <table:table-cell table:formula="of:=SUBSTITUTE( CONCATENATE(TEXT([.A208];&quot;0&quot;);&quot; &amp; &quot;;TEXT([.C208];&quot;0.0&quot;);&quot; &amp; &quot;;TEXT([.B208];&quot;0.0&quot;); &quot; $\pm$  &quot;;TEXT([.E208];&quot;0.0&quot;);&quot; \\ &quot;);&quot;,&quot;;&quot;.&quot;)" office:value-type="string" office:string-value="1035 &amp; 18.6 &amp; 2.4 $\pm$  3.0 \\ ">
            <text:p>1035 &amp; 18.6 &amp; 2.4 $\pm$ <text:s/>3.0 \\ 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.5">
            <text:p>2.5</text:p>
          </table:table-cell>
          <table:table-cell office:value-type="float" office:value="18.8">
            <text:p>18.8</text:p>
          </table:table-cell>
          <table:table-cell office:value-type="float" office:value="0.1">
            <text:p>0.1</text:p>
          </table:table-cell>
          <table:table-cell table:formula="of:=0.002*[.B209]+30*[.D209]" office:value-type="float" office:value="3.005">
            <text:p>3.0</text:p>
          </table:table-cell>
          <table:table-cell table:formula="of:=SUBSTITUTE( CONCATENATE(TEXT([.A209];&quot;0&quot;);&quot; &amp; &quot;;TEXT([.C209];&quot;0.0&quot;);&quot; &amp; &quot;;TEXT([.B209];&quot;0.0&quot;); &quot; $\pm$  &quot;;TEXT([.E209];&quot;0.0&quot;);&quot; \\ &quot;);&quot;,&quot;;&quot;.&quot;)" office:value-type="string" office:string-value="1040 &amp; 18.8 &amp; 2.5 $\pm$  3.0 \\ ">
            <text:p>1040 &amp; 18.8 &amp; 2.5 $\pm$ <text:s/>3.0 \\ </text:p>
          </table:table-cell>
          <table:table-cell table:number-columns-repeated="5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.5">
            <text:p>2.5</text:p>
          </table:table-cell>
          <table:table-cell office:value-type="float" office:value="19">
            <text:p>19.0</text:p>
          </table:table-cell>
          <table:table-cell office:value-type="float" office:value="0.1">
            <text:p>0.1</text:p>
          </table:table-cell>
          <table:table-cell table:formula="of:=0.002*[.B210]+30*[.D210]" office:value-type="float" office:value="3.005">
            <text:p>3.0</text:p>
          </table:table-cell>
          <table:table-cell table:formula="of:=SUBSTITUTE( CONCATENATE(TEXT([.A210];&quot;0&quot;);&quot; &amp; &quot;;TEXT([.C210];&quot;0.0&quot;);&quot; &amp; &quot;;TEXT([.B210];&quot;0.0&quot;); &quot; $\pm$  &quot;;TEXT([.E210];&quot;0.0&quot;);&quot; \\ &quot;);&quot;,&quot;;&quot;.&quot;)" office:value-type="string" office:string-value="1045 &amp; 19.0 &amp; 2.5 $\pm$  3.0 \\ ">
            <text:p>1045 &amp; 19.0 &amp; 2.5 $\pm$ <text:s/>3.0 \\ </text:p>
          </table:table-cell>
          <table:table-cell table:number-columns-repeated="5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.7">
            <text:p>2.7</text:p>
          </table:table-cell>
          <table:table-cell office:value-type="float" office:value="19.2">
            <text:p>19.2</text:p>
          </table:table-cell>
          <table:table-cell office:value-type="float" office:value="0.1">
            <text:p>0.1</text:p>
          </table:table-cell>
          <table:table-cell table:formula="of:=0.002*[.B211]+30*[.D211]" office:value-type="float" office:value="3.0054">
            <text:p>3.0</text:p>
          </table:table-cell>
          <table:table-cell table:formula="of:=SUBSTITUTE( CONCATENATE(TEXT([.A211];&quot;0&quot;);&quot; &amp; &quot;;TEXT([.C211];&quot;0.0&quot;);&quot; &amp; &quot;;TEXT([.B211];&quot;0.0&quot;); &quot; $\pm$  &quot;;TEXT([.E211];&quot;0.0&quot;);&quot; \\ &quot;);&quot;,&quot;;&quot;.&quot;)" office:value-type="string" office:string-value="1050 &amp; 19.2 &amp; 2.7 $\pm$  3.0 \\ ">
            <text:p>1050 &amp; 19.2 &amp; 2.7 $\pm$ <text:s/>3.0 \\ </text:p>
          </table:table-cell>
          <table:table-cell table:number-columns-repeated="5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">
            <text:p>3.0</text:p>
          </table:table-cell>
          <table:table-cell office:value-type="float" office:value="19.4">
            <text:p>19.4</text:p>
          </table:table-cell>
          <table:table-cell office:value-type="float" office:value="0.1">
            <text:p>0.1</text:p>
          </table:table-cell>
          <table:table-cell table:formula="of:=0.002*[.B212]+30*[.D212]" office:value-type="float" office:value="3.006">
            <text:p>3.0</text:p>
          </table:table-cell>
          <table:table-cell table:formula="of:=SUBSTITUTE( CONCATENATE(TEXT([.A212];&quot;0&quot;);&quot; &amp; &quot;;TEXT([.C212];&quot;0.0&quot;);&quot; &amp; &quot;;TEXT([.B212];&quot;0.0&quot;); &quot; $\pm$  &quot;;TEXT([.E212];&quot;0.0&quot;);&quot; \\ &quot;);&quot;,&quot;;&quot;.&quot;)" office:value-type="string" office:string-value="1055 &amp; 19.4 &amp; 3.0 $\pm$  3.0 \\ ">
            <text:p>1055 &amp; 19.4 &amp; 3.0 $\pm$ <text:s/>3.0 \\ </text:p>
          </table:table-cell>
          <table:table-cell table:number-columns-repeated="5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.5">
            <text:p>2.5</text:p>
          </table:table-cell>
          <table:table-cell office:value-type="float" office:value="19.6">
            <text:p>19.6</text:p>
          </table:table-cell>
          <table:table-cell office:value-type="float" office:value="0.1">
            <text:p>0.1</text:p>
          </table:table-cell>
          <table:table-cell table:formula="of:=0.002*[.B213]+30*[.D213]" office:value-type="float" office:value="3.005">
            <text:p>3.0</text:p>
          </table:table-cell>
          <table:table-cell table:formula="of:=SUBSTITUTE( CONCATENATE(TEXT([.A213];&quot;0&quot;);&quot; &amp; &quot;;TEXT([.C213];&quot;0.0&quot;);&quot; &amp; &quot;;TEXT([.B213];&quot;0.0&quot;); &quot; $\pm$  &quot;;TEXT([.E213];&quot;0.0&quot;);&quot; \\ &quot;);&quot;,&quot;;&quot;.&quot;)" office:value-type="string" office:string-value="1060 &amp; 19.6 &amp; 2.5 $\pm$  3.0 \\ ">
            <text:p>1060 &amp; 19.6 &amp; 2.5 $\pm$ <text:s/>3.0 \\ </text:p>
          </table:table-cell>
          <table:table-cell table:number-columns-repeated="5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.6">
            <text:p>2.6</text:p>
          </table:table-cell>
          <table:table-cell office:value-type="float" office:value="19.8">
            <text:p>19.8</text:p>
          </table:table-cell>
          <table:table-cell office:value-type="float" office:value="0.1">
            <text:p>0.1</text:p>
          </table:table-cell>
          <table:table-cell table:formula="of:=0.002*[.B214]+30*[.D214]" office:value-type="float" office:value="3.0052">
            <text:p>3.0</text:p>
          </table:table-cell>
          <table:table-cell table:formula="of:=SUBSTITUTE( CONCATENATE(TEXT([.A214];&quot;0&quot;);&quot; &amp; &quot;;TEXT([.C214];&quot;0.0&quot;);&quot; &amp; &quot;;TEXT([.B214];&quot;0.0&quot;); &quot; $\pm$  &quot;;TEXT([.E214];&quot;0.0&quot;);&quot; \\ &quot;);&quot;,&quot;;&quot;.&quot;)" office:value-type="string" office:string-value="1065 &amp; 19.8 &amp; 2.6 $\pm$  3.0 \\ ">
            <text:p>1065 &amp; 19.8 &amp; 2.6 $\pm$ <text:s/>3.0 \\ </text:p>
          </table:table-cell>
          <table:table-cell table:number-columns-repeated="5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.7">
            <text:p>2.7</text:p>
          </table:table-cell>
          <table:table-cell office:value-type="float" office:value="20">
            <text:p>20.0</text:p>
          </table:table-cell>
          <table:table-cell office:value-type="float" office:value="0.1">
            <text:p>0.1</text:p>
          </table:table-cell>
          <table:table-cell table:formula="of:=0.002*[.B215]+30*[.D215]" office:value-type="float" office:value="3.0054">
            <text:p>3.0</text:p>
          </table:table-cell>
          <table:table-cell table:formula="of:=SUBSTITUTE( CONCATENATE(TEXT([.A215];&quot;0&quot;);&quot; &amp; &quot;;TEXT([.C215];&quot;0.0&quot;);&quot; &amp; &quot;;TEXT([.B215];&quot;0.0&quot;); &quot; $\pm$  &quot;;TEXT([.E215];&quot;0.0&quot;);&quot; \\ &quot;);&quot;,&quot;;&quot;.&quot;)" office:value-type="string" office:string-value="1070 &amp; 20.0 &amp; 2.7 $\pm$  3.0 \\ ">
            <text:p>1070 &amp; 20.0 &amp; 2.7 $\pm$ <text:s/>3.0 \\ </text:p>
          </table:table-cell>
          <table:table-cell table:number-columns-repeated="5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">
            <text:p>3.0</text:p>
          </table:table-cell>
          <table:table-cell office:value-type="float" office:value="20.2">
            <text:p>20.2</text:p>
          </table:table-cell>
          <table:table-cell office:value-type="float" office:value="0.1">
            <text:p>0.1</text:p>
          </table:table-cell>
          <table:table-cell table:formula="of:=0.002*[.B216]+30*[.D216]" office:value-type="float" office:value="3.006">
            <text:p>3.0</text:p>
          </table:table-cell>
          <table:table-cell table:formula="of:=SUBSTITUTE( CONCATENATE(TEXT([.A216];&quot;0&quot;);&quot; &amp; &quot;;TEXT([.C216];&quot;0.0&quot;);&quot; &amp; &quot;;TEXT([.B216];&quot;0.0&quot;); &quot; $\pm$  &quot;;TEXT([.E216];&quot;0.0&quot;);&quot; \\ &quot;);&quot;,&quot;;&quot;.&quot;)" office:value-type="string" office:string-value="1075 &amp; 20.2 &amp; 3.0 $\pm$  3.0 \\ ">
            <text:p>1075 &amp; 20.2 &amp; 3.0 $\pm$ <text:s/>3.0 \\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 style:data-style-name="N2" text:time-value="0000-00-00T00:54:16">?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10T02:41:58</meta:creation-date>
    <dc:date>2013-04-11T05:05:39</dc:date>
    <dc:creator>Krzysiek </dc:creator>
    <meta:editing-duration>PT3H39M15S</meta:editing-duration>
    <meta:editing-cycles>3</meta:editing-cycles>
    <meta:generator>LibreOffice/3.6$Linux_x86 LibreOffice_project/360m1$Build-2</meta:generator>
    <meta:document-statistic meta:table-count="1" meta:cell-count="1316" meta:object-count="0"/>
  </office:meta>
</office:document-meta>
</file>